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65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1.009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1.07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d428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d428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d428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d428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Comparison - Sequential and Parallel with Executor Service" table:style-name="ta1">
        <table:shapes>
          <draw:frame draw:z-index="0" draw:style-name="gr1" draw:text-style-name="P1" svg:width="14.785in" svg:height="8.3161in" svg:x="0in" svg:y="13.9823in">
            <draw:object draw:notify-on-update-of-ranges="'Performance Comparison - Sequential and Parallel with Executor Service'.B45:'Performance Comparison - Sequential and Parallel with Executor Service'.S46 'Performance Comparison - Sequential and Parallel with Executor Service'.A47:'Performance Comparison - Sequential and Parallel with Executor Service'.A47 'Performance Comparison - Sequential and Parallel with Executor Service'.B47:'Performance Comparison - Sequential and Parallel with Executor Service'.S47 'Performance Comparison - Sequential and Parallel with Executor Service'.A48:'Performance Comparison - Sequential and Parallel with Executor Service'.A48 'Performance Comparison - Sequential and Parallel with Executor Service'.B48:'Performance Comparison - Sequential and Parallel with Executor Service'.S48 'Performance Comparison - Sequential and Parallel with Executor Service'.A49:'Performance Comparison - Sequential and Parallel with Executor Service'.A49 'Performance Comparison - Sequential and Parallel with Executor Service'.B49:'Performance Comparison - Sequential and Parallel with Executor Service'.S49 'Performance Comparison - Sequential and Parallel with Executor Service'.A50:'Performance Comparison - Sequential and Parallel with Executor Service'.A50 'Performance Comparison - Sequential and Parallel with Executor Service'.B50:'Performance Comparison - Sequential and Parallel with Executor Service'.S50 'Performance Comparison - Sequential and Parallel with Executor Service'.A51:'Performance Comparison - Sequential and Parallel with Executor Service'.A51 'Performance Comparison - Sequential and Parallel with Executor Service'.B51:'Performance Comparison - Sequential and Parallel with Executor Service'.S51 'Performance Comparison - Sequential and Parallel with Executor Service'.A52:'Performance Comparison - Sequential and Parallel with Executor Service'.A52 'Performance Comparison - Sequential and Parallel with Executor Service'.B52:'Performance Comparison - Sequential and Parallel with Executor Service'.S52 'Performance Comparison - Sequential and Parallel with Executor Service'.A53:'Performance Comparison - Sequential and Parallel with Executor Service'.A53 'Performance Comparison - Sequential and Parallel with Executor Service'.B53:'Performance Comparison - Sequential and Parallel with Executor Service'.S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984in" svg:height="8.3236in" svg:x="0in" svg:y="22.8685in">
            <draw:object draw:notify-on-update-of-ranges="'Performance Comparison - Sequential and Parallel with Executor Service'.A61:'Performance Comparison - Sequential and Parallel with Executor Service'.A67 'Performance Comparison - Sequential and Parallel with Executor Service'.B59:'Performance Comparison - Sequential and Parallel with Executor Service'.B60 'Performance Comparison - Sequential and Parallel with Executor Service'.B61:'Performance Comparison - Sequential and Parallel with Executor Service'.B67 'Performance Comparison - Sequential and Parallel with Executor Service'.C59:'Performance Comparison - Sequential and Parallel with Executor Service'.C60 'Performance Comparison - Sequential and Parallel with Executor Service'.C61:'Performance Comparison - Sequential and Parallel with Executor Service'.C67 'Performance Comparison - Sequential and Parallel with Executor Service'.D59:'Performance Comparison - Sequential and Parallel with Executor Service'.D60 'Performance Comparison - Sequential and Parallel with Executor Service'.D61:'Performance Comparison - Sequential and Parallel with Executor Service'.D67 'Performance Comparison - Sequential and Parallel with Executor Service'.E59:'Performance Comparison - Sequential and Parallel with Executor Service'.E60 'Performance Comparison - Sequential and Parallel with Executor Service'.E61:'Performance Comparison - Sequential and Parallel with Executor Service'.E67 'Performance Comparison - Sequential and Parallel with Executor Service'.F59:'Performance Comparison - Sequential and Parallel with Executor Service'.F60 'Performance Comparison - Sequential and Parallel with Executor Service'.F61:'Performance Comparison - Sequential and Parallel with Executor Service'.F67 'Performance Comparison - Sequential and Parallel with Executor Service'.G59:'Performance Comparison - Sequential and Parallel with Executor Service'.G60 'Performance Comparison - Sequential and Parallel with Executor Service'.G61:'Performance Comparison - Sequential and Parallel with Executor Service'.G67 'Performance Comparison - Sequential and Parallel with Executor Service'.H59:'Performance Comparison - Sequential and Parallel with Executor Service'.H60 'Performance Comparison - Sequential and Parallel with Executor Service'.H61:'Performance Comparison - Sequential and Parallel with Executor Service'.H67 'Performance Comparison - Sequential and Parallel with Executor Service'.I59:'Performance Comparison - Sequential and Parallel with Executor Service'.I60 'Performance Comparison - Sequential and Parallel with Executor Service'.I61:'Performance Comparison - Sequential and Parallel with Executor Service'.I67 'Performance Comparison - Sequential and Parallel with Executor Service'.J59:'Performance Comparison - Sequential and Parallel with Executor Service'.J60 'Performance Comparison - Sequential and Parallel with Executor Service'.J61:'Performance Comparison - Sequential and Parallel with Executor Service'.J67 'Performance Comparison - Sequential and Parallel with Executor Service'.K59:'Performance Comparison - Sequential and Parallel with Executor Service'.K60 'Performance Comparison - Sequential and Parallel with Executor Service'.K61:'Performance Comparison - Sequential and Parallel with Executor Service'.K67 'Performance Comparison - Sequential and Parallel with Executor Service'.L59:'Performance Comparison - Sequential and Parallel with Executor Service'.L60 'Performance Comparison - Sequential and Parallel with Executor Service'.L61:'Performance Comparison - Sequential and Parallel with Executor Service'.L67 'Performance Comparison - Sequential and Parallel with Executor Service'.M59:'Performance Comparison - Sequential and Parallel with Executor Service'.M60 'Performance Comparison - Sequential and Parallel with Executor Service'.M61:'Performance Comparison - Sequential and Parallel with Executor Service'.M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1693in" svg:height="5.7197in" svg:x="19.6299in" svg:y="2.6146in">
            <draw:object draw:notify-on-update-of-ranges="'Performance Comparison - Sequential and Parallel with Executor Service'.W3:'Performance Comparison - Sequential and Parallel with Executor Service'.AN4 'Performance Comparison - Sequential and Parallel with Executor Service'.V5:'Performance Comparison - Sequential and Parallel with Executor Service'.V5 'Performance Comparison - Sequential and Parallel with Executor Service'.W5:'Performance Comparison - Sequential and Parallel with Executor Service'.AN5 'Performance Comparison - Sequential and Parallel with Executor Service'.V6:'Performance Comparison - Sequential and Parallel with Executor Service'.V6 'Performance Comparison - Sequential and Parallel with Executor Service'.W6:'Performance Comparison - Sequential and Parallel with Executor Service'.AN6 'Performance Comparison - Sequential and Parallel with Executor Service'.V7:'Performance Comparison - Sequential and Parallel with Executor Service'.V7 'Performance Comparison - Sequential and Parallel with Executor Service'.W7:'Performance Comparison - Sequential and Parallel with Executor Service'.AN7 'Performance Comparison - Sequential and Parallel with Executor Service'.V8:'Performance Comparison - Sequential and Parallel with Executor Service'.V8 'Performance Comparison - Sequential and Parallel with Executor Service'.W8:'Performance Comparison - Sequential and Parallel with Executor Service'.AN8 'Performance Comparison - Sequential and Parallel with Executor Service'.V9:'Performance Comparison - Sequential and Parallel with Executor Service'.V9 'Performance Comparison - Sequential and Parallel with Executor Service'.W9:'Performance Comparison - Sequential and Parallel with Executor Service'.AN9 'Performance Comparison - Sequential and Parallel with Executor Service'.V10:'Performance Comparison - Sequential and Parallel with Executor Service'.V10 'Performance Comparison - Sequential and Parallel with Executor Service'.W10:'Performance Comparison - Sequential and Parallel with Executor Service'.AN10 'Performance Comparison - Sequential and Parallel with Executor Service'.V11:'Performance Comparison - Sequential and Parallel with Executor Service'.V11 'Performance Comparison - Sequential and Parallel with Executor Service'.W11:'Performance Comparison - Sequential and Parallel with Executor Service'.AN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3406in" svg:height="8.5091in" svg:x="15.1421in" svg:y="22.7059in">
            <draw:object draw:notify-on-update-of-ranges="'Performance Comparison - Sequential and Parallel with Executor Service'.V60:'Performance Comparison - Sequential and Parallel with Executor Service'.V66 'Performance Comparison - Sequential and Parallel with Executor Service'.W59:'Performance Comparison - Sequential and Parallel with Executor Service'.W59 'Performance Comparison - Sequential and Parallel with Executor Service'.W60:'Performance Comparison - Sequential and Parallel with Executor Service'.W66 'Performance Comparison - Sequential and Parallel with Executor Service'.X59:'Performance Comparison - Sequential and Parallel with Executor Service'.X59 'Performance Comparison - Sequential and Parallel with Executor Service'.X60:'Performance Comparison - Sequential and Parallel with Executor Service'.X66 'Performance Comparison - Sequential and Parallel with Executor Service'.Y59:'Performance Comparison - Sequential and Parallel with Executor Service'.Y59 'Performance Comparison - Sequential and Parallel with Executor Service'.Y60:'Performance Comparison - Sequential and Parallel with Executor Service'.Y66 'Performance Comparison - Sequential and Parallel with Executor Service'.Z59:'Performance Comparison - Sequential and Parallel with Executor Service'.Z59 'Performance Comparison - Sequential and Parallel with Executor Service'.Z60:'Performance Comparison - Sequential and Parallel with Executor Service'.Z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6827in" svg:height="8.3067in" svg:x="15.1894in" svg:y="13.9673in">
            <draw:object draw:notify-on-update-of-ranges="'Performance Comparison - Sequential and Parallel with Executor Service'.W46:'Performance Comparison - Sequential and Parallel with Executor Service'.AB46 'Performance Comparison - Sequential and Parallel with Executor Service'.V47:'Performance Comparison - Sequential and Parallel with Executor Service'.V47 'Performance Comparison - Sequential and Parallel with Executor Service'.W47:'Performance Comparison - Sequential and Parallel with Executor Service'.AB47 'Performance Comparison - Sequential and Parallel with Executor Service'.V48:'Performance Comparison - Sequential and Parallel with Executor Service'.V48 'Performance Comparison - Sequential and Parallel with Executor Service'.W48:'Performance Comparison - Sequential and Parallel with Executor Service'.AB48 'Performance Comparison - Sequential and Parallel with Executor Service'.V49:'Performance Comparison - Sequential and Parallel with Executor Service'.V49 'Performance Comparison - Sequential and Parallel with Executor Service'.W49:'Performance Comparison - Sequential and Parallel with Executor Service'.AB49 'Performance Comparison - Sequential and Parallel with Executor Service'.V50:'Performance Comparison - Sequential and Parallel with Executor Service'.V50 'Performance Comparison - Sequential and Parallel with Executor Service'.W50:'Performance Comparison - Sequential and Parallel with Executor Service'.AB50 'Performance Comparison - Sequential and Parallel with Executor Service'.V51:'Performance Comparison - Sequential and Parallel with Executor Service'.V51 'Performance Comparison - Sequential and Parallel with Executor Service'.W51:'Performance Comparison - Sequential and Parallel with Executor Service'.AB51 'Performance Comparison - Sequential and Parallel with Executor Service'.V52:'Performance Comparison - Sequential and Parallel with Executor Service'.V52 'Performance Comparison - Sequential and Parallel with Executor Service'.W52:'Performance Comparison - Sequential and Parallel with Executor Service'.AB52 'Performance Comparison - Sequential and Parallel with Executor Service'.V53:'Performance Comparison - Sequential and Parallel with Executor Service'.V53 'Performance Comparison - Sequential and Parallel with Executor Service'.W53:'Performance Comparison - Sequential and Parallel with Executor Service'.AB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number-columns-repeated="19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3" table:default-cell-style-name="ce11"/>
        <table:table-column table:style-name="co8" table:default-cell-style-name="ce11"/>
        <table:table-column table:style-name="co6" table:default-cell-style-name="ce11"/>
        <table:table-column table:style-name="co3" table:number-columns-repeated="35" table:default-cell-style-name="ce11"/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2" office:value-type="string" calcext:value-type="string" table:number-columns-spanned="19" table:number-rows-spanned="1">
            <text:p>Execution Times in Seconds (5 Runs/Executions)</text:p>
          </table:table-cell>
          <table:covered-table-cell table:number-columns-repeated="14" table:style-name="ce28"/>
          <table:covered-table-cell table:number-columns-repeated="4"/>
          <table:table-cell/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2" office:value-type="string" calcext:value-type="string" table:number-columns-spanned="18" table:number-rows-spanned="1">
            <text:p>Execution Times in Seconds (Standard Deviation)</text:p>
          </table:table-cell>
          <table:covered-table-cell table:number-columns-repeated="14" table:style-name="ce28"/>
          <table:covered-table-cell table:number-columns-repeated="3"/>
          <table:table-cell table:number-columns-repeated="24"/>
        </table:table-row>
        <table:table-row table:style-name="ro1">
          <table:covered-table-cell table:style-name="ce2"/>
          <table:table-cell table:style-name="ce18" office:value-type="string" calcext:value-type="string" table:number-columns-spanned="1" table:number-rows-spanned="3">
            <text:p>No. Exec.</text:p>
          </table:table-cell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/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24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9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/>
          <table:covered-table-cell table:style-name="ce3"/>
          <table:table-cell table:style-name="ce24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9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/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number-columns-repeated="24"/>
        </table:table-row>
        <table:table-row table:style-name="ro1">
          <table:table-cell table:style-name="ce6" office:value-type="float" office:value="1000" calcext:value-type="float" table:number-columns-spanned="1" table:number-rows-spanned="5">
            <text:p>1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87" calcext:value-type="float">
            <text:p>0.087</text:p>
          </table:table-cell>
          <table:table-cell table:style-name="ce31" office:value-type="float" office:value="0.064" calcext:value-type="float">
            <text:p>0.064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116" calcext:value-type="float">
            <text:p>0.116</text:p>
          </table:table-cell>
          <table:table-cell table:style-name="ce31" office:value-type="float" office:value="0.096" calcext:value-type="float">
            <text:p>0.096</text:p>
          </table:table-cell>
          <table:table-cell table:style-name="ce31" office:value-type="float" office:value="0.044" calcext:value-type="float">
            <text:p>0.044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109" calcext:value-type="float">
            <text:p>0.109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0" office:value-type="float" office:value="0.132" calcext:value-type="float">
            <text:p>0.132</text:p>
          </table:table-cell>
          <table:table-cell table:style-name="ce31" office:value-type="float" office:value="0.14" calcext:value-type="float">
            <text:p>0.140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0" office:value-type="float" office:value="0.126" calcext:value-type="float">
            <text:p>0.126</text:p>
          </table:table-cell>
          <table:table-cell table:style-name="ce31" office:value-type="float" office:value="0.132" calcext:value-type="float">
            <text:p>0.132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155" calcext:value-type="float">
            <text:p>0.155</text:p>
          </table:table-cell>
          <table:table-cell table:style-name="ce31" office:value-type="float" office:value="0.164" calcext:value-type="float">
            <text:p>0.164</text:p>
          </table:table-cell>
          <table:table-cell table:style-name="ce31" office:value-type="float" office:value="0.04" calcext:value-type="float">
            <text:p>0.040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30" table:formula="of:=STDEV([.C5:.C9])" office:value-type="float" office:value="0.0233709221041875" calcext:value-type="float">
            <text:p>0.023</text:p>
          </table:table-cell>
          <table:table-cell table:style-name="ce30" table:formula="of:=STDEV([.D5:.D9])" office:value-type="float" office:value="0.0352178931794621" calcext:value-type="float">
            <text:p>0.035</text:p>
          </table:table-cell>
          <table:table-cell table:style-name="ce30" table:formula="of:=STDEV([.E5:.E9])" office:value-type="float" office:value="0.0102323017938292" calcext:value-type="float">
            <text:p>0.010</text:p>
          </table:table-cell>
          <table:table-cell table:style-name="ce30" table:formula="of:=STDEV([.F5:.F9])" office:value-type="float" office:value="0.0193339080374352" calcext:value-type="float">
            <text:p>0.019</text:p>
          </table:table-cell>
          <table:table-cell table:style-name="ce30" table:formula="of:=STDEV([.G5:.G9])" office:value-type="float" office:value="0.0184580605698432" calcext:value-type="float">
            <text:p>0.018</text:p>
          </table:table-cell>
          <table:table-cell table:style-name="ce30" table:formula="of:=STDEV([.H5:.H9])" office:value-type="float" office:value="0.0149164338901763" calcext:value-type="float">
            <text:p>0.015</text:p>
          </table:table-cell>
          <table:table-cell table:style-name="ce30" table:formula="of:=STDEV([.I5:.I9])" office:value-type="float" office:value="0.0238285542994114" calcext:value-type="float">
            <text:p>0.024</text:p>
          </table:table-cell>
          <table:table-cell table:style-name="ce30" table:formula="of:=STDEV([.J5:.J9])" office:value-type="float" office:value="0.0313878957561669" calcext:value-type="float">
            <text:p>0.031</text:p>
          </table:table-cell>
          <table:table-cell table:style-name="ce30" table:formula="of:=STDEV([.K5:.K9])" office:value-type="float" office:value="0.0122188379152847" calcext:value-type="float">
            <text:p>0.012</text:p>
          </table:table-cell>
          <table:table-cell table:style-name="ce30" table:formula="of:=STDEV([.L5:.L9])" office:value-type="float" office:value="0.0161956784359285" calcext:value-type="float">
            <text:p>0.016</text:p>
          </table:table-cell>
          <table:table-cell table:style-name="ce30" table:formula="of:=STDEV([.M5:.M9])" office:value-type="float" office:value="0.0170528589978338" calcext:value-type="float">
            <text:p>0.017</text:p>
          </table:table-cell>
          <table:table-cell table:style-name="ce30" table:formula="of:=STDEV([.N5:.N9])" office:value-type="float" office:value="0.0147037410205702" calcext:value-type="float">
            <text:p>0.015</text:p>
          </table:table-cell>
          <table:table-cell table:style-name="ce30" table:formula="of:=STDEV([.O5:.O9])" office:value-type="float" office:value="0.0171610023017305" calcext:value-type="float">
            <text:p>0.017</text:p>
          </table:table-cell>
          <table:table-cell table:style-name="ce30" table:formula="of:=STDEV([.P5:.P9])" office:value-type="float" office:value="0.0176436957579754" calcext:value-type="float">
            <text:p>0.018</text:p>
          </table:table-cell>
          <table:table-cell table:style-name="ce30" table:formula="of:=STDEV([.Q5:.Q9])" office:value-type="float" office:value="0.00736885337077622" calcext:value-type="float">
            <text:p>0.007</text:p>
          </table:table-cell>
          <table:table-cell table:style-name="ce30" table:formula="of:=STDEV([.R5:.R9])" office:value-type="float" office:value="0.0247123450930906" calcext:value-type="float">
            <text:p>0.025</text:p>
          </table:table-cell>
          <table:table-cell table:style-name="ce30" table:formula="of:=STDEV([.S5:.S9])" office:value-type="float" office:value="0.0255107820342694" calcext:value-type="float">
            <text:p>0.026</text:p>
          </table:table-cell>
          <table:table-cell table:style-name="ce30" table:formula="of:=STDEV([.T5:.T9])" office:value-type="float" office:value="0.00739594483484024" calcext:value-type="float">
            <text:p>0.007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97" calcext:value-type="float">
            <text:p>0.097</text:p>
          </table:table-cell>
          <table:table-cell table:style-name="ce31" office:value-type="float" office:value="0.075" calcext:value-type="float">
            <text:p>0.075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089" calcext:value-type="float">
            <text:p>0.089</text:p>
          </table:table-cell>
          <table:table-cell table:style-name="ce31" office:value-type="float" office:value="0.093" calcext:value-type="float">
            <text:p>0.093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0" office:value-type="float" office:value="0.085" calcext:value-type="float">
            <text:p>0.085</text:p>
          </table:table-cell>
          <table:table-cell table:style-name="ce31" office:value-type="float" office:value="0.085" calcext:value-type="float">
            <text:p>0.085</text:p>
          </table:table-cell>
          <table:table-cell table:style-name="ce31" office:value-type="float" office:value="0.014" calcext:value-type="float">
            <text:p>0.014</text:p>
          </table:table-cell>
          <table:table-cell table:style-name="ce30" office:value-type="float" office:value="0.113" calcext:value-type="float">
            <text:p>0.113</text:p>
          </table:table-cell>
          <table:table-cell table:style-name="ce31" office:value-type="float" office:value="0.106" calcext:value-type="float">
            <text:p>0.106</text:p>
          </table:table-cell>
          <table:table-cell table:style-name="ce31" office:value-type="float" office:value="0.035" calcext:value-type="float">
            <text:p>0.035</text:p>
          </table:table-cell>
          <table:table-cell table:style-name="ce30" office:value-type="float" office:value="0.101" calcext:value-type="float">
            <text:p>0.101</text:p>
          </table:table-cell>
          <table:table-cell table:style-name="ce31" office:value-type="float" office:value="0.117" calcext:value-type="float">
            <text:p>0.117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115" calcext:value-type="float">
            <text:p>0.115</text:p>
          </table:table-cell>
          <table:table-cell table:style-name="ce31" office:value-type="float" office:value="0.112" calcext:value-type="float">
            <text:p>0.112</text:p>
          </table:table-cell>
          <table:table-cell table:style-name="ce31" office:value-type="float" office:value="0.037" calcext:value-type="float">
            <text:p>0.037</text:p>
          </table:table-cell>
          <table:table-cell/>
          <table:table-cell table:style-name="ce6" office:value-type="float" office:value="10000" calcext:value-type="float">
            <text:p>10000</text:p>
          </table:table-cell>
          <table:table-cell table:style-name="ce30" table:formula="of:=STDEV([.C10:.C14])" office:value-type="float" office:value="0.0237318351587061" calcext:value-type="float">
            <text:p>0.024</text:p>
          </table:table-cell>
          <table:table-cell table:style-name="ce30" table:formula="of:=STDEV([.D10:.D14])" office:value-type="float" office:value="0.0154012986465428" calcext:value-type="float">
            <text:p>0.015</text:p>
          </table:table-cell>
          <table:table-cell table:style-name="ce30" table:formula="of:=STDEV([.E10:.E14])" office:value-type="float" office:value="0.0208494604246729" calcext:value-type="float">
            <text:p>0.021</text:p>
          </table:table-cell>
          <table:table-cell table:style-name="ce30" table:formula="of:=STDEV([.F10:.F14])" office:value-type="float" office:value="0.018915602025841" calcext:value-type="float">
            <text:p>0.019</text:p>
          </table:table-cell>
          <table:table-cell table:style-name="ce30" table:formula="of:=STDEV([.G10:.G14])" office:value-type="float" office:value="0.0252744930710786" calcext:value-type="float">
            <text:p>0.025</text:p>
          </table:table-cell>
          <table:table-cell table:style-name="ce30" table:formula="of:=STDEV([.H10:.H14])" office:value-type="float" office:value="0.00717635004720366" calcext:value-type="float">
            <text:p>0.007</text:p>
          </table:table-cell>
          <table:table-cell table:style-name="ce30" table:formula="of:=STDEV([.I10:.I14])" office:value-type="float" office:value="0.021824298385057" calcext:value-type="float">
            <text:p>0.022</text:p>
          </table:table-cell>
          <table:table-cell table:style-name="ce30" table:formula="of:=STDEV([.J10:.J14])" office:value-type="float" office:value="0.0202558633486702" calcext:value-type="float">
            <text:p>0.020</text:p>
          </table:table-cell>
          <table:table-cell table:style-name="ce30" table:formula="of:=STDEV([.K10:.K14])" office:value-type="float" office:value="0.0223226342531521" calcext:value-type="float">
            <text:p>0.022</text:p>
          </table:table-cell>
          <table:table-cell table:style-name="ce30" table:formula="of:=STDEV([.L10:.L14])" office:value-type="float" office:value="0.0120540449642433" calcext:value-type="float">
            <text:p>0.012</text:p>
          </table:table-cell>
          <table:table-cell table:style-name="ce30" table:formula="of:=STDEV([.M10:.M14])" office:value-type="float" office:value="0.0102371871136558" calcext:value-type="float">
            <text:p>0.010</text:p>
          </table:table-cell>
          <table:table-cell table:style-name="ce30" table:formula="of:=STDEV([.N10:.N14])" office:value-type="float" office:value="0.0101242283656583" calcext:value-type="float">
            <text:p>0.010</text:p>
          </table:table-cell>
          <table:table-cell table:style-name="ce30" table:formula="of:=STDEV([.O10:.O14])" office:value-type="float" office:value="0.016416455159382" calcext:value-type="float">
            <text:p>0.016</text:p>
          </table:table-cell>
          <table:table-cell table:style-name="ce30" table:formula="of:=STDEV([.P10:.P14])" office:value-type="float" office:value="0.0169617216107328" calcext:value-type="float">
            <text:p>0.017</text:p>
          </table:table-cell>
          <table:table-cell table:style-name="ce30" table:formula="of:=STDEV([.Q10:.Q14])" office:value-type="float" office:value="0.0142021125189177" calcext:value-type="float">
            <text:p>0.014</text:p>
          </table:table-cell>
          <table:table-cell table:style-name="ce30" table:formula="of:=STDEV([.R10:.R14])" office:value-type="float" office:value="0.0133304163475865" calcext:value-type="float">
            <text:p>0.013</text:p>
          </table:table-cell>
          <table:table-cell table:style-name="ce30" table:formula="of:=STDEV([.S10:.S14])" office:value-type="float" office:value="0.020583974348993" calcext:value-type="float">
            <text:p>0.021</text:p>
          </table:table-cell>
          <table:table-cell table:style-name="ce30" table:formula="of:=STDEV([.T10:.T14])" office:value-type="float" office:value="0.00798122797569397" calcext:value-type="float">
            <text:p>0.008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142" calcext:value-type="float">
            <text:p>0.142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094" calcext:value-type="float">
            <text:p>0.094</text:p>
          </table:table-cell>
          <table:table-cell table:style-name="ce31" office:value-type="float" office:value="0.093" calcext:value-type="float">
            <text:p>0.093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092" calcext:value-type="float">
            <text:p>0.092</text:p>
          </table:table-cell>
          <table:table-cell table:style-name="ce31" office:value-type="float" office:value="0.092" calcext:value-type="float">
            <text:p>0.092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0" office:value-type="float" office:value="0.114" calcext:value-type="float">
            <text:p>0.114</text:p>
          </table:table-cell>
          <table:table-cell table:style-name="ce31" office:value-type="float" office:value="0.108" calcext:value-type="float">
            <text:p>0.108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0.083" calcext:value-type="float">
            <text:p>0.083</text:p>
          </table:table-cell>
          <table:table-cell table:style-name="ce31" office:value-type="float" office:value="0.086" calcext:value-type="float">
            <text:p>0.086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09" calcext:value-type="float">
            <text:p>0.090</text:p>
          </table:table-cell>
          <table:table-cell table:style-name="ce31" office:value-type="float" office:value="0.1" calcext:value-type="float">
            <text:p>0.100</text:p>
          </table:table-cell>
          <table:table-cell table:style-name="ce31" office:value-type="float" office:value="0.021" calcext:value-type="float">
            <text:p>0.021</text:p>
          </table:table-cell>
          <table:table-cell/>
          <table:table-cell table:style-name="ce6" office:value-type="float" office:value="100000" calcext:value-type="float">
            <text:p>100000</text:p>
          </table:table-cell>
          <table:table-cell table:style-name="ce30" table:formula="of:=STDEV([.C15:.C19])" office:value-type="float" office:value="0.0190394327646598" calcext:value-type="float">
            <text:p>0.019</text:p>
          </table:table-cell>
          <table:table-cell table:style-name="ce30" table:formula="of:=STDEV([.D15:.D19])" office:value-type="float" office:value="0.0109863551735778" calcext:value-type="float">
            <text:p>0.011</text:p>
          </table:table-cell>
          <table:table-cell table:style-name="ce30" table:formula="of:=STDEV([.E15:.E19])" office:value-type="float" office:value="0.0121243556529821" calcext:value-type="float">
            <text:p>0.012</text:p>
          </table:table-cell>
          <table:table-cell table:style-name="ce30" table:formula="of:=STDEV([.F15:.F19])" office:value-type="float" office:value="0.01985698869416" calcext:value-type="float">
            <text:p>0.020</text:p>
          </table:table-cell>
          <table:table-cell table:style-name="ce30" table:formula="of:=STDEV([.G15:.G19])" office:value-type="float" office:value="0.0129884564132925" calcext:value-type="float">
            <text:p>0.013</text:p>
          </table:table-cell>
          <table:table-cell table:style-name="ce30" table:formula="of:=STDEV([.H15:.H19])" office:value-type="float" office:value="0.0178689675135415" calcext:value-type="float">
            <text:p>0.018</text:p>
          </table:table-cell>
          <table:table-cell table:style-name="ce30" table:formula="of:=STDEV([.I15:.I19])" office:value-type="float" office:value="0.0230932890684718" calcext:value-type="float">
            <text:p>0.023</text:p>
          </table:table-cell>
          <table:table-cell table:style-name="ce30" table:formula="of:=STDEV([.J15:.J19])" office:value-type="float" office:value="0.0264820694055431" calcext:value-type="float">
            <text:p>0.026</text:p>
          </table:table-cell>
          <table:table-cell table:style-name="ce30" table:formula="of:=STDEV([.K15:.K19])" office:value-type="float" office:value="0.00794984276574072" calcext:value-type="float">
            <text:p>0.008</text:p>
          </table:table-cell>
          <table:table-cell table:style-name="ce30" table:formula="of:=STDEV([.L15:.L19])" office:value-type="float" office:value="0.0169941166289984" calcext:value-type="float">
            <text:p>0.017</text:p>
          </table:table-cell>
          <table:table-cell table:style-name="ce30" table:formula="of:=STDEV([.M15:.M19])" office:value-type="float" office:value="0.0158839541676498" calcext:value-type="float">
            <text:p>0.016</text:p>
          </table:table-cell>
          <table:table-cell table:style-name="ce30" table:formula="of:=STDEV([.N15:.N19])" office:value-type="float" office:value="0.00957601169589929" calcext:value-type="float">
            <text:p>0.010</text:p>
          </table:table-cell>
          <table:table-cell table:style-name="ce30" table:formula="of:=STDEV([.O15:.O19])" office:value-type="float" office:value="0.0209833267143225" calcext:value-type="float">
            <text:p>0.021</text:p>
          </table:table-cell>
          <table:table-cell table:style-name="ce30" table:formula="of:=STDEV([.P15:.P19])" office:value-type="float" office:value="0.022165288177689" calcext:value-type="float">
            <text:p>0.022</text:p>
          </table:table-cell>
          <table:table-cell table:style-name="ce30" table:formula="of:=STDEV([.Q15:.Q19])" office:value-type="float" office:value="0.0127397017233529" calcext:value-type="float">
            <text:p>0.013</text:p>
          </table:table-cell>
          <table:table-cell table:style-name="ce30" table:formula="of:=STDEV([.R15:.R19])" office:value-type="float" office:value="0.026109385285755" calcext:value-type="float">
            <text:p>0.026</text:p>
          </table:table-cell>
          <table:table-cell table:style-name="ce30" table:formula="of:=STDEV([.S15:.S19])" office:value-type="float" office:value="0.0265480696096722" calcext:value-type="float">
            <text:p>0.027</text:p>
          </table:table-cell>
          <table:table-cell table:style-name="ce30" table:formula="of:=STDEV([.T15:.T19])" office:value-type="float" office:value="0.0115455619178973" calcext:value-type="float">
            <text:p>0.012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132" calcext:value-type="float">
            <text:p>0.132</text:p>
          </table:table-cell>
          <table:table-cell table:style-name="ce31" office:value-type="float" office:value="0.135" calcext:value-type="float">
            <text:p>0.135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18" calcext:value-type="float">
            <text:p>0.118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145" calcext:value-type="float">
            <text:p>0.145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089" calcext:value-type="float">
            <text:p>0.089</text:p>
          </table:table-cell>
          <table:table-cell table:style-name="ce31" office:value-type="float" office:value="0.107" calcext:value-type="float">
            <text:p>0.10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86" calcext:value-type="float">
            <text:p>0.086</text:p>
          </table:table-cell>
          <table:table-cell table:style-name="ce31" office:value-type="float" office:value="0.099" calcext:value-type="float">
            <text:p>0.099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38" calcext:value-type="float">
            <text:p>0.138</text:p>
          </table:table-cell>
          <table:table-cell table:style-name="ce31" office:value-type="float" office:value="0.029" calcext:value-type="float">
            <text:p>0.029</text:p>
          </table:table-cell>
          <table:table-cell/>
          <table:table-cell table:style-name="ce6" office:value-type="float" office:value="1000000" calcext:value-type="float">
            <text:p>1000000</text:p>
          </table:table-cell>
          <table:table-cell table:style-name="ce30" table:formula="of:=STDEV([.C20:.C24])" office:value-type="float" office:value="0.0157416644609139" calcext:value-type="float">
            <text:p>0.016</text:p>
          </table:table-cell>
          <table:table-cell table:style-name="ce30" table:formula="of:=STDEV([.D20:.D24])" office:value-type="float" office:value="0.0151426549851735" calcext:value-type="float">
            <text:p>0.015</text:p>
          </table:table-cell>
          <table:table-cell table:style-name="ce30" table:formula="of:=STDEV([.E20:.E24])" office:value-type="float" office:value="0.011148990985735" calcext:value-type="float">
            <text:p>0.011</text:p>
          </table:table-cell>
          <table:table-cell table:style-name="ce30" table:formula="of:=STDEV([.F20:.F24])" office:value-type="float" office:value="0.0162265215003093" calcext:value-type="float">
            <text:p>0.016</text:p>
          </table:table-cell>
          <table:table-cell table:style-name="ce30" table:formula="of:=STDEV([.G20:.G24])" office:value-type="float" office:value="0.0213611797427015" calcext:value-type="float">
            <text:p>0.021</text:p>
          </table:table-cell>
          <table:table-cell table:style-name="ce30" table:formula="of:=STDEV([.H20:.H24])" office:value-type="float" office:value="0.00779743547584717" calcext:value-type="float">
            <text:p>0.008</text:p>
          </table:table-cell>
          <table:table-cell table:style-name="ce30" table:formula="of:=STDEV([.I20:.I24])" office:value-type="float" office:value="0.0271422180375886" calcext:value-type="float">
            <text:p>0.027</text:p>
          </table:table-cell>
          <table:table-cell table:style-name="ce30" table:formula="of:=STDEV([.J20:.J24])" office:value-type="float" office:value="0.0203592730715023" calcext:value-type="float">
            <text:p>0.020</text:p>
          </table:table-cell>
          <table:table-cell table:style-name="ce30" table:formula="of:=STDEV([.K20:.K24])" office:value-type="float" office:value="0.0171260036202262" calcext:value-type="float">
            <text:p>0.017</text:p>
          </table:table-cell>
          <table:table-cell table:style-name="ce30" table:formula="of:=STDEV([.L20:.L24])" office:value-type="float" office:value="0.0181879080710235" calcext:value-type="float">
            <text:p>0.018</text:p>
          </table:table-cell>
          <table:table-cell table:style-name="ce30" table:formula="of:=STDEV([.M20:.M24])" office:value-type="float" office:value="0.0172133668990119" calcext:value-type="float">
            <text:p>0.017</text:p>
          </table:table-cell>
          <table:table-cell table:style-name="ce30" table:formula="of:=STDEV([.N20:.N24])" office:value-type="float" office:value="0.0130690474021636" calcext:value-type="float">
            <text:p>0.013</text:p>
          </table:table-cell>
          <table:table-cell table:style-name="ce30" table:formula="of:=STDEV([.O20:.O24])" office:value-type="float" office:value="0.0154499190936393" calcext:value-type="float">
            <text:p>0.015</text:p>
          </table:table-cell>
          <table:table-cell table:style-name="ce30" table:formula="of:=STDEV([.P20:.P24])" office:value-type="float" office:value="0.0553687637571944" calcext:value-type="float">
            <text:p>0.055</text:p>
          </table:table-cell>
          <table:table-cell table:style-name="ce30" table:formula="of:=STDEV([.Q20:.Q24])" office:value-type="float" office:value="0.0216055548412902" calcext:value-type="float">
            <text:p>0.022</text:p>
          </table:table-cell>
          <table:table-cell table:style-name="ce30" table:formula="of:=STDEV([.R20:.R24])" office:value-type="float" office:value="0.013538833036861" calcext:value-type="float">
            <text:p>0.014</text:p>
          </table:table-cell>
          <table:table-cell table:style-name="ce30" table:formula="of:=STDEV([.S20:.S24])" office:value-type="float" office:value="0.0331255188638609" calcext:value-type="float">
            <text:p>0.033</text:p>
          </table:table-cell>
          <table:table-cell table:style-name="ce30" table:formula="of:=STDEV([.T20:.T24])" office:value-type="float" office:value="0.0122188379152847" calcext:value-type="float">
            <text:p>0.012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117" calcext:value-type="float">
            <text:p>0.117</text:p>
          </table:table-cell>
          <table:table-cell table:style-name="ce31" office:value-type="float" office:value="0.092" calcext:value-type="float">
            <text:p>0.092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34" calcext:value-type="float">
            <text:p>0.134</text:p>
          </table:table-cell>
          <table:table-cell table:style-name="ce31" office:value-type="float" office:value="0.023" calcext:value-type="float">
            <text:p>0.023</text:p>
          </table:table-cell>
          <table:table-cell table:style-name="ce30" office:value-type="float" office:value="0.129" calcext:value-type="float">
            <text:p>0.129</text:p>
          </table:table-cell>
          <table:table-cell table:style-name="ce31" office:value-type="float" office:value="0.155" calcext:value-type="float">
            <text:p>0.155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36" calcext:value-type="float">
            <text:p>0.136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094" calcext:value-type="float">
            <text:p>0.094</text:p>
          </table:table-cell>
          <table:table-cell table:style-name="ce31" office:value-type="float" office:value="0.114" calcext:value-type="float">
            <text:p>0.114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137" calcext:value-type="float">
            <text:p>0.137</text:p>
          </table:table-cell>
          <table:table-cell table:style-name="ce31" office:value-type="float" office:value="0.143" calcext:value-type="float">
            <text:p>0.143</text:p>
          </table:table-cell>
          <table:table-cell table:style-name="ce31" office:value-type="float" office:value="0.032" calcext:value-type="float">
            <text:p>0.032</text:p>
          </table:table-cell>
          <table:table-cell/>
          <table:table-cell table:style-name="ce6" office:value-type="float" office:value="10000000" calcext:value-type="float">
            <text:p>10000000</text:p>
          </table:table-cell>
          <table:table-cell table:style-name="ce30" table:formula="of:=STDEV([.C25:.C29])" office:value-type="float" office:value="0.0212884945451763" calcext:value-type="float">
            <text:p>0.021</text:p>
          </table:table-cell>
          <table:table-cell table:style-name="ce30" table:formula="of:=STDEV([.D25:.D29])" office:value-type="float" office:value="0.0157003184681076" calcext:value-type="float">
            <text:p>0.016</text:p>
          </table:table-cell>
          <table:table-cell table:style-name="ce30" table:formula="of:=STDEV([.E25:.E29])" office:value-type="float" office:value="0.0122759928315391" calcext:value-type="float">
            <text:p>0.012</text:p>
          </table:table-cell>
          <table:table-cell table:style-name="ce30" table:formula="of:=STDEV([.F25:.F29])" office:value-type="float" office:value="0.0333196638638507" calcext:value-type="float">
            <text:p>0.033</text:p>
          </table:table-cell>
          <table:table-cell table:style-name="ce30" table:formula="of:=STDEV([.G25:.G29])" office:value-type="float" office:value="0.0446038114963284" calcext:value-type="float">
            <text:p>0.045</text:p>
          </table:table-cell>
          <table:table-cell table:style-name="ce30" table:formula="of:=STDEV([.H25:.H29])" office:value-type="float" office:value="0.00313049516849971" calcext:value-type="float">
            <text:p>0.003</text:p>
          </table:table-cell>
          <table:table-cell table:style-name="ce30" table:formula="of:=STDEV([.I25:.I29])" office:value-type="float" office:value="0.0240062491864098" calcext:value-type="float">
            <text:p>0.024</text:p>
          </table:table-cell>
          <table:table-cell table:style-name="ce30" table:formula="of:=STDEV([.J25:.J29])" office:value-type="float" office:value="0.0302605353554758" calcext:value-type="float">
            <text:p>0.030</text:p>
          </table:table-cell>
          <table:table-cell table:style-name="ce30" table:formula="of:=STDEV([.K25:.K29])" office:value-type="float" office:value="0.0160405735558302" calcext:value-type="float">
            <text:p>0.016</text:p>
          </table:table-cell>
          <table:table-cell table:style-name="ce30" table:formula="of:=STDEV([.L25:.L29])" office:value-type="float" office:value="0.0240665743303861" calcext:value-type="float">
            <text:p>0.024</text:p>
          </table:table-cell>
          <table:table-cell table:style-name="ce30" table:formula="of:=STDEV([.M25:.M29])" office:value-type="float" office:value="0.0228298050802016" calcext:value-type="float">
            <text:p>0.023</text:p>
          </table:table-cell>
          <table:table-cell table:style-name="ce30" table:formula="of:=STDEV([.N25:.N29])" office:value-type="float" office:value="0.0152970585407784" calcext:value-type="float">
            <text:p>0.015</text:p>
          </table:table-cell>
          <table:table-cell table:style-name="ce30" table:formula="of:=STDEV([.O25:.O29])" office:value-type="float" office:value="0.017329166165745" calcext:value-type="float">
            <text:p>0.017</text:p>
          </table:table-cell>
          <table:table-cell table:style-name="ce30" table:formula="of:=STDEV([.P25:.P29])" office:value-type="float" office:value="0.0128957357293022" calcext:value-type="float">
            <text:p>0.013</text:p>
          </table:table-cell>
          <table:table-cell table:style-name="ce30" table:formula="of:=STDEV([.Q25:.Q29])" office:value-type="float" office:value="0.0107563934476199" calcext:value-type="float">
            <text:p>0.011</text:p>
          </table:table-cell>
          <table:table-cell table:style-name="ce30" table:formula="of:=STDEV([.R25:.R29])" office:value-type="float" office:value="0.0225876072216603" calcext:value-type="float">
            <text:p>0.023</text:p>
          </table:table-cell>
          <table:table-cell table:style-name="ce30" table:formula="of:=STDEV([.S25:.S29])" office:value-type="float" office:value="0.0691895945934069" calcext:value-type="float">
            <text:p>0.069</text:p>
          </table:table-cell>
          <table:table-cell table:style-name="ce30" table:formula="of:=STDEV([.T25:.T29])" office:value-type="float" office:value="0.0175271218401653" calcext:value-type="float">
            <text:p>0.018</text:p>
          </table:table-cell>
          <table:table-cell table:number-columns-repeated="24"/>
        </table:table-row>
        <table:table-row table:style-name="ro1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106" calcext:value-type="float">
            <text:p>0.106</text:p>
          </table:table-cell>
          <table:table-cell table:style-name="ce31" office:value-type="float" office:value="0.102" calcext:value-type="float">
            <text:p>0.102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087" calcext:value-type="float">
            <text:p>0.087</text:p>
          </table:table-cell>
          <table:table-cell table:style-name="ce31" office:value-type="float" office:value="0.087" calcext:value-type="float">
            <text:p>0.08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131" calcext:value-type="float">
            <text:p>0.131</text:p>
          </table:table-cell>
          <table:table-cell table:style-name="ce31" office:value-type="float" office:value="0.139" calcext:value-type="float">
            <text:p>0.139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31" calcext:value-type="float">
            <text:p>0.131</text:p>
          </table:table-cell>
          <table:table-cell table:style-name="ce31" office:value-type="float" office:value="0.132" calcext:value-type="float">
            <text:p>0.132</text:p>
          </table:table-cell>
          <table:table-cell table:style-name="ce31" office:value-type="float" office:value="0.031" calcext:value-type="float">
            <text:p>0.031</text:p>
          </table:table-cell>
          <table:table-cell table:style-name="ce30" office:value-type="float" office:value="0.102" calcext:value-type="float">
            <text:p>0.102</text:p>
          </table:table-cell>
          <table:table-cell table:style-name="ce31" office:value-type="float" office:value="0.123" calcext:value-type="float">
            <text:p>0.123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113" calcext:value-type="float">
            <text:p>0.113</text:p>
          </table:table-cell>
          <table:table-cell table:style-name="ce31" office:value-type="float" office:value="0.13" calcext:value-type="float">
            <text:p>0.130</text:p>
          </table:table-cell>
          <table:table-cell table:style-name="ce31" office:value-type="float" office:value="0.022" calcext:value-type="float">
            <text:p>0.022</text:p>
          </table:table-cell>
          <table:table-cell/>
          <table:table-cell table:style-name="ce6" office:value-type="float" office:value="100000000" calcext:value-type="float">
            <text:p>100000000</text:p>
          </table:table-cell>
          <table:table-cell table:style-name="ce30" table:formula="of:=STDEV([.C30:.C34])" office:value-type="float" office:value="0.0395031644302073" calcext:value-type="float">
            <text:p>0.040</text:p>
          </table:table-cell>
          <table:table-cell table:style-name="ce30" table:formula="of:=STDEV([.D30:.D34])" office:value-type="float" office:value="0.0445836292825068" calcext:value-type="float">
            <text:p>0.045</text:p>
          </table:table-cell>
          <table:table-cell table:style-name="ce30" table:formula="of:=STDEV([.E30:.E34])" office:value-type="float" office:value="0.00591607978309962" calcext:value-type="float">
            <text:p>0.006</text:p>
          </table:table-cell>
          <table:table-cell table:style-name="ce30" table:formula="of:=STDEV([.F30:.F34])" office:value-type="float" office:value="0.1267722367082" calcext:value-type="float">
            <text:p>0.127</text:p>
          </table:table-cell>
          <table:table-cell table:style-name="ce30" table:formula="of:=STDEV([.G30:.G34])" office:value-type="float" office:value="0.127129854872882" calcext:value-type="float">
            <text:p>0.127</text:p>
          </table:table-cell>
          <table:table-cell table:style-name="ce30" table:formula="of:=STDEV([.H30:.H34])" office:value-type="float" office:value="0.0186895692834265" calcext:value-type="float">
            <text:p>0.019</text:p>
          </table:table-cell>
          <table:table-cell table:style-name="ce30" table:formula="of:=STDEV([.I30:.I34])" office:value-type="float" office:value="0.0723304914956341" calcext:value-type="float">
            <text:p>0.072</text:p>
          </table:table-cell>
          <table:table-cell table:style-name="ce30" table:formula="of:=STDEV([.J30:.J34])" office:value-type="float" office:value="0.137721458023069" calcext:value-type="float">
            <text:p>0.138</text:p>
          </table:table-cell>
          <table:table-cell table:style-name="ce30" table:formula="of:=STDEV([.K30:.K34])" office:value-type="float" office:value="0.00708519583356734" calcext:value-type="float">
            <text:p>0.007</text:p>
          </table:table-cell>
          <table:table-cell table:style-name="ce30" table:formula="of:=STDEV([.L30:.L34])" office:value-type="float" office:value="0.0164681510801911" calcext:value-type="float">
            <text:p>0.016</text:p>
          </table:table-cell>
          <table:table-cell table:style-name="ce30" table:formula="of:=STDEV([.M30:.M34])" office:value-type="float" office:value="0.112759921958114" calcext:value-type="float">
            <text:p>0.113</text:p>
          </table:table-cell>
          <table:table-cell table:style-name="ce30" table:formula="of:=STDEV([.N30:.N34])" office:value-type="float" office:value="0.00838450952650183" calcext:value-type="float">
            <text:p>0.008</text:p>
          </table:table-cell>
          <table:table-cell table:style-name="ce30" table:formula="of:=STDEV([.O30:.O34])" office:value-type="float" office:value="0.0325837382754036" calcext:value-type="float">
            <text:p>0.033</text:p>
          </table:table-cell>
          <table:table-cell table:style-name="ce30" table:formula="of:=STDEV([.P30:.P34])" office:value-type="float" office:value="0.133731073427233" calcext:value-type="float">
            <text:p>0.134</text:p>
          </table:table-cell>
          <table:table-cell table:style-name="ce30" table:formula="of:=STDEV([.Q30:.Q34])" office:value-type="float" office:value="0.0107098085883922" calcext:value-type="float">
            <text:p>0.011</text:p>
          </table:table-cell>
          <table:table-cell table:style-name="ce30" table:formula="of:=STDEV([.R30:.R34])" office:value-type="float" office:value="0.00918150314491041" calcext:value-type="float">
            <text:p>0.009</text:p>
          </table:table-cell>
          <table:table-cell table:style-name="ce30" table:formula="of:=STDEV([.S30:.S34])" office:value-type="float" office:value="0.021828879952943" calcext:value-type="float">
            <text:p>0.022</text:p>
          </table:table-cell>
          <table:table-cell table:style-name="ce30" table:formula="of:=STDEV([.T30:.T34])" office:value-type="float" office:value="0.00441588043316392" calcext:value-type="float">
            <text:p>0.00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135" calcext:value-type="float">
            <text:p>0.135</text:p>
          </table:table-cell>
          <table:table-cell table:style-name="ce31" office:value-type="float" office:value="0.114" calcext:value-type="float">
            <text:p>0.114</text:p>
          </table:table-cell>
          <table:table-cell table:style-name="ce31" office:value-type="float" office:value="0.044" calcext:value-type="float">
            <text:p>0.044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25" calcext:value-type="float">
            <text:p>0.125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13" calcext:value-type="float">
            <text:p>0.113</text:p>
          </table:table-cell>
          <table:table-cell table:style-name="ce31" office:value-type="float" office:value="0.128" calcext:value-type="float">
            <text:p>0.128</text:p>
          </table:table-cell>
          <table:table-cell table:style-name="ce31" office:value-type="float" office:value="0.027" calcext:value-type="float">
            <text:p>0.027</text:p>
          </table:table-cell>
          <table:table-cell table:style-name="ce30" office:value-type="float" office:value="0.105" calcext:value-type="float">
            <text:p>0.105</text:p>
          </table:table-cell>
          <table:table-cell table:style-name="ce31" office:value-type="float" office:value="0.118" calcext:value-type="float">
            <text:p>0.118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37" calcext:value-type="float">
            <text:p>0.137</text:p>
          </table:table-cell>
          <table:table-cell table:style-name="ce31" office:value-type="float" office:value="0.162" calcext:value-type="float">
            <text:p>0.162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49" calcext:value-type="float">
            <text:p>0.149</text:p>
          </table:table-cell>
          <table:table-cell table:style-name="ce31" office:value-type="float" office:value="0.029" calcext:value-type="float">
            <text:p>0.029</text:p>
          </table:table-cell>
          <table:table-cell/>
          <table:table-cell table:style-name="ce6" office:value-type="float" office:value="1000000000" calcext:value-type="float">
            <text:p>1000000000</text:p>
          </table:table-cell>
          <table:table-cell table:style-name="ce30" table:formula="of:=STDEV([.C35:.C39])" office:value-type="float" office:value="0.912010964846367" calcext:value-type="float">
            <text:p>0.912</text:p>
          </table:table-cell>
          <table:table-cell table:style-name="ce30" table:formula="of:=STDEV([.D35:.D39])" office:value-type="float" office:value="0.895202882032896" calcext:value-type="float">
            <text:p>0.895</text:p>
          </table:table-cell>
          <table:table-cell table:style-name="ce30" table:formula="of:=STDEV([.E35:.E39])" office:value-type="float" office:value="0.00816700679563817" calcext:value-type="float">
            <text:p>0.008</text:p>
          </table:table-cell>
          <table:table-cell table:style-name="ce30" table:formula="of:=STDEV([.F35:.F39])" office:value-type="float" office:value="0.12552688954961" calcext:value-type="float">
            <text:p>0.126</text:p>
          </table:table-cell>
          <table:table-cell table:style-name="ce30" table:formula="of:=STDEV([.G35:.G39])" office:value-type="float" office:value="0.114686529287445" calcext:value-type="float">
            <text:p>0.115</text:p>
          </table:table-cell>
          <table:table-cell table:style-name="ce30" table:formula="of:=STDEV([.H35:.H39])" office:value-type="float" office:value="0.0158996855314814" calcext:value-type="float">
            <text:p>0.016</text:p>
          </table:table-cell>
          <table:table-cell table:style-name="ce30" table:formula="of:=STDEV([.I35:.I39])" office:value-type="float" office:value="0.717136667588543" calcext:value-type="float">
            <text:p>0.717</text:p>
          </table:table-cell>
          <table:table-cell table:style-name="ce30" table:formula="of:=STDEV([.J35:.J39])" office:value-type="float" office:value="1.41925660118246" calcext:value-type="float">
            <text:p>1.419</text:p>
          </table:table-cell>
          <table:table-cell table:style-name="ce30" table:formula="of:=STDEV([.K35:.K39])" office:value-type="float" office:value="0.014289856542317" calcext:value-type="float">
            <text:p>0.014</text:p>
          </table:table-cell>
          <table:table-cell table:style-name="ce30" table:formula="of:=STDEV([.L35:.L39])" office:value-type="float" office:value="0.0499069133487536" calcext:value-type="float">
            <text:p>0.050</text:p>
          </table:table-cell>
          <table:table-cell table:style-name="ce30" table:formula="of:=STDEV([.M35:.M39])" office:value-type="float" office:value="0.114150339465111" calcext:value-type="float">
            <text:p>0.114</text:p>
          </table:table-cell>
          <table:table-cell table:style-name="ce30" table:formula="of:=STDEV([.N35:.N39])" office:value-type="float" office:value="0.0073348483283569" calcext:value-type="float">
            <text:p>0.007</text:p>
          </table:table-cell>
          <table:table-cell table:style-name="ce30" table:formula="of:=STDEV([.O35:.O39])" office:value-type="float" office:value="0.339081111240364" calcext:value-type="float">
            <text:p>0.339</text:p>
          </table:table-cell>
          <table:table-cell table:style-name="ce30" table:formula="of:=STDEV([.P35:.P39])" office:value-type="float" office:value="2.38849289301852" calcext:value-type="float">
            <text:p>2.388</text:p>
          </table:table-cell>
          <table:table-cell table:style-name="ce30" table:formula="of:=STDEV([.Q35:.Q39])" office:value-type="float" office:value="0.0125299640861417" calcext:value-type="float">
            <text:p>0.013</text:p>
          </table:table-cell>
          <table:table-cell table:style-name="ce30" table:formula="of:=STDEV([.R35:.R39])" office:value-type="float" office:value="0.0819560858020929" calcext:value-type="float">
            <text:p>0.082</text:p>
          </table:table-cell>
          <table:table-cell table:style-name="ce30" table:formula="of:=STDEV([.S35:.S39])" office:value-type="float" office:value="0.273121767715428" calcext:value-type="float">
            <text:p>0.273</text:p>
          </table:table-cell>
          <table:table-cell table:style-name="ce30" table:formula="of:=STDEV([.T35:.T39])" office:value-type="float" office:value="0.0161462069849237" calcext:value-type="float">
            <text:p>0.016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101" calcext:value-type="float">
            <text:p>0.101</text:p>
          </table:table-cell>
          <table:table-cell table:style-name="ce31" office:value-type="float" office:value="0.12" calcext:value-type="float">
            <text:p>0.12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3" calcext:value-type="float">
            <text:p>0.093</text:p>
          </table:table-cell>
          <table:table-cell table:style-name="ce31" office:value-type="float" office:value="0.081" calcext:value-type="float">
            <text:p>0.081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103" calcext:value-type="float">
            <text:p>0.103</text:p>
          </table:table-cell>
          <table:table-cell table:style-name="ce31" office:value-type="float" office:value="0.072" calcext:value-type="float">
            <text:p>0.072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46" calcext:value-type="float">
            <text:p>0.146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129" calcext:value-type="float">
            <text:p>0.129</text:p>
          </table:table-cell>
          <table:table-cell table:style-name="ce31" office:value-type="float" office:value="0.151" calcext:value-type="float">
            <text:p>0.151</text:p>
          </table:table-cell>
          <table:table-cell table:style-name="ce31" office:value-type="float" office:value="0.019" calcext:value-type="float">
            <text:p>0.019</text:p>
          </table:table-cell>
          <table:table-cell table:style-name="ce30" office:value-type="float" office:value="0.136" calcext:value-type="float">
            <text:p>0.136</text:p>
          </table:table-cell>
          <table:table-cell table:style-name="ce31" office:value-type="float" office:value="0.155" calcext:value-type="float">
            <text:p>0.155</text:p>
          </table:table-cell>
          <table:table-cell table:style-name="ce31" office:value-type="float" office:value="0.02" calcext:value-type="float">
            <text:p>0.02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139" calcext:value-type="float">
            <text:p>0.139</text:p>
          </table:table-cell>
          <table:table-cell table:style-name="ce31" office:value-type="float" office:value="0.116" calcext:value-type="float">
            <text:p>0.116</text:p>
          </table:table-cell>
          <table:table-cell table:style-name="ce31" office:value-type="float" office:value="0.051" calcext:value-type="float">
            <text:p>0.051</text:p>
          </table:table-cell>
          <table:table-cell table:style-name="ce30" office:value-type="float" office:value="0.099" calcext:value-type="float">
            <text:p>0.099</text:p>
          </table:table-cell>
          <table:table-cell table:style-name="ce31" office:value-type="float" office:value="0.095" calcext:value-type="float">
            <text:p>0.095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36" calcext:value-type="float">
            <text:p>0.136</text:p>
          </table:table-cell>
          <table:table-cell table:style-name="ce31" office:value-type="float" office:value="0.12" calcext:value-type="float">
            <text:p>0.120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0" office:value-type="float" office:value="0.132" calcext:value-type="float">
            <text:p>0.132</text:p>
          </table:table-cell>
          <table:table-cell table:style-name="ce31" office:value-type="float" office:value="0.126" calcext:value-type="float">
            <text:p>0.126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141" calcext:value-type="float">
            <text:p>0.141</text:p>
          </table:table-cell>
          <table:table-cell table:style-name="ce31" office:value-type="float" office:value="0.035" calcext:value-type="float">
            <text:p>0.035</text:p>
          </table:table-cell>
          <table:table-cell table:style-name="ce30" office:value-type="float" office:value="0.121" calcext:value-type="float">
            <text:p>0.121</text:p>
          </table:table-cell>
          <table:table-cell table:style-name="ce31" office:value-type="float" office:value="0.12" calcext:value-type="float">
            <text:p>0.120</text:p>
          </table:table-cell>
          <table:table-cell table:style-name="ce31" office:value-type="float" office:value="0.039" calcext:value-type="float">
            <text:p>0.039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83" calcext:value-type="float">
            <text:p>0.083</text:p>
          </table:table-cell>
          <table:table-cell table:style-name="ce31" office:value-type="float" office:value="0.082" calcext:value-type="float">
            <text:p>0.082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0" office:value-type="float" office:value="0.129" calcext:value-type="float">
            <text:p>0.129</text:p>
          </table:table-cell>
          <table:table-cell table:style-name="ce31" office:value-type="float" office:value="0.139" calcext:value-type="float">
            <text:p>0.139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087" calcext:value-type="float">
            <text:p>0.087</text:p>
          </table:table-cell>
          <table:table-cell table:style-name="ce31" office:value-type="float" office:value="0.088" calcext:value-type="float">
            <text:p>0.088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3" calcext:value-type="float">
            <text:p>0.130</text:p>
          </table:table-cell>
          <table:table-cell table:style-name="ce31" office:value-type="float" office:value="0.131" calcext:value-type="float">
            <text:p>0.131</text:p>
          </table:table-cell>
          <table:table-cell table:style-name="ce31" office:value-type="float" office:value="0.039" calcext:value-type="float">
            <text:p>0.039</text:p>
          </table:table-cell>
          <table:table-cell table:style-name="ce30" office:value-type="float" office:value="0.112" calcext:value-type="float">
            <text:p>0.112</text:p>
          </table:table-cell>
          <table:table-cell table:style-name="ce31" office:value-type="float" office:value="0.124" calcext:value-type="float">
            <text:p>0.124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0" office:value-type="float" office:value="0.105" calcext:value-type="float">
            <text:p>0.105</text:p>
          </table:table-cell>
          <table:table-cell table:style-name="ce31" office:value-type="float" office:value="0.105" calcext:value-type="float">
            <text:p>0.105</text:p>
          </table:table-cell>
          <table:table-cell table:style-name="ce31" office:value-type="float" office:value="0.034" calcext:value-type="float">
            <text:p>0.034</text:p>
          </table:table-cell>
          <table:table-cell table:number-columns-repeated="44"/>
        </table:table-row>
        <table:table-row table:style-name="ro1">
          <table:table-cell table:style-name="ce6" office:value-type="float" office:value="100000" calcext:value-type="float" table:number-columns-spanned="1" table:number-rows-spanned="5">
            <text:p>1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109" calcext:value-type="float">
            <text:p>0.109</text:p>
          </table:table-cell>
          <table:table-cell table:style-name="ce31" office:value-type="float" office:value="0.111" calcext:value-type="float">
            <text:p>0.111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0" office:value-type="float" office:value="0.118" calcext:value-type="float">
            <text:p>0.118</text:p>
          </table:table-cell>
          <table:table-cell table:style-name="ce31" office:value-type="float" office:value="0.126" calcext:value-type="float">
            <text:p>0.126</text:p>
          </table:table-cell>
          <table:table-cell table:style-name="ce31" office:value-type="float" office:value="0.018" calcext:value-type="float">
            <text:p>0.018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15" calcext:value-type="float">
            <text:p>0.150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0" office:value-type="float" office:value="0.101" calcext:value-type="float">
            <text:p>0.101</text:p>
          </table:table-cell>
          <table:table-cell table:style-name="ce31" office:value-type="float" office:value="0.115" calcext:value-type="float">
            <text:p>0.115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09" calcext:value-type="float">
            <text:p>0.109</text:p>
          </table:table-cell>
          <table:table-cell table:style-name="ce31" office:value-type="float" office:value="0.151" calcext:value-type="float">
            <text:p>0.151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73" calcext:value-type="float">
            <text:p>0.173</text:p>
          </table:table-cell>
          <table:table-cell table:style-name="ce31" office:value-type="float" office:value="0.017" calcext:value-type="float">
            <text:p>0.017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135" calcext:value-type="float">
            <text:p>0.135</text:p>
          </table:table-cell>
          <table:table-cell table:style-name="ce31" office:value-type="float" office:value="0.137" calcext:value-type="float">
            <text:p>0.137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151" calcext:value-type="float">
            <text:p>0.151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088" calcext:value-type="float">
            <text:p>0.088</text:p>
          </table:table-cell>
          <table:table-cell table:style-name="ce31" office:value-type="float" office:value="0.097" calcext:value-type="float">
            <text:p>0.097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38" calcext:value-type="float">
            <text:p>0.138</text:p>
          </table:table-cell>
          <table:table-cell table:style-name="ce31" office:value-type="float" office:value="0.143" calcext:value-type="float">
            <text:p>0.143</text:p>
          </table:table-cell>
          <table:table-cell table:style-name="ce31" office:value-type="float" office:value="0.034" calcext:value-type="float">
            <text:p>0.034</text:p>
          </table:table-cell>
          <table:table-cell table:style-name="ce30" office:value-type="float" office:value="0.12" calcext:value-type="float">
            <text:p>0.120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137" calcext:value-type="float">
            <text:p>0.137</text:p>
          </table:table-cell>
          <table:table-cell table:style-name="ce31" office:value-type="float" office:value="0.18" calcext:value-type="float">
            <text:p>0.180</text:p>
          </table:table-cell>
          <table:table-cell table:style-name="ce31" office:value-type="float" office:value="0.036" calcext:value-type="float">
            <text:p>0.03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96" calcext:value-type="float">
            <text:p>0.096</text:p>
          </table:table-cell>
          <table:table-cell table:style-name="ce31" office:value-type="float" office:value="0.112" calcext:value-type="float">
            <text:p>0.112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144" calcext:value-type="float">
            <text:p>0.144</text:p>
          </table:table-cell>
          <table:table-cell table:style-name="ce31" office:value-type="float" office:value="0.134" calcext:value-type="float">
            <text:p>0.134</text:p>
          </table:table-cell>
          <table:table-cell table:style-name="ce31" office:value-type="float" office:value="0.055" calcext:value-type="float">
            <text:p>0.055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156" calcext:value-type="float">
            <text:p>0.156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1" calcext:value-type="float">
            <text:p>0.110</text:p>
          </table:table-cell>
          <table:table-cell table:style-name="ce31" office:value-type="float" office:value="0.13" calcext:value-type="float">
            <text:p>0.130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25" calcext:value-type="float">
            <text:p>0.125</text:p>
          </table:table-cell>
          <table:table-cell table:style-name="ce31" office:value-type="float" office:value="0.177" calcext:value-type="float">
            <text:p>0.177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39" calcext:value-type="float">
            <text:p>0.139</text:p>
          </table:table-cell>
          <table:table-cell table:style-name="ce31" office:value-type="float" office:value="0.164" calcext:value-type="float">
            <text:p>0.164</text:p>
          </table:table-cell>
          <table:table-cell table:style-name="ce31" office:value-type="float" office:value="0.038" calcext:value-type="float">
            <text:p>0.03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128" calcext:value-type="float">
            <text:p>0.128</text:p>
          </table:table-cell>
          <table:table-cell table:style-name="ce31" office:value-type="float" office:value="0.123" calcext:value-type="float">
            <text:p>0.123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07" calcext:value-type="float">
            <text:p>0.107</text:p>
          </table:table-cell>
          <table:table-cell table:style-name="ce31" office:value-type="float" office:value="0.127" calcext:value-type="float">
            <text:p>0.127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156" calcext:value-type="float">
            <text:p>0.156</text:p>
          </table:table-cell>
          <table:table-cell table:style-name="ce31" office:value-type="float" office:value="0.019" calcext:value-type="float">
            <text:p>0.019</text:p>
          </table:table-cell>
          <table:table-cell table:style-name="ce30" office:value-type="float" office:value="0.094" calcext:value-type="float">
            <text:p>0.094</text:p>
          </table:table-cell>
          <table:table-cell table:style-name="ce31" office:value-type="float" office:value="0.11" calcext:value-type="float">
            <text:p>0.110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0.088" calcext:value-type="float">
            <text:p>0.088</text:p>
          </table:table-cell>
          <table:table-cell table:style-name="ce31" office:value-type="float" office:value="0.124" calcext:value-type="float">
            <text:p>0.124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09" calcext:value-type="float">
            <text:p>0.090</text:p>
          </table:table-cell>
          <table:table-cell table:style-name="ce31" office:value-type="float" office:value="0.124" calcext:value-type="float">
            <text:p>0.124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142" calcext:value-type="float">
            <text:p>0.142</text:p>
          </table:table-cell>
          <table:table-cell table:style-name="ce31" office:value-type="float" office:value="0.128" calcext:value-type="float">
            <text:p>0.128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0" office:value-type="float" office:value="0.152" calcext:value-type="float">
            <text:p>0.152</text:p>
          </table:table-cell>
          <table:table-cell table:style-name="ce31" office:value-type="float" office:value="0.153" calcext:value-type="float">
            <text:p>0.153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0" office:value-type="float" office:value="0.124" calcext:value-type="float">
            <text:p>0.124</text:p>
          </table:table-cell>
          <table:table-cell table:style-name="ce31" office:value-type="float" office:value="0.119" calcext:value-type="float">
            <text:p>0.119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0.104" calcext:value-type="float">
            <text:p>0.104</text:p>
          </table:table-cell>
          <table:table-cell table:style-name="ce31" office:value-type="float" office:value="0.104" calcext:value-type="float">
            <text:p>0.104</text:p>
          </table:table-cell>
          <table:table-cell table:style-name="ce31" office:value-type="float" office:value="0.031" calcext:value-type="float">
            <text:p>0.031</text:p>
          </table:table-cell>
          <table:table-cell table:style-name="ce30" office:value-type="float" office:value="0.076" calcext:value-type="float">
            <text:p>0.076</text:p>
          </table:table-cell>
          <table:table-cell table:style-name="ce31" office:value-type="float" office:value="0.127" calcext:value-type="float">
            <text:p>0.12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084" calcext:value-type="float">
            <text:p>0.084</text:p>
          </table:table-cell>
          <table:table-cell table:style-name="ce31" office:value-type="float" office:value="0.126" calcext:value-type="float">
            <text:p>0.126</text:p>
          </table:table-cell>
          <table:table-cell table:style-name="ce31" office:value-type="float" office:value="0.015" calcext:value-type="float">
            <text:p>0.015</text:p>
          </table:table-cell>
          <table:table-cell table:number-columns-repeated="44"/>
        </table:table-row>
        <table:table-row table:style-name="ro1">
          <table:table-cell table:style-name="ce6" office:value-type="float" office:value="1000000" calcext:value-type="float" table:number-columns-spanned="1" table:number-rows-spanned="5">
            <text:p>1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134" calcext:value-type="float">
            <text:p>0.134</text:p>
          </table:table-cell>
          <table:table-cell table:style-name="ce31" office:value-type="float" office:value="0.143" calcext:value-type="float">
            <text:p>0.143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166" calcext:value-type="float">
            <text:p>0.166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52" calcext:value-type="float">
            <text:p>0.152</text:p>
          </table:table-cell>
          <table:table-cell table:style-name="ce31" office:value-type="float" office:value="0.168" calcext:value-type="float">
            <text:p>0.168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0" office:value-type="float" office:value="0.157" calcext:value-type="float">
            <text:p>0.157</text:p>
          </table:table-cell>
          <table:table-cell table:style-name="ce31" office:value-type="float" office:value="0.242" calcext:value-type="float">
            <text:p>0.242</text:p>
          </table:table-cell>
          <table:table-cell table:style-name="ce31" office:value-type="float" office:value="0.036" calcext:value-type="float">
            <text:p>0.036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458" calcext:value-type="float">
            <text:p>0.458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592" calcext:value-type="float">
            <text:p>0.592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166" calcext:value-type="float">
            <text:p>0.166</text:p>
          </table:table-cell>
          <table:table-cell table:style-name="ce31" office:value-type="float" office:value="0.16" calcext:value-type="float">
            <text:p>0.160</text:p>
          </table:table-cell>
          <table:table-cell table:style-name="ce31" office:value-type="float" office:value="0.031" calcext:value-type="float">
            <text:p>0.031</text:p>
          </table:table-cell>
          <table:table-cell table:style-name="ce30" office:value-type="float" office:value="0.116" calcext:value-type="float">
            <text:p>0.116</text:p>
          </table:table-cell>
          <table:table-cell table:style-name="ce31" office:value-type="float" office:value="0.119" calcext:value-type="float">
            <text:p>0.119</text:p>
          </table:table-cell>
          <table:table-cell table:style-name="ce31" office:value-type="float" office:value="0.027" calcext:value-type="float">
            <text:p>0.027</text:p>
          </table:table-cell>
          <table:table-cell table:style-name="ce30" office:value-type="float" office:value="0.1" calcext:value-type="float">
            <text:p>0.100</text:p>
          </table:table-cell>
          <table:table-cell table:style-name="ce31" office:value-type="float" office:value="0.118" calcext:value-type="float">
            <text:p>0.118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227" calcext:value-type="float">
            <text:p>0.227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79" calcext:value-type="float">
            <text:p>0.179</text:p>
          </table:table-cell>
          <table:table-cell table:style-name="ce31" office:value-type="float" office:value="0.463" calcext:value-type="float">
            <text:p>0.463</text:p>
          </table:table-cell>
          <table:table-cell table:style-name="ce31" office:value-type="float" office:value="0.026" calcext:value-type="float">
            <text:p>0.026</text:p>
          </table:table-cell>
          <table:table-cell table:style-name="ce30" office:value-type="float" office:value="0.177" calcext:value-type="float">
            <text:p>0.177</text:p>
          </table:table-cell>
          <table:table-cell table:style-name="ce31" office:value-type="float" office:value="0.591" calcext:value-type="float">
            <text:p>0.591</text:p>
          </table:table-cell>
          <table:table-cell table:style-name="ce31" office:value-type="float" office:value="0.034" calcext:value-type="float">
            <text:p>0.03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17" calcext:value-type="float">
            <text:p>0.170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.042" calcext:value-type="float">
            <text:p>0.042</text:p>
          </table:table-cell>
          <table:table-cell table:style-name="ce30" office:value-type="float" office:value="0.118" calcext:value-type="float">
            <text:p>0.118</text:p>
          </table:table-cell>
          <table:table-cell table:style-name="ce31" office:value-type="float" office:value="0.119" calcext:value-type="float">
            <text:p>0.119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105" calcext:value-type="float">
            <text:p>0.105</text:p>
          </table:table-cell>
          <table:table-cell table:style-name="ce31" office:value-type="float" office:value="0.145" calcext:value-type="float">
            <text:p>0.14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209" calcext:value-type="float">
            <text:p>0.209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72" calcext:value-type="float">
            <text:p>0.172</text:p>
          </table:table-cell>
          <table:table-cell table:style-name="ce31" office:value-type="float" office:value="0.56" calcext:value-type="float">
            <text:p>0.560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173" calcext:value-type="float">
            <text:p>0.173</text:p>
          </table:table-cell>
          <table:table-cell table:style-name="ce31" office:value-type="float" office:value="0.614" calcext:value-type="float">
            <text:p>0.614</text:p>
          </table:table-cell>
          <table:table-cell table:style-name="ce31" office:value-type="float" office:value="0.031" calcext:value-type="float">
            <text:p>0.03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161" calcext:value-type="float">
            <text:p>0.161</text:p>
          </table:table-cell>
          <table:table-cell table:style-name="ce31" office:value-type="float" office:value="0.153" calcext:value-type="float">
            <text:p>0.153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49" calcext:value-type="float">
            <text:p>0.149</text:p>
          </table:table-cell>
          <table:table-cell table:style-name="ce31" office:value-type="float" office:value="0.154" calcext:value-type="float">
            <text:p>0.154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112" calcext:value-type="float">
            <text:p>0.112</text:p>
          </table:table-cell>
          <table:table-cell table:style-name="ce31" office:value-type="float" office:value="0.133" calcext:value-type="float">
            <text:p>0.133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115" calcext:value-type="float">
            <text:p>0.115</text:p>
          </table:table-cell>
          <table:table-cell table:style-name="ce31" office:value-type="float" office:value="0.197" calcext:value-type="float">
            <text:p>0.197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0.15" calcext:value-type="float">
            <text:p>0.150</text:p>
          </table:table-cell>
          <table:table-cell table:style-name="ce31" office:value-type="float" office:value="0.409" calcext:value-type="float">
            <text:p>0.409</text:p>
          </table:table-cell>
          <table:table-cell table:style-name="ce31" office:value-type="float" office:value="0.066" calcext:value-type="float">
            <text:p>0.066</text:p>
          </table:table-cell>
          <table:table-cell table:style-name="ce30" office:value-type="float" office:value="0.182" calcext:value-type="float">
            <text:p>0.182</text:p>
          </table:table-cell>
          <table:table-cell table:style-name="ce31" office:value-type="float" office:value="0.643" calcext:value-type="float">
            <text:p>0.643</text:p>
          </table:table-cell>
          <table:table-cell table:style-name="ce31" office:value-type="float" office:value="0.028" calcext:value-type="float">
            <text:p>0.02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142" calcext:value-type="float">
            <text:p>0.142</text:p>
          </table:table-cell>
          <table:table-cell table:style-name="ce31" office:value-type="float" office:value="0.123" calcext:value-type="float">
            <text:p>0.123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13" calcext:value-type="float">
            <text:p>0.130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157" calcext:value-type="float">
            <text:p>0.157</text:p>
          </table:table-cell>
          <table:table-cell table:style-name="ce31" office:value-type="float" office:value="0.161" calcext:value-type="float">
            <text:p>0.161</text:p>
          </table:table-cell>
          <table:table-cell table:style-name="ce31" office:value-type="float" office:value="0.049" calcext:value-type="float">
            <text:p>0.049</text:p>
          </table:table-cell>
          <table:table-cell table:style-name="ce30" office:value-type="float" office:value="0.159" calcext:value-type="float">
            <text:p>0.159</text:p>
          </table:table-cell>
          <table:table-cell table:style-name="ce31" office:value-type="float" office:value="0.222" calcext:value-type="float">
            <text:p>0.222</text:p>
          </table:table-cell>
          <table:table-cell table:style-name="ce31" office:value-type="float" office:value="0.052" calcext:value-type="float">
            <text:p>0.052</text:p>
          </table:table-cell>
          <table:table-cell table:style-name="ce30" office:value-type="float" office:value="0.152" calcext:value-type="float">
            <text:p>0.152</text:p>
          </table:table-cell>
          <table:table-cell table:style-name="ce31" office:value-type="float" office:value="0.454" calcext:value-type="float">
            <text:p>0.454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168" calcext:value-type="float">
            <text:p>0.168</text:p>
          </table:table-cell>
          <table:table-cell table:style-name="ce31" office:value-type="float" office:value="0.667" calcext:value-type="float">
            <text:p>0.667</text:p>
          </table:table-cell>
          <table:table-cell table:style-name="ce31" office:value-type="float" office:value="0.034" calcext:value-type="float">
            <text:p>0.034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" calcext:value-type="float" table:number-columns-spanned="1" table:number-rows-spanned="5">
            <text:p>1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457" calcext:value-type="float">
            <text:p>0.457</text:p>
          </table:table-cell>
          <table:table-cell table:style-name="ce31" office:value-type="float" office:value="0.46" calcext:value-type="float">
            <text:p>0.460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148" calcext:value-type="float">
            <text:p>0.148</text:p>
          </table:table-cell>
          <table:table-cell table:style-name="ce31" office:value-type="float" office:value="0.139" calcext:value-type="float">
            <text:p>0.139</text:p>
          </table:table-cell>
          <table:table-cell table:style-name="ce31" office:value-type="float" office:value="0.026" calcext:value-type="float">
            <text:p>0.026</text:p>
          </table:table-cell>
          <table:table-cell table:style-name="ce30" office:value-type="float" office:value="0.175" calcext:value-type="float">
            <text:p>0.175</text:p>
          </table:table-cell>
          <table:table-cell table:style-name="ce31" office:value-type="float" office:value="0.256" calcext:value-type="float">
            <text:p>0.256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285" calcext:value-type="float">
            <text:p>0.285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161" calcext:value-type="float">
            <text:p>0.161</text:p>
          </table:table-cell>
          <table:table-cell table:style-name="ce31" office:value-type="float" office:value="0.505" calcext:value-type="float">
            <text:p>0.505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0" office:value-type="float" office:value="0.197" calcext:value-type="float">
            <text:p>0.197</text:p>
          </table:table-cell>
          <table:table-cell table:style-name="ce31" office:value-type="float" office:value="0.637" calcext:value-type="float">
            <text:p>0.637</text:p>
          </table:table-cell>
          <table:table-cell table:style-name="ce31" office:value-type="float" office:value="0.048" calcext:value-type="float">
            <text:p>0.04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447" calcext:value-type="float">
            <text:p>0.447</text:p>
          </table:table-cell>
          <table:table-cell table:style-name="ce31" office:value-type="float" office:value="0.447" calcext:value-type="float">
            <text:p>0.44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212" calcext:value-type="float">
            <text:p>0.212</text:p>
          </table:table-cell>
          <table:table-cell table:style-name="ce31" office:value-type="float" office:value="0.207" calcext:value-type="float">
            <text:p>0.207</text:p>
          </table:table-cell>
          <table:table-cell table:style-name="ce31" office:value-type="float" office:value="0.034" calcext:value-type="float">
            <text:p>0.034</text:p>
          </table:table-cell>
          <table:table-cell table:style-name="ce30" office:value-type="float" office:value="0.143" calcext:value-type="float">
            <text:p>0.143</text:p>
          </table:table-cell>
          <table:table-cell table:style-name="ce31" office:value-type="float" office:value="0.2" calcext:value-type="float">
            <text:p>0.200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167" calcext:value-type="float">
            <text:p>0.167</text:p>
          </table:table-cell>
          <table:table-cell table:style-name="ce31" office:value-type="float" office:value="0.303" calcext:value-type="float">
            <text:p>0.303</text:p>
          </table:table-cell>
          <table:table-cell table:style-name="ce31" office:value-type="float" office:value="0.027" calcext:value-type="float">
            <text:p>0.027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514" calcext:value-type="float">
            <text:p>0.51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1" office:value-type="float" office:value="0.616" calcext:value-type="float">
            <text:p>0.616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499" calcext:value-type="float">
            <text:p>0.499</text:p>
          </table:table-cell>
          <table:table-cell table:style-name="ce31" office:value-type="float" office:value="0.49" calcext:value-type="float">
            <text:p>0.490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191" calcext:value-type="float">
            <text:p>0.191</text:p>
          </table:table-cell>
          <table:table-cell table:style-name="ce31" office:value-type="float" office:value="0.192" calcext:value-type="float">
            <text:p>0.192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19" calcext:value-type="float">
            <text:p>0.190</text:p>
          </table:table-cell>
          <table:table-cell table:style-name="ce31" office:value-type="float" office:value="0.227" calcext:value-type="float">
            <text:p>0.227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0" office:value-type="float" office:value="0.13" calcext:value-type="float">
            <text:p>0.130</text:p>
          </table:table-cell>
          <table:table-cell table:style-name="ce31" office:value-type="float" office:value="0.271" calcext:value-type="float">
            <text:p>0.27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45" calcext:value-type="float">
            <text:p>0.145</text:p>
          </table:table-cell>
          <table:table-cell table:style-name="ce31" office:value-type="float" office:value="0.501" calcext:value-type="float">
            <text:p>0.501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183" calcext:value-type="float">
            <text:p>0.183</text:p>
          </table:table-cell>
          <table:table-cell table:style-name="ce31" office:value-type="float" office:value="0.683" calcext:value-type="float">
            <text:p>0.683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476" calcext:value-type="float">
            <text:p>0.476</text:p>
          </table:table-cell>
          <table:table-cell table:style-name="ce31" office:value-type="float" office:value="0.469" calcext:value-type="float">
            <text:p>0.469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15" calcext:value-type="float">
            <text:p>0.150</text:p>
          </table:table-cell>
          <table:table-cell table:style-name="ce31" office:value-type="float" office:value="0.137" calcext:value-type="float">
            <text:p>0.137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146" calcext:value-type="float">
            <text:p>0.146</text:p>
          </table:table-cell>
          <table:table-cell table:style-name="ce31" office:value-type="float" office:value="0.192" calcext:value-type="float">
            <text:p>0.192</text:p>
          </table:table-cell>
          <table:table-cell table:style-name="ce31" office:value-type="float" office:value="0.026" calcext:value-type="float">
            <text:p>0.026</text:p>
          </table:table-cell>
          <table:table-cell table:style-name="ce30" office:value-type="float" office:value="0.187" calcext:value-type="float">
            <text:p>0.187</text:p>
          </table:table-cell>
          <table:table-cell table:style-name="ce31" office:value-type="float" office:value="0.323" calcext:value-type="float">
            <text:p>0.323</text:p>
          </table:table-cell>
          <table:table-cell table:style-name="ce31" office:value-type="float" office:value="0.037" calcext:value-type="float">
            <text:p>0.037</text:p>
          </table:table-cell>
          <table:table-cell table:style-name="ce30" office:value-type="float" office:value="0.184" calcext:value-type="float">
            <text:p>0.184</text:p>
          </table:table-cell>
          <table:table-cell table:style-name="ce31" office:value-type="float" office:value="0.53" calcext:value-type="float">
            <text:p>0.530</text:p>
          </table:table-cell>
          <table:table-cell table:style-name="ce31" office:value-type="float" office:value="0.027" calcext:value-type="float">
            <text:p>0.027</text:p>
          </table:table-cell>
          <table:table-cell table:style-name="ce30" office:value-type="float" office:value="0.185" calcext:value-type="float">
            <text:p>0.185</text:p>
          </table:table-cell>
          <table:table-cell table:style-name="ce31" office:value-type="float" office:value="0.683" calcext:value-type="float">
            <text:p>0.683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487" calcext:value-type="float">
            <text:p>0.487</text:p>
          </table:table-cell>
          <table:table-cell table:style-name="ce31" office:value-type="float" office:value="0.469" calcext:value-type="float">
            <text:p>0.469</text:p>
          </table:table-cell>
          <table:table-cell table:style-name="ce31" office:value-type="float" office:value="0.045" calcext:value-type="float">
            <text:p>0.045</text:p>
          </table:table-cell>
          <table:table-cell table:style-name="ce30" office:value-type="float" office:value="0.218" calcext:value-type="float">
            <text:p>0.218</text:p>
          </table:table-cell>
          <table:table-cell table:style-name="ce31" office:value-type="float" office:value="0.24" calcext:value-type="float">
            <text:p>0.240</text:p>
          </table:table-cell>
          <table:table-cell table:style-name="ce31" office:value-type="float" office:value="0.031" calcext:value-type="float">
            <text:p>0.031</text:p>
          </table:table-cell>
          <table:table-cell table:style-name="ce30" office:value-type="float" office:value="0.133" calcext:value-type="float">
            <text:p>0.133</text:p>
          </table:table-cell>
          <table:table-cell table:style-name="ce31" office:value-type="float" office:value="0.181" calcext:value-type="float">
            <text:p>0.181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147" calcext:value-type="float">
            <text:p>0.147</text:p>
          </table:table-cell>
          <table:table-cell table:style-name="ce31" office:value-type="float" office:value="0.269" calcext:value-type="float">
            <text:p>0.269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0.163" calcext:value-type="float">
            <text:p>0.163</text:p>
          </table:table-cell>
          <table:table-cell table:style-name="ce31" office:value-type="float" office:value="0.498" calcext:value-type="float">
            <text:p>0.498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191" calcext:value-type="float">
            <text:p>0.191</text:p>
          </table:table-cell>
          <table:table-cell table:style-name="ce31" office:value-type="float" office:value="0.795" calcext:value-type="float">
            <text:p>0.795</text:p>
          </table:table-cell>
          <table:table-cell table:style-name="ce31" office:value-type="float" office:value="0.048" calcext:value-type="float">
            <text:p>0.048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0" calcext:value-type="float" table:number-columns-spanned="1" table:number-rows-spanned="5">
            <text:p>1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.726" calcext:value-type="float">
            <text:p>3.726</text:p>
          </table:table-cell>
          <table:table-cell table:style-name="ce31" office:value-type="float" office:value="3.732" calcext:value-type="float">
            <text:p>3.732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0" office:value-type="float" office:value="0.617" calcext:value-type="float">
            <text:p>0.617</text:p>
          </table:table-cell>
          <table:table-cell table:style-name="ce31" office:value-type="float" office:value="0.627" calcext:value-type="float">
            <text:p>0.627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557" calcext:value-type="float">
            <text:p>0.557</text:p>
          </table:table-cell>
          <table:table-cell table:style-name="ce31" office:value-type="float" office:value="0.973" calcext:value-type="float">
            <text:p>0.973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335" calcext:value-type="float">
            <text:p>0.335</text:p>
          </table:table-cell>
          <table:table-cell table:style-name="ce31" office:value-type="float" office:value="1.032" calcext:value-type="float">
            <text:p>1.032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324" calcext:value-type="float">
            <text:p>0.324</text:p>
          </table:table-cell>
          <table:table-cell table:style-name="ce31" office:value-type="float" office:value="1.464" calcext:value-type="float">
            <text:p>1.464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293" calcext:value-type="float">
            <text:p>0.293</text:p>
          </table:table-cell>
          <table:table-cell table:style-name="ce31" office:value-type="float" office:value="1.917" calcext:value-type="float">
            <text:p>1.917</text:p>
          </table:table-cell>
          <table:table-cell table:style-name="ce31" office:value-type="float" office:value="0.025" calcext:value-type="float">
            <text:p>0.02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3.723" calcext:value-type="float">
            <text:p>3.723</text:p>
          </table:table-cell>
          <table:table-cell table:style-name="ce31" office:value-type="float" office:value="3.739" calcext:value-type="float">
            <text:p>3.739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899" calcext:value-type="float">
            <text:p>0.899</text:p>
          </table:table-cell>
          <table:table-cell table:style-name="ce31" office:value-type="float" office:value="0.893" calcext:value-type="float">
            <text:p>0.893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512" calcext:value-type="float">
            <text:p>0.512</text:p>
          </table:table-cell>
          <table:table-cell table:style-name="ce31" office:value-type="float" office:value="0.937" calcext:value-type="float">
            <text:p>0.937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303" calcext:value-type="float">
            <text:p>0.303</text:p>
          </table:table-cell>
          <table:table-cell table:style-name="ce31" office:value-type="float" office:value="0.784" calcext:value-type="float">
            <text:p>0.784</text:p>
          </table:table-cell>
          <table:table-cell table:style-name="ce31" office:value-type="float" office:value="0.041" calcext:value-type="float">
            <text:p>0.041</text:p>
          </table:table-cell>
          <table:table-cell table:style-name="ce30" office:value-type="float" office:value="0.287" calcext:value-type="float">
            <text:p>0.287</text:p>
          </table:table-cell>
          <table:table-cell table:style-name="ce31" office:value-type="float" office:value="1.322" calcext:value-type="float">
            <text:p>1.322</text:p>
          </table:table-cell>
          <table:table-cell table:style-name="ce31" office:value-type="float" office:value="0.049" calcext:value-type="float">
            <text:p>0.049</text:p>
          </table:table-cell>
          <table:table-cell table:style-name="ce30" office:value-type="float" office:value="0.305" calcext:value-type="float">
            <text:p>0.305</text:p>
          </table:table-cell>
          <table:table-cell table:style-name="ce31" office:value-type="float" office:value="1.92" calcext:value-type="float">
            <text:p>1.920</text:p>
          </table:table-cell>
          <table:table-cell table:style-name="ce31" office:value-type="float" office:value="0.033" calcext:value-type="float">
            <text:p>0.033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3.657" calcext:value-type="float">
            <text:p>3.657</text:p>
          </table:table-cell>
          <table:table-cell table:style-name="ce31" office:value-type="float" office:value="3.66" calcext:value-type="float">
            <text:p>3.660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661" calcext:value-type="float">
            <text:p>0.661</text:p>
          </table:table-cell>
          <table:table-cell table:style-name="ce31" office:value-type="float" office:value="0.665" calcext:value-type="float">
            <text:p>0.665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383" calcext:value-type="float">
            <text:p>0.383</text:p>
          </table:table-cell>
          <table:table-cell table:style-name="ce31" office:value-type="float" office:value="0.673" calcext:value-type="float">
            <text:p>0.673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0.323" calcext:value-type="float">
            <text:p>0.323</text:p>
          </table:table-cell>
          <table:table-cell table:style-name="ce31" office:value-type="float" office:value="1.053" calcext:value-type="float">
            <text:p>1.053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315" calcext:value-type="float">
            <text:p>0.315</text:p>
          </table:table-cell>
          <table:table-cell table:style-name="ce31" office:value-type="float" office:value="1.606" calcext:value-type="float">
            <text:p>1.606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292" calcext:value-type="float">
            <text:p>0.292</text:p>
          </table:table-cell>
          <table:table-cell table:style-name="ce31" office:value-type="float" office:value="1.874" calcext:value-type="float">
            <text:p>1.874</text:p>
          </table:table-cell>
          <table:table-cell table:style-name="ce31" office:value-type="float" office:value="0.021" calcext:value-type="float">
            <text:p>0.02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3.642" calcext:value-type="float">
            <text:p>3.642</text:p>
          </table:table-cell>
          <table:table-cell table:style-name="ce31" office:value-type="float" office:value="3.645" calcext:value-type="float">
            <text:p>3.645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677" calcext:value-type="float">
            <text:p>0.677</text:p>
          </table:table-cell>
          <table:table-cell table:style-name="ce31" office:value-type="float" office:value="0.655" calcext:value-type="float">
            <text:p>0.655</text:p>
          </table:table-cell>
          <table:table-cell table:style-name="ce31" office:value-type="float" office:value="0.055" calcext:value-type="float">
            <text:p>0.055</text:p>
          </table:table-cell>
          <table:table-cell table:style-name="ce30" office:value-type="float" office:value="0.434" calcext:value-type="float">
            <text:p>0.434</text:p>
          </table:table-cell>
          <table:table-cell table:style-name="ce31" office:value-type="float" office:value="0.732" calcext:value-type="float">
            <text:p>0.732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0.345" calcext:value-type="float">
            <text:p>0.345</text:p>
          </table:table-cell>
          <table:table-cell table:style-name="ce31" office:value-type="float" office:value="1.02" calcext:value-type="float">
            <text:p>1.020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249" calcext:value-type="float">
            <text:p>0.249</text:p>
          </table:table-cell>
          <table:table-cell table:style-name="ce31" office:value-type="float" office:value="1.266" calcext:value-type="float">
            <text:p>1.266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0.287" calcext:value-type="float">
            <text:p>0.287</text:p>
          </table:table-cell>
          <table:table-cell table:style-name="ce31" office:value-type="float" office:value="1.919" calcext:value-type="float">
            <text:p>1.919</text:p>
          </table:table-cell>
          <table:table-cell table:style-name="ce31" office:value-type="float" office:value="0.028" calcext:value-type="float">
            <text:p>0.02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3.662" calcext:value-type="float">
            <text:p>3.662</text:p>
          </table:table-cell>
          <table:table-cell table:style-name="ce31" office:value-type="float" office:value="3.66" calcext:value-type="float">
            <text:p>3.660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0.857" calcext:value-type="float">
            <text:p>0.857</text:p>
          </table:table-cell>
          <table:table-cell table:style-name="ce31" office:value-type="float" office:value="0.865" calcext:value-type="float">
            <text:p>0.86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53" calcext:value-type="float">
            <text:p>0.530</text:p>
          </table:table-cell>
          <table:table-cell table:style-name="ce31" office:value-type="float" office:value="0.939" calcext:value-type="float">
            <text:p>0.939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0" office:value-type="float" office:value="0.338" calcext:value-type="float">
            <text:p>0.338</text:p>
          </table:table-cell>
          <table:table-cell table:style-name="ce31" office:value-type="float" office:value="1.034" calcext:value-type="float">
            <text:p>1.034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0" office:value-type="float" office:value="0.326" calcext:value-type="float">
            <text:p>0.326</text:p>
          </table:table-cell>
          <table:table-cell table:style-name="ce31" office:value-type="float" office:value="1.462" calcext:value-type="float">
            <text:p>1.462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0.28" calcext:value-type="float">
            <text:p>0.280</text:p>
          </table:table-cell>
          <table:table-cell table:style-name="ce31" office:value-type="float" office:value="1.885" calcext:value-type="float">
            <text:p>1.885</text:p>
          </table:table-cell>
          <table:table-cell table:style-name="ce31" office:value-type="float" office:value="0.028" calcext:value-type="float">
            <text:p>0.028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00" calcext:value-type="float" table:number-columns-spanned="1" table:number-rows-spanned="5">
            <text:p>10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37.746" calcext:value-type="float">
            <text:p>37.746</text:p>
          </table:table-cell>
          <table:table-cell table:style-name="ce31" office:value-type="float" office:value="37.712" calcext:value-type="float">
            <text:p>37.712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5.673" calcext:value-type="float">
            <text:p>5.673</text:p>
          </table:table-cell>
          <table:table-cell table:style-name="ce31" office:value-type="float" office:value="5.68" calcext:value-type="float">
            <text:p>5.680</text:p>
          </table:table-cell>
          <table:table-cell table:style-name="ce31" office:value-type="float" office:value="0.036" calcext:value-type="float">
            <text:p>0.036</text:p>
          </table:table-cell>
          <table:table-cell table:style-name="ce30" office:value-type="float" office:value="4.033" calcext:value-type="float">
            <text:p>4.033</text:p>
          </table:table-cell>
          <table:table-cell table:style-name="ce31" office:value-type="float" office:value="7.931" calcext:value-type="float">
            <text:p>7.931</text:p>
          </table:table-cell>
          <table:table-cell table:style-name="ce31" office:value-type="float" office:value="0.037" calcext:value-type="float">
            <text:p>0.037</text:p>
          </table:table-cell>
          <table:table-cell table:style-name="ce30" office:value-type="float" office:value="2.282" calcext:value-type="float">
            <text:p>2.282</text:p>
          </table:table-cell>
          <table:table-cell table:style-name="ce31" office:value-type="float" office:value="8.69" calcext:value-type="float">
            <text:p>8.690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1.798" calcext:value-type="float">
            <text:p>1.798</text:p>
          </table:table-cell>
          <table:table-cell table:style-name="ce31" office:value-type="float" office:value="12.048" calcext:value-type="float">
            <text:p>12.04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1.578" calcext:value-type="float">
            <text:p>1.578</text:p>
          </table:table-cell>
          <table:table-cell table:style-name="ce31" office:value-type="float" office:value="16.019" calcext:value-type="float">
            <text:p>16.019</text:p>
          </table:table-cell>
          <table:table-cell table:style-name="ce31" office:value-type="float" office:value="0.085" calcext:value-type="float">
            <text:p>0.085</text:p>
          </table:table-cell>
          <table:table-cell table:number-columns-repeated="44"/>
        </table:table-row>
        <table:table-row table:style-name="ro1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36.034" calcext:value-type="float">
            <text:p>36.034</text:p>
          </table:table-cell>
          <table:table-cell table:style-name="ce31" office:value-type="float" office:value="36.036" calcext:value-type="float">
            <text:p>36.036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5.851" calcext:value-type="float">
            <text:p>5.851</text:p>
          </table:table-cell>
          <table:table-cell table:style-name="ce31" office:value-type="float" office:value="5.835" calcext:value-type="float">
            <text:p>5.835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0" office:value-type="float" office:value="4.746" calcext:value-type="float">
            <text:p>4.746</text:p>
          </table:table-cell>
          <table:table-cell table:style-name="ce31" office:value-type="float" office:value="9.258" calcext:value-type="float">
            <text:p>9.258</text:p>
          </table:table-cell>
          <table:table-cell table:style-name="ce31" office:value-type="float" office:value="0.06" calcext:value-type="float">
            <text:p>0.060</text:p>
          </table:table-cell>
          <table:table-cell table:style-name="ce30" office:value-type="float" office:value="2.286" calcext:value-type="float">
            <text:p>2.286</text:p>
          </table:table-cell>
          <table:table-cell table:style-name="ce31" office:value-type="float" office:value="8.671" calcext:value-type="float">
            <text:p>8.671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1.755" calcext:value-type="float">
            <text:p>1.755</text:p>
          </table:table-cell>
          <table:table-cell table:style-name="ce31" office:value-type="float" office:value="11.659" calcext:value-type="float">
            <text:p>11.659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1.707" calcext:value-type="float">
            <text:p>1.707</text:p>
          </table:table-cell>
          <table:table-cell table:style-name="ce31" office:value-type="float" office:value="15.975" calcext:value-type="float">
            <text:p>15.975</text:p>
          </table:table-cell>
          <table:table-cell table:style-name="ce31" office:value-type="float" office:value="0.049" calcext:value-type="float">
            <text:p>0.049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35.708" calcext:value-type="float">
            <text:p>35.708</text:p>
          </table:table-cell>
          <table:table-cell table:style-name="ce31" office:value-type="float" office:value="35.726" calcext:value-type="float">
            <text:p>35.726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5.509" calcext:value-type="float">
            <text:p>5.509</text:p>
          </table:table-cell>
          <table:table-cell table:style-name="ce31" office:value-type="float" office:value="5.525" calcext:value-type="float">
            <text:p>5.525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4.207" calcext:value-type="float">
            <text:p>4.207</text:p>
          </table:table-cell>
          <table:table-cell table:style-name="ce31" office:value-type="float" office:value="8.282" calcext:value-type="float">
            <text:p>8.282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2.395" calcext:value-type="float">
            <text:p>2.395</text:p>
          </table:table-cell>
          <table:table-cell table:style-name="ce31" office:value-type="float" office:value="8.928" calcext:value-type="float">
            <text:p>8.928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1.785" calcext:value-type="float">
            <text:p>1.785</text:p>
          </table:table-cell>
          <table:table-cell table:style-name="ce31" office:value-type="float" office:value="12.072" calcext:value-type="float">
            <text:p>12.072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1.777" calcext:value-type="float">
            <text:p>1.777</text:p>
          </table:table-cell>
          <table:table-cell table:style-name="ce31" office:value-type="float" office:value="16.579" calcext:value-type="float">
            <text:p>16.579</text:p>
          </table:table-cell>
          <table:table-cell table:style-name="ce31" office:value-type="float" office:value="0.072" calcext:value-type="float">
            <text:p>0.072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35.563" calcext:value-type="float">
            <text:p>35.563</text:p>
          </table:table-cell>
          <table:table-cell table:style-name="ce31" office:value-type="float" office:value="35.562" calcext:value-type="float">
            <text:p>35.562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5.606" calcext:value-type="float">
            <text:p>5.606</text:p>
          </table:table-cell>
          <table:table-cell table:style-name="ce31" office:value-type="float" office:value="5.609" calcext:value-type="float">
            <text:p>5.609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3.159" calcext:value-type="float">
            <text:p>3.159</text:p>
          </table:table-cell>
          <table:table-cell table:style-name="ce31" office:value-type="float" office:value="6.176" calcext:value-type="float">
            <text:p>6.176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0" office:value-type="float" office:value="2.273" calcext:value-type="float">
            <text:p>2.273</text:p>
          </table:table-cell>
          <table:table-cell table:style-name="ce31" office:value-type="float" office:value="8.687" calcext:value-type="float">
            <text:p>8.687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1.153" calcext:value-type="float">
            <text:p>1.153</text:p>
          </table:table-cell>
          <table:table-cell table:style-name="ce31" office:value-type="float" office:value="7.635" calcext:value-type="float">
            <text:p>7.63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1.595" calcext:value-type="float">
            <text:p>1.595</text:p>
          </table:table-cell>
          <table:table-cell table:style-name="ce31" office:value-type="float" office:value="16.234" calcext:value-type="float">
            <text:p>16.234</text:p>
          </table:table-cell>
          <table:table-cell table:style-name="ce31" office:value-type="float" office:value="0.048" calcext:value-type="float">
            <text:p>0.048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35.674" calcext:value-type="float">
            <text:p>35.674</text:p>
          </table:table-cell>
          <table:table-cell table:style-name="ce31" office:value-type="float" office:value="35.673" calcext:value-type="float">
            <text:p>35.673</text:p>
          </table:table-cell>
          <table:table-cell table:style-name="ce31" office:value-type="float" office:value="0.032" calcext:value-type="float">
            <text:p>0.032</text:p>
          </table:table-cell>
          <table:table-cell table:style-name="ce30" office:value-type="float" office:value="5.631" calcext:value-type="float">
            <text:p>5.631</text:p>
          </table:table-cell>
          <table:table-cell table:style-name="ce31" office:value-type="float" office:value="5.631" calcext:value-type="float">
            <text:p>5.631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3.065" calcext:value-type="float">
            <text:p>3.065</text:p>
          </table:table-cell>
          <table:table-cell table:style-name="ce31" office:value-type="float" office:value="5.945" calcext:value-type="float">
            <text:p>5.945</text:p>
          </table:table-cell>
          <table:table-cell table:style-name="ce31" office:value-type="float" office:value="0.033" calcext:value-type="float">
            <text:p>0.033</text:p>
          </table:table-cell>
          <table:table-cell table:style-name="ce30" office:value-type="float" office:value="2.313" calcext:value-type="float">
            <text:p>2.313</text:p>
          </table:table-cell>
          <table:table-cell table:style-name="ce31" office:value-type="float" office:value="8.836" calcext:value-type="float">
            <text:p>8.836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1.169" calcext:value-type="float">
            <text:p>1.169</text:p>
          </table:table-cell>
          <table:table-cell table:style-name="ce31" office:value-type="float" office:value="7.518" calcext:value-type="float">
            <text:p>7.518</text:p>
          </table:table-cell>
          <table:table-cell table:style-name="ce31" office:value-type="float" office:value="0.037" calcext:value-type="float">
            <text:p>0.037</text:p>
          </table:table-cell>
          <table:table-cell table:style-name="ce30" office:value-type="float" office:value="1.675" calcext:value-type="float">
            <text:p>1.675</text:p>
          </table:table-cell>
          <table:table-cell table:style-name="ce31" office:value-type="float" office:value="16.498" calcext:value-type="float">
            <text:p>16.498</text:p>
          </table:table-cell>
          <table:table-cell table:style-name="ce31" office:value-type="float" office:value="0.072" calcext:value-type="float">
            <text:p>0.072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2" table:number-rows-repeated="3">
          <table:table-cell table:style-name="Default" table:number-columns-repeated="19"/>
          <table:table-cell table:number-columns-repeated="9"/>
          <table:table-cell table:style-name="Default" table:number-columns-repeated="9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2" office:value-type="string" calcext:value-type="string" table:number-columns-spanned="18" table:number-rows-spanned="1">
            <text:p>Execution Times in Seconds (Average)</text:p>
          </table:table-cell>
          <table:covered-table-cell table:number-columns-repeated="14" table:style-name="ce28"/>
          <table:covered-table-cell table:number-columns-repeated="3"/>
          <table:table-cell table:number-columns-repeated="2"/>
          <table:table-cell table:style-name="Default" table:number-columns-repeated="16"/>
          <table:table-cell table:number-columns-repeated="27"/>
        </table:table-row>
        <table:table-row table:style-name="ro1"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style-name="Default"/>
          <table:table-cell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2" office:value-type="string" calcext:value-type="string" table:number-columns-spanned="6" table:number-rows-spanned="1">
            <text:p>Execution Times in Seconds (Average)</text:p>
          </table:table-cell>
          <table:covered-table-cell table:number-columns-repeated="5" table:style-name="ce28"/>
          <table:table-cell table:style-name="Default" table:number-columns-repeated="9"/>
          <table:table-cell table:number-columns-repeated="2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24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9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9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style-name="Default"/>
          <table:table-cell/>
          <table:covered-table-cell table:style-name="ce2"/>
          <table:table-cell table:style-name="ce44"/>
          <table:table-cell table:style-name="ce27" office:value-type="string" calcext:value-type="string" table:number-columns-spanned="5" table:number-rows-spanned="1">
            <text:p>Parallel with Multi-Threading</text:p>
          </table:table-cell>
          <table:covered-table-cell table:number-columns-repeated="4" table:style-name="ce41"/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/>
          <table:table-cell/>
          <table:covered-table-cell table:style-name="ce3"/>
          <table:table-cell table:style-name="ce24" office:value-type="string" calcext:value-type="string">
            <text:p>Sequential</text:p>
          </table:table-cell>
          <table:table-cell table:style-name="ce29" office:value-type="string" calcext:value-type="string">
            <text:p>1 Thread</text:p>
          </table:table-cell>
          <table:table-cell table:style-name="ce29" office:value-type="string" calcext:value-type="string">
            <text:p>2 Threads</text:p>
          </table:table-cell>
          <table:table-cell table:style-name="ce29" office:value-type="string" calcext:value-type="string">
            <text:p>4 Threads</text:p>
          </table:table-cell>
          <table:table-cell table:style-name="ce29" office:value-type="string" calcext:value-type="string">
            <text:p>8 Threads</text:p>
          </table:table-cell>
          <table:table-cell table:style-name="ce29" office:value-type="string" calcext:value-type="string">
            <text:p>12 Threads</text:p>
          </table:table-cell>
          <table:table-cell table:style-name="Default" table:number-columns-repeated="10"/>
          <table:table-cell table:number-columns-repeated="8"/>
          <table:table-cell table:style-name="Default" table:number-columns-repeated="18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1152" calcext:value-type="float">
            <text:p>0.115</text:p>
          </table:table-cell>
          <table:table-cell table:style-name="ce31" table:formula="of:= AVERAGE([.D5:.D9])" office:value-type="float" office:value="0.1016" calcext:value-type="float">
            <text:p>0.102</text:p>
          </table:table-cell>
          <table:table-cell table:style-name="ce31" table:formula="of:= AVERAGE([.E5:.E9])" office:value-type="float" office:value="0.0348" calcext:value-type="float">
            <text:p>0.035</text:p>
          </table:table-cell>
          <table:table-cell table:style-name="ce30" table:formula="of:= AVERAGE([.F5:.F9])" office:value-type="float" office:value="0.1114" calcext:value-type="float">
            <text:p>0.111</text:p>
          </table:table-cell>
          <table:table-cell table:style-name="ce31" table:formula="of:= AVERAGE([.G5:.G9])" office:value-type="float" office:value="0.1068" calcext:value-type="float">
            <text:p>0.107</text:p>
          </table:table-cell>
          <table:table-cell table:style-name="ce31" table:formula="of:= AVERAGE([.H5:.H9])" office:value-type="float" office:value="0.027" calcext:value-type="float">
            <text:p>0.027</text:p>
          </table:table-cell>
          <table:table-cell table:style-name="ce30" table:formula="of:= AVERAGE([.I5:.I9])" office:value-type="float" office:value="0.1144" calcext:value-type="float">
            <text:p>0.114</text:p>
          </table:table-cell>
          <table:table-cell table:style-name="ce31" table:formula="of:= AVERAGE([.J5:.J9])" office:value-type="float" office:value="0.1172" calcext:value-type="float">
            <text:p>0.117</text:p>
          </table:table-cell>
          <table:table-cell table:style-name="ce31" table:formula="of:= AVERAGE([.K5:.K9])" office:value-type="float" office:value="0.0216" calcext:value-type="float">
            <text:p>0.022</text:p>
          </table:table-cell>
          <table:table-cell table:style-name="ce30" table:formula="of:= AVERAGE([.L5:.L9])" office:value-type="float" office:value="0.1144" calcext:value-type="float">
            <text:p>0.114</text:p>
          </table:table-cell>
          <table:table-cell table:style-name="ce31" table:formula="of:= AVERAGE([.M5:.M9])" office:value-type="float" office:value="0.1194" calcext:value-type="float">
            <text:p>0.119</text:p>
          </table:table-cell>
          <table:table-cell table:style-name="ce31" table:formula="of:= AVERAGE([.N5:.N9])" office:value-type="float" office:value="0.0192" calcext:value-type="float">
            <text:p>0.019</text:p>
          </table:table-cell>
          <table:table-cell table:style-name="ce30" table:formula="of:= AVERAGE([.O5:.O9])" office:value-type="float" office:value="0.098" calcext:value-type="float">
            <text:p>0.098</text:p>
          </table:table-cell>
          <table:table-cell table:style-name="ce31" table:formula="of:= AVERAGE([.P5:.P9])" office:value-type="float" office:value="0.1096" calcext:value-type="float">
            <text:p>0.110</text:p>
          </table:table-cell>
          <table:table-cell table:style-name="ce31" table:formula="of:= AVERAGE([.Q5:.Q9])" office:value-type="float" office:value="0.0166" calcext:value-type="float">
            <text:p>0.017</text:p>
          </table:table-cell>
          <table:table-cell table:style-name="ce30" table:formula="of:= AVERAGE([.R5:.R9])" office:value-type="float" office:value="0.1262" calcext:value-type="float">
            <text:p>0.126</text:p>
          </table:table-cell>
          <table:table-cell table:style-name="ce31" table:formula="of:= AVERAGE([.S5:.S9])" office:value-type="float" office:value="0.1314" calcext:value-type="float">
            <text:p>0.131</text:p>
          </table:table-cell>
          <table:table-cell table:style-name="ce31" table:formula="of:= AVERAGE([.T5:.T9])" office:value-type="float" office:value="0.0318" calcext:value-type="float">
            <text:p>0.032</text:p>
          </table:table-cell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1152" calcext:value-type="float">
            <text:p>0.115</text:p>
          </table:table-cell>
          <table:table-cell table:style-name="ce30" table:formula="of:=AVERAGE([.F5:.F9])" office:value-type="float" office:value="0.1114" calcext:value-type="float">
            <text:p>0.111</text:p>
          </table:table-cell>
          <table:table-cell table:style-name="ce30" table:formula="of:=AVERAGE([.I5:.I9])" office:value-type="float" office:value="0.1144" calcext:value-type="float">
            <text:p>0.114</text:p>
          </table:table-cell>
          <table:table-cell table:style-name="ce30" table:formula="of:=AVERAGE([.L5:.L9])" office:value-type="float" office:value="0.1144" calcext:value-type="float">
            <text:p>0.114</text:p>
          </table:table-cell>
          <table:table-cell table:style-name="ce30" table:formula="of:= AVERAGE([.O5:.O9])" office:value-type="float" office:value="0.098" calcext:value-type="float">
            <text:p>0.098</text:p>
          </table:table-cell>
          <table:table-cell table:style-name="ce30" table:formula="of:= AVERAGE([.R5:.R9])" office:value-type="float" office:value="0.1262" calcext:value-type="float">
            <text:p>0.126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1128" calcext:value-type="float">
            <text:p>0.113</text:p>
          </table:table-cell>
          <table:table-cell table:style-name="ce31" table:formula="of:=AVERAGE([.D10:.D14])" office:value-type="float" office:value="0.1068" calcext:value-type="float">
            <text:p>0.107</text:p>
          </table:table-cell>
          <table:table-cell table:style-name="ce31" table:formula="of:=AVERAGE([.E10:.E14])" office:value-type="float" office:value="0.0278" calcext:value-type="float">
            <text:p>0.028</text:p>
          </table:table-cell>
          <table:table-cell table:style-name="ce30" table:formula="of:=AVERAGE([.F10:.F14])" office:value-type="float" office:value="0.1064" calcext:value-type="float">
            <text:p>0.106</text:p>
          </table:table-cell>
          <table:table-cell table:style-name="ce31" table:formula="of:=AVERAGE([.G10:.G14])" office:value-type="float" office:value="0.1054" calcext:value-type="float">
            <text:p>0.105</text:p>
          </table:table-cell>
          <table:table-cell table:style-name="ce31" table:formula="of:=AVERAGE([.H10:.H14])" office:value-type="float" office:value="0.024" calcext:value-type="float">
            <text:p>0.024</text:p>
          </table:table-cell>
          <table:table-cell table:style-name="ce30" table:formula="of:=AVERAGE([.I10:.I14])" office:value-type="float" office:value="0.1214" calcext:value-type="float">
            <text:p>0.121</text:p>
          </table:table-cell>
          <table:table-cell table:style-name="ce31" table:formula="of:=AVERAGE([.J10:.J14])" office:value-type="float" office:value="0.1156" calcext:value-type="float">
            <text:p>0.116</text:p>
          </table:table-cell>
          <table:table-cell table:style-name="ce31" table:formula="of:=AVERAGE([.K10:.K14])" office:value-type="float" office:value="0.0374" calcext:value-type="float">
            <text:p>0.037</text:p>
          </table:table-cell>
          <table:table-cell table:style-name="ce30" table:formula="of:=AVERAGE([.L10:.L14])" office:value-type="float" office:value="0.1264" calcext:value-type="float">
            <text:p>0.126</text:p>
          </table:table-cell>
          <table:table-cell table:style-name="ce31" table:formula="of:=AVERAGE([.M10:.M14])" office:value-type="float" office:value="0.1306" calcext:value-type="float">
            <text:p>0.131</text:p>
          </table:table-cell>
          <table:table-cell table:style-name="ce31" table:formula="of:=AVERAGE([.N10:.N14])" office:value-type="float" office:value="0.029" calcext:value-type="float">
            <text:p>0.029</text:p>
          </table:table-cell>
          <table:table-cell table:style-name="ce30" table:formula="of:=AVERAGE([.O10:.O14])" office:value-type="float" office:value="0.124" calcext:value-type="float">
            <text:p>0.124</text:p>
          </table:table-cell>
          <table:table-cell table:style-name="ce31" table:formula="of:=AVERAGE([.P10:.P14])" office:value-type="float" office:value="0.1402" calcext:value-type="float">
            <text:p>0.140</text:p>
          </table:table-cell>
          <table:table-cell table:style-name="ce31" table:formula="of:=AVERAGE([.Q10:.Q14])" office:value-type="float" office:value="0.0238" calcext:value-type="float">
            <text:p>0.024</text:p>
          </table:table-cell>
          <table:table-cell table:style-name="ce30" table:formula="of:=AVERAGE([.R10:.R14])" office:value-type="float" office:value="0.1218" calcext:value-type="float">
            <text:p>0.122</text:p>
          </table:table-cell>
          <table:table-cell table:style-name="ce31" table:formula="of:=AVERAGE([.S10:.S14])" office:value-type="float" office:value="0.1318" calcext:value-type="float">
            <text:p>0.132</text:p>
          </table:table-cell>
          <table:table-cell table:style-name="ce31" table:formula="of:=AVERAGE([.T10:.T14])" office:value-type="float" office:value="0.0288" calcext:value-type="float">
            <text:p>0.029</text:p>
          </table:table-cell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1128" calcext:value-type="float">
            <text:p>0.113</text:p>
          </table:table-cell>
          <table:table-cell table:style-name="ce30" table:formula="of:=AVERAGE([.F10:.F14])" office:value-type="float" office:value="0.1064" calcext:value-type="float">
            <text:p>0.106</text:p>
          </table:table-cell>
          <table:table-cell table:style-name="ce30" table:formula="of:=AVERAGE([.I10:.I14])" office:value-type="float" office:value="0.1214" calcext:value-type="float">
            <text:p>0.121</text:p>
          </table:table-cell>
          <table:table-cell table:style-name="ce30" table:formula="of:=AVERAGE([.L10:.L14])" office:value-type="float" office:value="0.1264" calcext:value-type="float">
            <text:p>0.126</text:p>
          </table:table-cell>
          <table:table-cell table:style-name="ce30" table:formula="of:=AVERAGE([.O10:.O14])" office:value-type="float" office:value="0.124" calcext:value-type="float">
            <text:p>0.124</text:p>
          </table:table-cell>
          <table:table-cell table:style-name="ce30" table:formula="of:=AVERAGE([.R10:.R14])" office:value-type="float" office:value="0.1218" calcext:value-type="float">
            <text:p>0.122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122" calcext:value-type="float">
            <text:p>0.122</text:p>
          </table:table-cell>
          <table:table-cell table:style-name="ce31" table:formula="of:=AVERAGE([.D15:.D19])" office:value-type="float" office:value="0.1222" calcext:value-type="float">
            <text:p>0.122</text:p>
          </table:table-cell>
          <table:table-cell table:style-name="ce31" table:formula="of:=AVERAGE([.E15:.E19])" office:value-type="float" office:value="0.025" calcext:value-type="float">
            <text:p>0.025</text:p>
          </table:table-cell>
          <table:table-cell table:style-name="ce30" table:formula="of:=AVERAGE([.F15:.F19])" office:value-type="float" office:value="0.1336" calcext:value-type="float">
            <text:p>0.134</text:p>
          </table:table-cell>
          <table:table-cell table:style-name="ce31" table:formula="of:=AVERAGE([.G15:.G19])" office:value-type="float" office:value="0.1382" calcext:value-type="float">
            <text:p>0.138</text:p>
          </table:table-cell>
          <table:table-cell table:style-name="ce31" table:formula="of:=AVERAGE([.H15:.H19])" office:value-type="float" office:value="0.0304" calcext:value-type="float">
            <text:p>0.030</text:p>
          </table:table-cell>
          <table:table-cell table:style-name="ce30" table:formula="of:=AVERAGE([.I15:.I19])" office:value-type="float" office:value="0.1264" calcext:value-type="float">
            <text:p>0.126</text:p>
          </table:table-cell>
          <table:table-cell table:style-name="ce31" table:formula="of:=AVERAGE([.J15:.J19])" office:value-type="float" office:value="0.1356" calcext:value-type="float">
            <text:p>0.136</text:p>
          </table:table-cell>
          <table:table-cell table:style-name="ce31" table:formula="of:=AVERAGE([.K15:.K19])" office:value-type="float" office:value="0.0232" calcext:value-type="float">
            <text:p>0.023</text:p>
          </table:table-cell>
          <table:table-cell table:style-name="ce30" table:formula="of:=AVERAGE([.L15:.L19])" office:value-type="float" office:value="0.1094" calcext:value-type="float">
            <text:p>0.109</text:p>
          </table:table-cell>
          <table:table-cell table:style-name="ce31" table:formula="of:=AVERAGE([.M15:.M19])" office:value-type="float" office:value="0.1204" calcext:value-type="float">
            <text:p>0.120</text:p>
          </table:table-cell>
          <table:table-cell table:style-name="ce31" table:formula="of:=AVERAGE([.N15:.N19])" office:value-type="float" office:value="0.0222" calcext:value-type="float">
            <text:p>0.022</text:p>
          </table:table-cell>
          <table:table-cell table:style-name="ce30" table:formula="of:=AVERAGE([.O15:.O19])" office:value-type="float" office:value="0.1036" calcext:value-type="float">
            <text:p>0.104</text:p>
          </table:table-cell>
          <table:table-cell table:style-name="ce31" table:formula="of:=AVERAGE([.P15:.P19])" office:value-type="float" office:value="0.1474" calcext:value-type="float">
            <text:p>0.147</text:p>
          </table:table-cell>
          <table:table-cell table:style-name="ce31" table:formula="of:=AVERAGE([.Q15:.Q19])" office:value-type="float" office:value="0.0224" calcext:value-type="float">
            <text:p>0.022</text:p>
          </table:table-cell>
          <table:table-cell table:style-name="ce30" table:formula="of:=AVERAGE([.R15:.R19])" office:value-type="float" office:value="0.1148" calcext:value-type="float">
            <text:p>0.115</text:p>
          </table:table-cell>
          <table:table-cell table:style-name="ce31" table:formula="of:=AVERAGE([.S15:.S19])" office:value-type="float" office:value="0.1534" calcext:value-type="float">
            <text:p>0.153</text:p>
          </table:table-cell>
          <table:table-cell table:style-name="ce31" table:formula="of:=AVERAGE([.T15:.T19])" office:value-type="float" office:value="0.0244" calcext:value-type="float">
            <text:p>0.024</text:p>
          </table:table-cell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122" calcext:value-type="float">
            <text:p>0.122</text:p>
          </table:table-cell>
          <table:table-cell table:style-name="ce30" table:formula="of:=AVERAGE([.F15:.F19])" office:value-type="float" office:value="0.1336" calcext:value-type="float">
            <text:p>0.134</text:p>
          </table:table-cell>
          <table:table-cell table:style-name="ce30" table:formula="of:=AVERAGE([.I15:.I19])" office:value-type="float" office:value="0.1264" calcext:value-type="float">
            <text:p>0.126</text:p>
          </table:table-cell>
          <table:table-cell table:style-name="ce30" table:formula="of:=AVERAGE([.L15:.L19])" office:value-type="float" office:value="0.1094" calcext:value-type="float">
            <text:p>0.109</text:p>
          </table:table-cell>
          <table:table-cell table:style-name="ce30" table:formula="of:=AVERAGE([.O15:.O19])" office:value-type="float" office:value="0.1036" calcext:value-type="float">
            <text:p>0.104</text:p>
          </table:table-cell>
          <table:table-cell table:style-name="ce30" table:formula="of:=AVERAGE([.R15:.R19])" office:value-type="float" office:value="0.1148" calcext:value-type="float">
            <text:p>0.115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1546" calcext:value-type="float">
            <text:p>0.155</text:p>
          </table:table-cell>
          <table:table-cell table:style-name="ce31" table:formula="of:=AVERAGE([.D20:.D24])" office:value-type="float" office:value="0.1474" calcext:value-type="float">
            <text:p>0.147</text:p>
          </table:table-cell>
          <table:table-cell table:style-name="ce31" table:formula="of:=AVERAGE([.E20:.E24])" office:value-type="float" office:value="0.0306" calcext:value-type="float">
            <text:p>0.031</text:p>
          </table:table-cell>
          <table:table-cell table:style-name="ce30" table:formula="of:=AVERAGE([.F20:.F24])" office:value-type="float" office:value="0.1346" calcext:value-type="float">
            <text:p>0.135</text:p>
          </table:table-cell>
          <table:table-cell table:style-name="ce31" table:formula="of:=AVERAGE([.G20:.G24])" office:value-type="float" office:value="0.1376" calcext:value-type="float">
            <text:p>0.138</text:p>
          </table:table-cell>
          <table:table-cell table:style-name="ce31" table:formula="of:=AVERAGE([.H20:.H24])" office:value-type="float" office:value="0.0276" calcext:value-type="float">
            <text:p>0.028</text:p>
          </table:table-cell>
          <table:table-cell table:style-name="ce30" table:formula="of:=AVERAGE([.I20:.I24])" office:value-type="float" office:value="0.1252" calcext:value-type="float">
            <text:p>0.125</text:p>
          </table:table-cell>
          <table:table-cell table:style-name="ce31" table:formula="of:=AVERAGE([.J20:.J24])" office:value-type="float" office:value="0.145" calcext:value-type="float">
            <text:p>0.145</text:p>
          </table:table-cell>
          <table:table-cell table:style-name="ce31" table:formula="of:=AVERAGE([.K20:.K24])" office:value-type="float" office:value="0.0266" calcext:value-type="float">
            <text:p>0.027</text:p>
          </table:table-cell>
          <table:table-cell table:style-name="ce30" table:formula="of:=AVERAGE([.L20:.L24])" office:value-type="float" office:value="0.1414" calcext:value-type="float">
            <text:p>0.141</text:p>
          </table:table-cell>
          <table:table-cell table:style-name="ce31" table:formula="of:=AVERAGE([.M20:.M24])" office:value-type="float" office:value="0.2194" calcext:value-type="float">
            <text:p>0.219</text:p>
          </table:table-cell>
          <table:table-cell table:style-name="ce31" table:formula="of:=AVERAGE([.N20:.N24])" office:value-type="float" office:value="0.0326" calcext:value-type="float">
            <text:p>0.033</text:p>
          </table:table-cell>
          <table:table-cell table:style-name="ce30" table:formula="of:=AVERAGE([.O20:.O24])" office:value-type="float" office:value="0.1592" calcext:value-type="float">
            <text:p>0.159</text:p>
          </table:table-cell>
          <table:table-cell table:style-name="ce31" table:formula="of:=AVERAGE([.P20:.P24])" office:value-type="float" office:value="0.4688" calcext:value-type="float">
            <text:p>0.469</text:p>
          </table:table-cell>
          <table:table-cell table:style-name="ce31" table:formula="of:=AVERAGE([.Q20:.Q24])" office:value-type="float" office:value="0.0296" calcext:value-type="float">
            <text:p>0.030</text:p>
          </table:table-cell>
          <table:table-cell table:style-name="ce30" table:formula="of:=AVERAGE([.R20:.R24])" office:value-type="float" office:value="0.1694" calcext:value-type="float">
            <text:p>0.169</text:p>
          </table:table-cell>
          <table:table-cell table:style-name="ce31" table:formula="of:=AVERAGE([.S20:.S24])" office:value-type="float" office:value="0.6214" calcext:value-type="float">
            <text:p>0.621</text:p>
          </table:table-cell>
          <table:table-cell table:style-name="ce31" table:formula="of:=AVERAGE([.T20:.T24])" office:value-type="float" office:value="0.0264" calcext:value-type="float">
            <text:p>0.026</text:p>
          </table:table-cell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1546" calcext:value-type="float">
            <text:p>0.155</text:p>
          </table:table-cell>
          <table:table-cell table:style-name="ce30" table:formula="of:=AVERAGE([.F20:.F24])" office:value-type="float" office:value="0.1346" calcext:value-type="float">
            <text:p>0.135</text:p>
          </table:table-cell>
          <table:table-cell table:style-name="ce30" table:formula="of:=AVERAGE([.I20:.I24])" office:value-type="float" office:value="0.1252" calcext:value-type="float">
            <text:p>0.125</text:p>
          </table:table-cell>
          <table:table-cell table:style-name="ce30" table:formula="of:=AVERAGE([.L20:.L24])" office:value-type="float" office:value="0.1414" calcext:value-type="float">
            <text:p>0.141</text:p>
          </table:table-cell>
          <table:table-cell table:style-name="ce30" table:formula="of:=AVERAGE([.O20:.O24])" office:value-type="float" office:value="0.1592" calcext:value-type="float">
            <text:p>0.159</text:p>
          </table:table-cell>
          <table:table-cell table:style-name="ce30" table:formula="of:=AVERAGE([.R20:.R24])" office:value-type="float" office:value="0.1694" calcext:value-type="float">
            <text:p>0.169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4732" calcext:value-type="float">
            <text:p>0.473</text:p>
          </table:table-cell>
          <table:table-cell table:style-name="ce31" table:formula="of:=AVERAGE([.D25:.D29])" office:value-type="float" office:value="0.467" calcext:value-type="float">
            <text:p>0.467</text:p>
          </table:table-cell>
          <table:table-cell table:style-name="ce31" table:formula="of:=AVERAGE([.E25:.E29])" office:value-type="float" office:value="0.0268" calcext:value-type="float">
            <text:p>0.027</text:p>
          </table:table-cell>
          <table:table-cell table:style-name="ce30" table:formula="of:=AVERAGE([.F25:.F29])" office:value-type="float" office:value="0.1838" calcext:value-type="float">
            <text:p>0.184</text:p>
          </table:table-cell>
          <table:table-cell table:style-name="ce31" table:formula="of:=AVERAGE([.G25:.G29])" office:value-type="float" office:value="0.183" calcext:value-type="float">
            <text:p>0.183</text:p>
          </table:table-cell>
          <table:table-cell table:style-name="ce31" table:formula="of:=AVERAGE([.H25:.H29])" office:value-type="float" office:value="0.0294" calcext:value-type="float">
            <text:p>0.029</text:p>
          </table:table-cell>
          <table:table-cell table:style-name="ce30" table:formula="of:=AVERAGE([.I25:.I29])" office:value-type="float" office:value="0.1574" calcext:value-type="float">
            <text:p>0.157</text:p>
          </table:table-cell>
          <table:table-cell table:style-name="ce31" table:formula="of:=AVERAGE([.J25:.J29])" office:value-type="float" office:value="0.2112" calcext:value-type="float">
            <text:p>0.211</text:p>
          </table:table-cell>
          <table:table-cell table:style-name="ce31" table:formula="of:=AVERAGE([.K25:.K29])" office:value-type="float" office:value="0.0214" calcext:value-type="float">
            <text:p>0.021</text:p>
          </table:table-cell>
          <table:table-cell table:style-name="ce30" table:formula="of:=AVERAGE([.L25:.L29])" office:value-type="float" office:value="0.1528" calcext:value-type="float">
            <text:p>0.153</text:p>
          </table:table-cell>
          <table:table-cell table:style-name="ce31" table:formula="of:=AVERAGE([.M25:.M29])" office:value-type="float" office:value="0.2902" calcext:value-type="float">
            <text:p>0.290</text:p>
          </table:table-cell>
          <table:table-cell table:style-name="ce31" table:formula="of:=AVERAGE([.N25:.N29])" office:value-type="float" office:value="0.022" calcext:value-type="float">
            <text:p>0.022</text:p>
          </table:table-cell>
          <table:table-cell table:style-name="ce30" table:formula="of:=AVERAGE([.O25:.O29])" office:value-type="float" office:value="0.1586" calcext:value-type="float">
            <text:p>0.159</text:p>
          </table:table-cell>
          <table:table-cell table:style-name="ce31" table:formula="of:=AVERAGE([.P25:.P29])" office:value-type="float" office:value="0.5096" calcext:value-type="float">
            <text:p>0.510</text:p>
          </table:table-cell>
          <table:table-cell table:style-name="ce31" table:formula="of:=AVERAGE([.Q25:.Q29])" office:value-type="float" office:value="0.0188" calcext:value-type="float">
            <text:p>0.019</text:p>
          </table:table-cell>
          <table:table-cell table:style-name="ce30" table:formula="of:=AVERAGE([.R25:.R29])" office:value-type="float" office:value="0.1792" calcext:value-type="float">
            <text:p>0.179</text:p>
          </table:table-cell>
          <table:table-cell table:style-name="ce31" table:formula="of:=AVERAGE([.S25:.S29])" office:value-type="float" office:value="0.6828" calcext:value-type="float">
            <text:p>0.683</text:p>
          </table:table-cell>
          <table:table-cell table:style-name="ce31" table:formula="of:=AVERAGE([.T25:.T29])" office:value-type="float" office:value="0.0288" calcext:value-type="float">
            <text:p>0.029</text:p>
          </table:table-cell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4732" calcext:value-type="float">
            <text:p>0.473</text:p>
          </table:table-cell>
          <table:table-cell table:style-name="ce30" table:formula="of:=AVERAGE([.F25:.F29])" office:value-type="float" office:value="0.1838" calcext:value-type="float">
            <text:p>0.184</text:p>
          </table:table-cell>
          <table:table-cell table:style-name="ce30" table:formula="of:=AVERAGE([.I25:.I29])" office:value-type="float" office:value="0.1574" calcext:value-type="float">
            <text:p>0.157</text:p>
          </table:table-cell>
          <table:table-cell table:style-name="ce30" table:formula="of:=AVERAGE([.L25:.L29])" office:value-type="float" office:value="0.1528" calcext:value-type="float">
            <text:p>0.153</text:p>
          </table:table-cell>
          <table:table-cell table:style-name="ce30" table:formula="of:=AVERAGE([.O25:.O29])" office:value-type="float" office:value="0.1586" calcext:value-type="float">
            <text:p>0.159</text:p>
          </table:table-cell>
          <table:table-cell table:style-name="ce30" table:formula="of:=AVERAGE([.R25:.R29])" office:value-type="float" office:value="0.1792" calcext:value-type="float">
            <text:p>0.179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3.682" calcext:value-type="float">
            <text:p>3.682</text:p>
          </table:table-cell>
          <table:table-cell table:style-name="ce31" table:formula="of:=AVERAGE([.D30:.D34])" office:value-type="float" office:value="3.6872" calcext:value-type="float">
            <text:p>3.687</text:p>
          </table:table-cell>
          <table:table-cell table:style-name="ce31" table:formula="of:=AVERAGE([.E30:.E34])" office:value-type="float" office:value="0.02" calcext:value-type="float">
            <text:p>0.020</text:p>
          </table:table-cell>
          <table:table-cell table:style-name="ce30" table:formula="of:=AVERAGE([.F30:.F34])" office:value-type="float" office:value="0.7422" calcext:value-type="float">
            <text:p>0.742</text:p>
          </table:table-cell>
          <table:table-cell table:style-name="ce31" table:formula="of:=AVERAGE([.G30:.G34])" office:value-type="float" office:value="0.741" calcext:value-type="float">
            <text:p>0.741</text:p>
          </table:table-cell>
          <table:table-cell table:style-name="ce31" table:formula="of:=AVERAGE([.H30:.H34])" office:value-type="float" office:value="0.0264" calcext:value-type="float">
            <text:p>0.026</text:p>
          </table:table-cell>
          <table:table-cell table:style-name="ce30" table:formula="of:=AVERAGE([.I30:.I34])" office:value-type="float" office:value="0.4832" calcext:value-type="float">
            <text:p>0.483</text:p>
          </table:table-cell>
          <table:table-cell table:style-name="ce31" table:formula="of:=AVERAGE([.J30:.J34])" office:value-type="float" office:value="0.8508" calcext:value-type="float">
            <text:p>0.851</text:p>
          </table:table-cell>
          <table:table-cell table:style-name="ce31" table:formula="of:=AVERAGE([.K30:.K34])" office:value-type="float" office:value="0.0192" calcext:value-type="float">
            <text:p>0.019</text:p>
          </table:table-cell>
          <table:table-cell table:style-name="ce30" table:formula="of:=AVERAGE([.L30:.L34])" office:value-type="float" office:value="0.3288" calcext:value-type="float">
            <text:p>0.329</text:p>
          </table:table-cell>
          <table:table-cell table:style-name="ce31" table:formula="of:=AVERAGE([.M30:.M34])" office:value-type="float" office:value="0.9846" calcext:value-type="float">
            <text:p>0.985</text:p>
          </table:table-cell>
          <table:table-cell table:style-name="ce31" table:formula="of:=AVERAGE([.N30:.N34])" office:value-type="float" office:value="0.0276" calcext:value-type="float">
            <text:p>0.028</text:p>
          </table:table-cell>
          <table:table-cell table:style-name="ce30" table:formula="of:=AVERAGE([.O30:.O34])" office:value-type="float" office:value="0.3002" calcext:value-type="float">
            <text:p>0.300</text:p>
          </table:table-cell>
          <table:table-cell table:style-name="ce31" table:formula="of:=AVERAGE([.P30:.P34])" office:value-type="float" office:value="1.424" calcext:value-type="float">
            <text:p>1.424</text:p>
          </table:table-cell>
          <table:table-cell table:style-name="ce31" table:formula="of:=AVERAGE([.Q30:.Q34])" office:value-type="float" office:value="0.0308" calcext:value-type="float">
            <text:p>0.031</text:p>
          </table:table-cell>
          <table:table-cell table:style-name="ce30" table:formula="of:=AVERAGE([.R30:.R34])" office:value-type="float" office:value="0.2914" calcext:value-type="float">
            <text:p>0.291</text:p>
          </table:table-cell>
          <table:table-cell table:style-name="ce31" table:formula="of:=AVERAGE([.S30:.S34])" office:value-type="float" office:value="1.903" calcext:value-type="float">
            <text:p>1.903</text:p>
          </table:table-cell>
          <table:table-cell table:style-name="ce31" table:formula="of:=AVERAGE([.T30:.T34])" office:value-type="float" office:value="0.027" calcext:value-type="float">
            <text:p>0.027</text:p>
          </table:table-cell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3.682" calcext:value-type="float">
            <text:p>3.682</text:p>
          </table:table-cell>
          <table:table-cell table:style-name="ce30" table:formula="of:=AVERAGE([.F30:.F34])" office:value-type="float" office:value="0.7422" calcext:value-type="float">
            <text:p>0.742</text:p>
          </table:table-cell>
          <table:table-cell table:style-name="ce30" table:formula="of:=AVERAGE([.I30:.I34])" office:value-type="float" office:value="0.4832" calcext:value-type="float">
            <text:p>0.483</text:p>
          </table:table-cell>
          <table:table-cell table:style-name="ce30" table:formula="of:=AVERAGE([.L30:.L34])" office:value-type="float" office:value="0.3288" calcext:value-type="float">
            <text:p>0.329</text:p>
          </table:table-cell>
          <table:table-cell table:style-name="ce30" table:formula="of:=AVERAGE([.O30:.O34])" office:value-type="float" office:value="0.3002" calcext:value-type="float">
            <text:p>0.300</text:p>
          </table:table-cell>
          <table:table-cell table:style-name="ce30" table:formula="of:=AVERAGE([.R30:.R34])" office:value-type="float" office:value="0.2914" calcext:value-type="float">
            <text:p>0.291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36.145" calcext:value-type="float">
            <text:p>36.145</text:p>
          </table:table-cell>
          <table:table-cell table:style-name="ce31" table:formula="of:=AVERAGE([.D35:.D39])" office:value-type="float" office:value="36.1418" calcext:value-type="float">
            <text:p>36.142</text:p>
          </table:table-cell>
          <table:table-cell table:style-name="ce31" table:formula="of:=AVERAGE([.E35:.E39])" office:value-type="float" office:value="0.0238" calcext:value-type="float">
            <text:p>0.024</text:p>
          </table:table-cell>
          <table:table-cell table:style-name="ce30" table:formula="of:=AVERAGE([.F35:.F39])" office:value-type="float" office:value="5.654" calcext:value-type="float">
            <text:p>5.654</text:p>
          </table:table-cell>
          <table:table-cell table:style-name="ce31" table:formula="of:=AVERAGE([.G35:.G39])" office:value-type="float" office:value="5.656" calcext:value-type="float">
            <text:p>5.656</text:p>
          </table:table-cell>
          <table:table-cell table:style-name="ce31" table:formula="of:=AVERAGE([.H35:.H39])" office:value-type="float" office:value="0.0264" calcext:value-type="float">
            <text:p>0.026</text:p>
          </table:table-cell>
          <table:table-cell table:style-name="ce30" table:formula="of:=AVERAGE([.I35:.I39])" office:value-type="float" office:value="3.842" calcext:value-type="float">
            <text:p>3.842</text:p>
          </table:table-cell>
          <table:table-cell table:style-name="ce31" table:formula="of:=AVERAGE([.J35:.J39])" office:value-type="float" office:value="7.5184" calcext:value-type="float">
            <text:p>7.518</text:p>
          </table:table-cell>
          <table:table-cell table:style-name="ce31" table:formula="of:=AVERAGE([.K35:.K39])" office:value-type="float" office:value="0.0368" calcext:value-type="float">
            <text:p>0.037</text:p>
          </table:table-cell>
          <table:table-cell table:style-name="ce30" table:formula="of:=AVERAGE([.L35:.L39])" office:value-type="float" office:value="2.3098" calcext:value-type="float">
            <text:p>2.310</text:p>
          </table:table-cell>
          <table:table-cell table:style-name="ce31" table:formula="of:=AVERAGE([.M35:.M39])" office:value-type="float" office:value="8.7624" calcext:value-type="float">
            <text:p>8.762</text:p>
          </table:table-cell>
          <table:table-cell table:style-name="ce31" table:formula="of:=AVERAGE([.N35:.N39])" office:value-type="float" office:value="0.0274" calcext:value-type="float">
            <text:p>0.027</text:p>
          </table:table-cell>
          <table:table-cell table:style-name="ce30" table:formula="of:=AVERAGE([.O35:.O39])" office:value-type="float" office:value="1.532" calcext:value-type="float">
            <text:p>1.532</text:p>
          </table:table-cell>
          <table:table-cell table:style-name="ce31" table:formula="of:=AVERAGE([.P35:.P39])" office:value-type="float" office:value="10.1864" calcext:value-type="float">
            <text:p>10.186</text:p>
          </table:table-cell>
          <table:table-cell table:style-name="ce31" table:formula="of:=AVERAGE([.Q35:.Q39])" office:value-type="float" office:value="0.017" calcext:value-type="float">
            <text:p>0.017</text:p>
          </table:table-cell>
          <table:table-cell table:style-name="ce30" table:formula="of:=AVERAGE([.R35:.R39])" office:value-type="float" office:value="1.6664" calcext:value-type="float">
            <text:p>1.666</text:p>
          </table:table-cell>
          <table:table-cell table:style-name="ce31" table:formula="of:=AVERAGE([.S35:.S39])" office:value-type="float" office:value="16.261" calcext:value-type="float">
            <text:p>16.261</text:p>
          </table:table-cell>
          <table:table-cell table:style-name="ce31" table:formula="of:=AVERAGE([.T35:.T39])" office:value-type="float" office:value="0.0652" calcext:value-type="float">
            <text:p>0.065</text:p>
          </table:table-cell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36.145" calcext:value-type="float">
            <text:p>36.145</text:p>
          </table:table-cell>
          <table:table-cell table:style-name="ce30" table:formula="of:=AVERAGE([.F35:.F39])" office:value-type="float" office:value="5.654" calcext:value-type="float">
            <text:p>5.654</text:p>
          </table:table-cell>
          <table:table-cell table:style-name="ce30" table:formula="of:=AVERAGE([.I35:.I39])" office:value-type="float" office:value="3.842" calcext:value-type="float">
            <text:p>3.842</text:p>
          </table:table-cell>
          <table:table-cell table:style-name="ce30" table:formula="of:=AVERAGE([.L35:.L40])" office:value-type="float" office:value="2.3098" calcext:value-type="float">
            <text:p>2.310</text:p>
          </table:table-cell>
          <table:table-cell table:style-name="ce30" table:formula="of:=AVERAGE([.O35:.O39])" office:value-type="float" office:value="1.532" calcext:value-type="float">
            <text:p>1.532</text:p>
          </table:table-cell>
          <table:table-cell table:style-name="ce30" table:formula="of:=AVERAGE([.R35:.R39])" office:value-type="float" office:value="1.6664" calcext:value-type="float">
            <text:p>1.666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6"/>
          <table:table-cell table:style-name="Default"/>
          <table:table-cell table:number-columns-repeated="37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10"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2" office:value-type="string" calcext:value-type="string" table:number-columns-spanned="12" table:number-rows-spanned="1">
            <text:p>Speedups (Average)</text:p>
          </table:table-cell>
          <table:covered-table-cell table:number-columns-repeated="11" table:style-name="ce28"/>
          <table:table-cell table:style-name="Default" table:number-columns-repeated="3"/>
          <table:table-cell table:number-columns-repeated="5"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2" office:value-type="string" calcext:value-type="string" table:number-columns-spanned="4" table:number-rows-spanned="1">
            <text:p>Speedups (Average)</text:p>
          </table:table-cell>
          <table:covered-table-cell table:number-columns-repeated="3" table:style-name="ce28"/>
          <table:table-cell table:style-name="Default" table:number-columns-repeated="2"/>
          <table:table-cell table:number-columns-repeated="36"/>
        </table:table-row>
        <table:table-row table:style-name="ro1">
          <table:covered-table-cell table:style-name="ce2"/>
          <table:table-cell table:style-name="ce27" office:value-type="string" calcext:value-type="string" table:number-columns-spanned="12" table:number-rows-spanned="1">
            <text:p>Parallel with Multi-Threading</text:p>
          </table:table-cell>
          <table:covered-table-cell table:style-name="ce27"/>
          <table:covered-table-cell table:number-columns-repeated="2" table:style-name="ce41"/>
          <table:covered-table-cell table:number-columns-repeated="2" table:style-name="Default"/>
          <table:covered-table-cell table:number-columns-repeated="6" table:style-name="ce41"/>
          <table:table-cell table:style-name="Default" table:number-columns-repeated="3"/>
          <table:table-cell table:number-columns-repeated="5"/>
          <table:covered-table-cell table:style-name="ce2"/>
          <table:table-cell table:style-name="ce27" office:value-type="string" calcext:value-type="string" table:number-columns-spanned="4" table:number-rows-spanned="1">
            <text:p>Parallel with Multi-Threading</text:p>
          </table:table-cell>
          <table:covered-table-cell table:number-columns-repeated="3" table:style-name="ce41"/>
          <table:table-cell table:style-name="Default"/>
          <table:table-cell table:number-columns-repeated="36"/>
          <table:table-cell table:style-name="Default"/>
        </table:table-row>
        <table:table-row table:style-name="ro1">
          <table:covered-table-cell table:style-name="ce3"/>
          <table:table-cell table:style-name="ce29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9" office:value-type="string" calcext:value-type="string">
            <text:p>2 Threads</text:p>
          </table:covered-table-cell>
          <table:table-cell table:style-name="ce29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9" office:value-type="string" calcext:value-type="string">
            <text:p>4 Threads</text:p>
          </table:covered-table-cell>
          <table:table-cell table:style-name="ce29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9" office:value-type="string" calcext:value-type="string">
            <text:p>8 Threads</text:p>
          </table:covered-table-cell>
          <table:table-cell table:style-name="ce29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9" office:value-type="string" calcext:value-type="string">
            <text:p>12 Threads</text:p>
          </table:covered-table-cell>
          <table:table-cell table:style-name="Default" table:number-columns-repeated="6"/>
          <table:table-cell table:number-columns-repeated="2"/>
          <table:covered-table-cell table:style-name="ce3"/>
          <table:table-cell table:style-name="ce29" office:value-type="string" calcext:value-type="string">
            <text:p>2 Threads</text:p>
          </table:table-cell>
          <table:table-cell table:style-name="ce29" office:value-type="string" calcext:value-type="string">
            <text:p>4 Threads</text:p>
          </table:table-cell>
          <table:table-cell table:style-name="ce29" office:value-type="string" calcext:value-type="string">
            <text:p>8 Threads</text:p>
          </table:table-cell>
          <table:table-cell table:style-name="ce29" office:value-type="string" calcext:value-type="string">
            <text:p>12 Threads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0.973776223776224" calcext:value-type="float">
            <text:p>0.974</text:p>
          </table:table-cell>
          <table:table-cell table:style-name="ce30" table:formula="of:=[.E47]/[.K47]" office:value-type="float" office:value="0.973776223776224" calcext:value-type="float">
            <text:p>0.974</text:p>
          </table:table-cell>
          <table:table-cell table:style-name="ce30" table:formula="of:=[.E47]/[.N47]" office:value-type="float" office:value="1.13673469387755" calcext:value-type="float">
            <text:p>1.137</text:p>
          </table:table-cell>
          <table:table-cell table:style-name="ce30" table:formula="of:=[.E47]/[.Q47]" office:value-type="float" office:value="0.882725832012678" calcext:value-type="float">
            <text:p>0.883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0.973776223776224" calcext:value-type="float">
            <text:p>0.974</text:p>
          </table:table-cell>
          <table:table-cell table:style-name="ce31" table:formula="of:=[.F47]/[.I47]" office:value-type="float" office:value="0.911262798634812" calcext:value-type="float">
            <text:p>0.911</text:p>
          </table:table-cell>
          <table:table-cell table:style-name="ce31" table:formula="of:=[.G47]/[.J47]" office:value-type="float" office:value="1.25" calcext:value-type="float">
            <text:p>1.250</text:p>
          </table:table-cell>
          <table:table-cell table:style-name="ce30" table:formula="of:=[.E47]/[.K47]" office:value-type="float" office:value="0.973776223776224" calcext:value-type="float">
            <text:p>0.974</text:p>
          </table:table-cell>
          <table:table-cell table:style-name="ce31" table:formula="of:=[.F47]/[.L47]" office:value-type="float" office:value="0.894472361809045" calcext:value-type="float">
            <text:p>0.894</text:p>
          </table:table-cell>
          <table:table-cell table:style-name="ce31" table:formula="of:=[.G47]/[.M47]" office:value-type="float" office:value="1.40625" calcext:value-type="float">
            <text:p>1.406</text:p>
          </table:table-cell>
          <table:table-cell table:style-name="ce30" table:formula="of:=[.E47]/[.N47]" office:value-type="float" office:value="1.13673469387755" calcext:value-type="float">
            <text:p>1.137</text:p>
          </table:table-cell>
          <table:table-cell table:style-name="ce31" table:formula="of:=[.F47]/[.O47]" office:value-type="float" office:value="0.974452554744526" calcext:value-type="float">
            <text:p>0.974</text:p>
          </table:table-cell>
          <table:table-cell table:style-name="ce31" table:formula="of:=[.G47]/[.P47]" office:value-type="float" office:value="1.62650602409639" calcext:value-type="float">
            <text:p>1.627</text:p>
          </table:table-cell>
          <table:table-cell table:style-name="ce30" table:formula="of:=[.E47]/[.Q47]" office:value-type="float" office:value="0.882725832012678" calcext:value-type="float">
            <text:p>0.883</text:p>
          </table:table-cell>
          <table:table-cell table:style-name="ce31" table:formula="of:=[.F47]/[.R47]" office:value-type="float" office:value="0.812785388127854" calcext:value-type="float">
            <text:p>0.813</text:p>
          </table:table-cell>
          <table:table-cell table:style-name="ce31" table:formula="of:=[.G47]/[.S47]" office:value-type="float" office:value="0.849056603773585" calcext:value-type="float">
            <text:p>0.849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0.876441515650741" calcext:value-type="float">
            <text:p>0.876</text:p>
          </table:table-cell>
          <table:table-cell table:style-name="ce30" table:formula="of:=[.E48]/[.K48]" office:value-type="float" office:value="0.841772151898734" calcext:value-type="float">
            <text:p>0.842</text:p>
          </table:table-cell>
          <table:table-cell table:style-name="ce30" table:formula="of:=[.E48]/[.N48]" office:value-type="float" office:value="0.858064516129032" calcext:value-type="float">
            <text:p>0.858</text:p>
          </table:table-cell>
          <table:table-cell table:style-name="ce30" table:formula="of:=[.E48]/[.Q48]" office:value-type="float" office:value="0.873563218390805" calcext:value-type="float">
            <text:p>0.874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0.876441515650741" calcext:value-type="float">
            <text:p>0.876</text:p>
          </table:table-cell>
          <table:table-cell table:style-name="ce31" table:formula="of:=[.F48]/[.I48]" office:value-type="float" office:value="0.911764705882353" calcext:value-type="float">
            <text:p>0.912</text:p>
          </table:table-cell>
          <table:table-cell table:style-name="ce31" table:formula="of:=[.G48]/[.J48]" office:value-type="float" office:value="0.641711229946524" calcext:value-type="float">
            <text:p>0.642</text:p>
          </table:table-cell>
          <table:table-cell table:style-name="ce30" table:formula="of:=[.E48]/[.K48]" office:value-type="float" office:value="0.841772151898734" calcext:value-type="float">
            <text:p>0.842</text:p>
          </table:table-cell>
          <table:table-cell table:style-name="ce31" table:formula="of:=[.F48]/[.L48]" office:value-type="float" office:value="0.807044410413476" calcext:value-type="float">
            <text:p>0.807</text:p>
          </table:table-cell>
          <table:table-cell table:style-name="ce31" table:formula="of:=[.G48]/[.M48]" office:value-type="float" office:value="0.827586206896552" calcext:value-type="float">
            <text:p>0.828</text:p>
          </table:table-cell>
          <table:table-cell table:style-name="ce30" table:formula="of:=[.E48]/[.N48]" office:value-type="float" office:value="0.858064516129032" calcext:value-type="float">
            <text:p>0.858</text:p>
          </table:table-cell>
          <table:table-cell table:style-name="ce31" table:formula="of:=[.F48]/[.O48]" office:value-type="float" office:value="0.751783166904422" calcext:value-type="float">
            <text:p>0.752</text:p>
          </table:table-cell>
          <table:table-cell table:style-name="ce31" table:formula="of:=[.G48]/[.P48]" office:value-type="float" office:value="1.00840336134454" calcext:value-type="float">
            <text:p>1.008</text:p>
          </table:table-cell>
          <table:table-cell table:style-name="ce30" table:formula="of:=[.E48]/[.Q48]" office:value-type="float" office:value="0.873563218390805" calcext:value-type="float">
            <text:p>0.874</text:p>
          </table:table-cell>
          <table:table-cell table:style-name="ce31" table:formula="of:=[.F48]/[.R48]" office:value-type="float" office:value="0.799696509863429" calcext:value-type="float">
            <text:p>0.800</text:p>
          </table:table-cell>
          <table:table-cell table:style-name="ce31" table:formula="of:=[.G48]/[.S48]" office:value-type="float" office:value="0.833333333333333" calcext:value-type="float">
            <text:p>0.833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05696202531646" calcext:value-type="float">
            <text:p>1.057</text:p>
          </table:table-cell>
          <table:table-cell table:style-name="ce30" table:formula="of:=[.E49]/[.K49]" office:value-type="float" office:value="1.22120658135283" calcext:value-type="float">
            <text:p>1.221</text:p>
          </table:table-cell>
          <table:table-cell table:style-name="ce30" table:formula="of:=[.E49]/[.N49]" office:value-type="float" office:value="1.28957528957529" calcext:value-type="float">
            <text:p>1.290</text:p>
          </table:table-cell>
          <table:table-cell table:style-name="ce30" table:formula="of:=[.E49]/[.Q49]" office:value-type="float" office:value="1.16376306620209" calcext:value-type="float">
            <text:p>1.164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05696202531646" calcext:value-type="float">
            <text:p>1.057</text:p>
          </table:table-cell>
          <table:table-cell table:style-name="ce31" table:formula="of:=[.F49]/[.I49]" office:value-type="float" office:value="1.01917404129794" calcext:value-type="float">
            <text:p>1.019</text:p>
          </table:table-cell>
          <table:table-cell table:style-name="ce31" table:formula="of:=[.G49]/[.J49]" office:value-type="float" office:value="1.31034482758621" calcext:value-type="float">
            <text:p>1.310</text:p>
          </table:table-cell>
          <table:table-cell table:style-name="ce30" table:formula="of:=[.E49]/[.K49]" office:value-type="float" office:value="1.22120658135283" calcext:value-type="float">
            <text:p>1.221</text:p>
          </table:table-cell>
          <table:table-cell table:style-name="ce31" table:formula="of:=[.F49]/[.L49]" office:value-type="float" office:value="1.14784053156146" calcext:value-type="float">
            <text:p>1.148</text:p>
          </table:table-cell>
          <table:table-cell table:style-name="ce31" table:formula="of:=[.G49]/[.M49]" office:value-type="float" office:value="1.36936936936937" calcext:value-type="float">
            <text:p>1.369</text:p>
          </table:table-cell>
          <table:table-cell table:style-name="ce30" table:formula="of:=[.E49]/[.N49]" office:value-type="float" office:value="1.28957528957529" calcext:value-type="float">
            <text:p>1.290</text:p>
          </table:table-cell>
          <table:table-cell table:style-name="ce31" table:formula="of:=[.F49]/[.O49]" office:value-type="float" office:value="0.937584803256445" calcext:value-type="float">
            <text:p>0.938</text:p>
          </table:table-cell>
          <table:table-cell table:style-name="ce31" table:formula="of:=[.G49]/[.P49]" office:value-type="float" office:value="1.35714285714286" calcext:value-type="float">
            <text:p>1.357</text:p>
          </table:table-cell>
          <table:table-cell table:style-name="ce30" table:formula="of:=[.E49]/[.Q49]" office:value-type="float" office:value="1.16376306620209" calcext:value-type="float">
            <text:p>1.164</text:p>
          </table:table-cell>
          <table:table-cell table:style-name="ce31" table:formula="of:=[.F49]/[.R49]" office:value-type="float" office:value="0.900912646675359" calcext:value-type="float">
            <text:p>0.901</text:p>
          </table:table-cell>
          <table:table-cell table:style-name="ce31" table:formula="of:=[.G49]/[.S49]" office:value-type="float" office:value="1.24590163934426" calcext:value-type="float">
            <text:p>1.246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07507987220447" calcext:value-type="float">
            <text:p>1.075</text:p>
          </table:table-cell>
          <table:table-cell table:style-name="ce30" table:formula="of:=[.E50]/[.K50]" office:value-type="float" office:value="0.951909476661952" calcext:value-type="float">
            <text:p>0.952</text:p>
          </table:table-cell>
          <table:table-cell table:style-name="ce30" table:formula="of:=[.E50]/[.N50]" office:value-type="float" office:value="0.845477386934673" calcext:value-type="float">
            <text:p>0.845</text:p>
          </table:table-cell>
          <table:table-cell table:style-name="ce30" table:formula="of:=[.E50]/[.Q50]" office:value-type="float" office:value="0.79456906729634" calcext:value-type="float">
            <text:p>0.795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07507987220447" calcext:value-type="float">
            <text:p>1.075</text:p>
          </table:table-cell>
          <table:table-cell table:style-name="ce31" table:formula="of:=[.F50]/[.I50]" office:value-type="float" office:value="0.948965517241379" calcext:value-type="float">
            <text:p>0.949</text:p>
          </table:table-cell>
          <table:table-cell table:style-name="ce31" table:formula="of:=[.G50]/[.J50]" office:value-type="float" office:value="1.03759398496241" calcext:value-type="float">
            <text:p>1.038</text:p>
          </table:table-cell>
          <table:table-cell table:style-name="ce30" table:formula="of:=[.E50]/[.K50]" office:value-type="float" office:value="0.951909476661952" calcext:value-type="float">
            <text:p>0.952</text:p>
          </table:table-cell>
          <table:table-cell table:style-name="ce31" table:formula="of:=[.F50]/[.L50]" office:value-type="float" office:value="0.627164995442115" calcext:value-type="float">
            <text:p>0.627</text:p>
          </table:table-cell>
          <table:table-cell table:style-name="ce31" table:formula="of:=[.G50]/[.M50]" office:value-type="float" office:value="0.846625766871166" calcext:value-type="float">
            <text:p>0.847</text:p>
          </table:table-cell>
          <table:table-cell table:style-name="ce30" table:formula="of:=[.E50]/[.N50]" office:value-type="float" office:value="0.845477386934673" calcext:value-type="float">
            <text:p>0.845</text:p>
          </table:table-cell>
          <table:table-cell table:style-name="ce31" table:formula="of:=[.F50]/[.O50]" office:value-type="float" office:value="0.293515358361775" calcext:value-type="float">
            <text:p>0.294</text:p>
          </table:table-cell>
          <table:table-cell table:style-name="ce31" table:formula="of:=[.G50]/[.P50]" office:value-type="float" office:value="0.932432432432432" calcext:value-type="float">
            <text:p>0.932</text:p>
          </table:table-cell>
          <table:table-cell table:style-name="ce30" table:formula="of:=[.E50]/[.Q50]" office:value-type="float" office:value="0.79456906729634" calcext:value-type="float">
            <text:p>0.795</text:p>
          </table:table-cell>
          <table:table-cell table:style-name="ce31" table:formula="of:=[.F50]/[.R50]" office:value-type="float" office:value="0.221435468297393" calcext:value-type="float">
            <text:p>0.221</text:p>
          </table:table-cell>
          <table:table-cell table:style-name="ce31" table:formula="of:=[.G50]/[.S50]" office:value-type="float" office:value="1.04545454545455" calcext:value-type="float">
            <text:p>1.045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1.16772554002541" calcext:value-type="float">
            <text:p>1.168</text:p>
          </table:table-cell>
          <table:table-cell table:style-name="ce30" table:formula="of:=[.E51]/[.K51]" office:value-type="float" office:value="1.20287958115183" calcext:value-type="float">
            <text:p>1.203</text:p>
          </table:table-cell>
          <table:table-cell table:style-name="ce30" table:formula="of:=[.E51]/[.N51]" office:value-type="float" office:value="1.15889029003783" calcext:value-type="float">
            <text:p>1.159</text:p>
          </table:table-cell>
          <table:table-cell table:style-name="ce30" table:formula="of:=[.E51]/[.Q51]" office:value-type="float" office:value="1.02566964285714" calcext:value-type="float">
            <text:p>1.026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1.16772554002541" calcext:value-type="float">
            <text:p>1.168</text:p>
          </table:table-cell>
          <table:table-cell table:style-name="ce31" table:formula="of:=[.F51]/[.I51]" office:value-type="float" office:value="0.866477272727273" calcext:value-type="float">
            <text:p>0.866</text:p>
          </table:table-cell>
          <table:table-cell table:style-name="ce31" table:formula="of:=[.G51]/[.J51]" office:value-type="float" office:value="1.37383177570093" calcext:value-type="float">
            <text:p>1.374</text:p>
          </table:table-cell>
          <table:table-cell table:style-name="ce30" table:formula="of:=[.E51]/[.K51]" office:value-type="float" office:value="1.20287958115183" calcext:value-type="float">
            <text:p>1.203</text:p>
          </table:table-cell>
          <table:table-cell table:style-name="ce31" table:formula="of:=[.F51]/[.L51]" office:value-type="float" office:value="0.630599586492074" calcext:value-type="float">
            <text:p>0.631</text:p>
          </table:table-cell>
          <table:table-cell table:style-name="ce31" table:formula="of:=[.G51]/[.M51]" office:value-type="float" office:value="1.33636363636364" calcext:value-type="float">
            <text:p>1.336</text:p>
          </table:table-cell>
          <table:table-cell table:style-name="ce30" table:formula="of:=[.E51]/[.N51]" office:value-type="float" office:value="1.15889029003783" calcext:value-type="float">
            <text:p>1.159</text:p>
          </table:table-cell>
          <table:table-cell table:style-name="ce31" table:formula="of:=[.F51]/[.O51]" office:value-type="float" office:value="0.359105180533752" calcext:value-type="float">
            <text:p>0.359</text:p>
          </table:table-cell>
          <table:table-cell table:style-name="ce31" table:formula="of:=[.G51]/[.P51]" office:value-type="float" office:value="1.56382978723404" calcext:value-type="float">
            <text:p>1.564</text:p>
          </table:table-cell>
          <table:table-cell table:style-name="ce30" table:formula="of:=[.E51]/[.Q51]" office:value-type="float" office:value="1.02566964285714" calcext:value-type="float">
            <text:p>1.026</text:p>
          </table:table-cell>
          <table:table-cell table:style-name="ce31" table:formula="of:=[.F51]/[.R51]" office:value-type="float" office:value="0.268014059753954" calcext:value-type="float">
            <text:p>0.268</text:p>
          </table:table-cell>
          <table:table-cell table:style-name="ce31" table:formula="of:=[.G51]/[.S51]" office:value-type="float" office:value="1.02083333333333" calcext:value-type="float">
            <text:p>1.021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53600993377483" calcext:value-type="float">
            <text:p>1.536</text:p>
          </table:table-cell>
          <table:table-cell table:style-name="ce30" table:formula="of:=[.E52]/[.K52]" office:value-type="float" office:value="2.25729927007299" calcext:value-type="float">
            <text:p>2.257</text:p>
          </table:table-cell>
          <table:table-cell table:style-name="ce30" table:formula="of:=[.E52]/[.N52]" office:value-type="float" office:value="2.47235176548967" calcext:value-type="float">
            <text:p>2.472</text:p>
          </table:table-cell>
          <table:table-cell table:style-name="ce30" table:formula="of:=[.E52]/[.Q52]" office:value-type="float" office:value="2.54701441317776" calcext:value-type="float">
            <text:p>2.547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53600993377483" calcext:value-type="float">
            <text:p>1.536</text:p>
          </table:table-cell>
          <table:table-cell table:style-name="ce31" table:formula="of:=[.F52]/[.I52]" office:value-type="float" office:value="0.870944992947814" calcext:value-type="float">
            <text:p>0.871</text:p>
          </table:table-cell>
          <table:table-cell table:style-name="ce31" table:formula="of:=[.G52]/[.J52]" office:value-type="float" office:value="1.375" calcext:value-type="float">
            <text:p>1.375</text:p>
          </table:table-cell>
          <table:table-cell table:style-name="ce30" table:formula="of:=[.E52]/[.K52]" office:value-type="float" office:value="2.25729927007299" calcext:value-type="float">
            <text:p>2.257</text:p>
          </table:table-cell>
          <table:table-cell table:style-name="ce31" table:formula="of:=[.F52]/[.L52]" office:value-type="float" office:value="0.752589884216941" calcext:value-type="float">
            <text:p>0.753</text:p>
          </table:table-cell>
          <table:table-cell table:style-name="ce31" table:formula="of:=[.G52]/[.M52]" office:value-type="float" office:value="0.956521739130435" calcext:value-type="float">
            <text:p>0.957</text:p>
          </table:table-cell>
          <table:table-cell table:style-name="ce30" table:formula="of:=[.E52]/[.N52]" office:value-type="float" office:value="2.47235176548967" calcext:value-type="float">
            <text:p>2.472</text:p>
          </table:table-cell>
          <table:table-cell table:style-name="ce31" table:formula="of:=[.F52]/[.O52]" office:value-type="float" office:value="0.520365168539326" calcext:value-type="float">
            <text:p>0.520</text:p>
          </table:table-cell>
          <table:table-cell table:style-name="ce31" table:formula="of:=[.G52]/[.P52]" office:value-type="float" office:value="0.857142857142857" calcext:value-type="float">
            <text:p>0.857</text:p>
          </table:table-cell>
          <table:table-cell table:style-name="ce30" table:formula="of:=[.E52]/[.Q52]" office:value-type="float" office:value="2.54701441317776" calcext:value-type="float">
            <text:p>2.547</text:p>
          </table:table-cell>
          <table:table-cell table:style-name="ce31" table:formula="of:=[.F52]/[.R52]" office:value-type="float" office:value="0.389385181292696" calcext:value-type="float">
            <text:p>0.389</text:p>
          </table:table-cell>
          <table:table-cell table:style-name="ce31" table:formula="of:=[.G52]/[.S52]" office:value-type="float" office:value="0.977777777777778" calcext:value-type="float">
            <text:p>0.978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47162935970849" calcext:value-type="float">
            <text:p>1.472</text:p>
          </table:table-cell>
          <table:table-cell table:style-name="ce30" table:formula="of:=[.E53]/[.K53]" office:value-type="float" office:value="2.44783098103732" calcext:value-type="float">
            <text:p>2.448</text:p>
          </table:table-cell>
          <table:table-cell table:style-name="ce30" table:formula="of:=[.E53]/[.N53]" office:value-type="float" office:value="3.69060052219321" calcext:value-type="float">
            <text:p>3.691</text:p>
          </table:table-cell>
          <table:table-cell table:style-name="ce30" table:formula="of:=[.E53]/[.Q53]" office:value-type="float" office:value="3.39294287085934" calcext:value-type="float">
            <text:p>3.393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47162935970849" calcext:value-type="float">
            <text:p>1.472</text:p>
          </table:table-cell>
          <table:table-cell table:style-name="ce31" table:formula="of:=[.F53]/[.I53]" office:value-type="float" office:value="0.752287720791658" calcext:value-type="float">
            <text:p>0.752</text:p>
          </table:table-cell>
          <table:table-cell table:style-name="ce31" table:formula="of:=[.G53]/[.J53]" office:value-type="float" office:value="0.717391304347826" calcext:value-type="float">
            <text:p>0.717</text:p>
          </table:table-cell>
          <table:table-cell table:style-name="ce30" table:formula="of:=[.E53]/[.K53]" office:value-type="float" office:value="2.44783098103732" calcext:value-type="float">
            <text:p>2.448</text:p>
          </table:table-cell>
          <table:table-cell table:style-name="ce31" table:formula="of:=[.F53]/[.L53]" office:value-type="float" office:value="0.645485255181229" calcext:value-type="float">
            <text:p>0.645</text:p>
          </table:table-cell>
          <table:table-cell table:style-name="ce31" table:formula="of:=[.G53]/[.M53]" office:value-type="float" office:value="0.963503649635036" calcext:value-type="float">
            <text:p>0.964</text:p>
          </table:table-cell>
          <table:table-cell table:style-name="ce30" table:formula="of:=[.E53]/[.N53]" office:value-type="float" office:value="3.69060052219321" calcext:value-type="float">
            <text:p>3.691</text:p>
          </table:table-cell>
          <table:table-cell table:style-name="ce31" table:formula="of:=[.F53]/[.O53]" office:value-type="float" office:value="0.555250137438153" calcext:value-type="float">
            <text:p>0.555</text:p>
          </table:table-cell>
          <table:table-cell table:style-name="ce31" table:formula="of:=[.G53]/[.P53]" office:value-type="float" office:value="1.55294117647059" calcext:value-type="float">
            <text:p>1.553</text:p>
          </table:table-cell>
          <table:table-cell table:style-name="ce30" table:formula="of:=[.E53]/[.Q53]" office:value-type="float" office:value="3.39294287085934" calcext:value-type="float">
            <text:p>3.393</text:p>
          </table:table-cell>
          <table:table-cell table:style-name="ce31" table:formula="of:=[.F53]/[.R53]" office:value-type="float" office:value="0.347826086956522" calcext:value-type="float">
            <text:p>0.348</text:p>
          </table:table-cell>
          <table:table-cell table:style-name="ce31" table:formula="of:=[.G53]/[.S53]" office:value-type="float" office:value="0.404907975460123" calcext:value-type="float">
            <text:p>0.405</text:p>
          </table:table-cell>
          <table:table-cell table:style-name="Default" table:number-columns-repeated="6"/>
          <table:table-cell table:number-columns-repeated="45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01:34:20.343984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19:34.721685363</meta:creation-date>
    <dc:date>2021-04-10T01:36:13.395667606</dc:date>
    <meta:editing-duration>PT9H27M18S</meta:editing-duration>
    <meta:editing-cycles>408</meta:editing-cycles>
    <meta:generator>LibreOffice/6.4.6.2$Linux_X86_64 LibreOffice_project/40$Build-2</meta:generator>
    <meta:document-statistic meta:table-count="1" meta:cell-count="123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555cm" svg:height="21.124cm" xlink:href=".." xlink:type="simple" chart:class="chart:bar" chart:style-name="ch1">
        <chart:title svg:x="13.283cm" svg:y="0.558cm" chart:style-name="ch2">
          <text:p>Pi Approximation (Monte Carlo Method) - Java Version</text:p>
        </chart:title>
        <chart:subtitle svg:x="16.246cm" svg:y="1.759cm" chart:style-name="ch3">
          <text:p>Execution Times in Seconds</text:p>
        </chart:subtitle>
        <chart:legend chart:legend-position="end" svg:x="34.948cm" svg:y="8.769cm" style:legend-expansion="high" chart:style-name="ch4"/>
        <chart:plot-area chart:style-name="ch5" table:cell-range-address="'Performance Comparison - Sequential and Parallel with Executor Service'.A45:'Performance Comparison - Sequential and Parallel with Executor Service'.S53" chart:data-source-has-labels="both" svg:x="1.762cm" svg:y="2.864cm" svg:width="32.435cm" svg:height="16.857cm">
          <chartooo:coordinate-region svg:x="3.045cm" svg:y="3.063cm" svg:width="31.152cm" svg:height="15.613cm"/>
          <chart:axis chart:dimension="x" chart:name="primary-x" chart:style-name="ch6" chartooo:axis-type="auto">
            <chartooo:date-scale/>
            <chart:title svg:x="14.601cm" svg:y="20.143cm" chart:style-name="ch7">
              <text:p>Sequential/Parallel Configurations and Clocks</text:p>
            </chart:title>
            <chart:categories table:cell-range-address="'Performance Comparison - Sequential and Parallel with Executor Service'.B45:'Performance Comparison - Sequential and Parallel with Executor Service'.S46"/>
            <chart:grid chart:style-name="ch8" chart:class="major"/>
          </chart:axis>
          <chart:axis chart:dimension="y" chart:name="primary-y" chart:style-name="ch9">
            <chart:title svg:x="0.451cm" svg:y="13.32cm" chart:style-name="ch10">
              <text:p>Execution Times (Second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'Performance Comparison - Sequential and Parallel with Executor Service'.B47:'Performance Comparison - Sequential and Parallel with Executor Service'.S47" chart:label-cell-address="'Performance Comparison - Sequential and Parallel with Executor Service'.A47:'Performance Comparison - Sequential and Parallel with Executor Service'.A47" chart:class="chart:bar">
            <chart:data-point chart:repeated="18"/>
          </chart:series>
          <chart:series chart:style-name="ch13" chart:values-cell-range-address="'Performance Comparison - Sequential and Parallel with Executor Service'.B48:'Performance Comparison - Sequential and Parallel with Executor Service'.S48" chart:label-cell-address="'Performance Comparison - Sequential and Parallel with Executor Service'.A48:'Performance Comparison - Sequential and Parallel with Executor Service'.A48" chart:class="chart:bar">
            <chart:data-point chart:repeated="18"/>
          </chart:series>
          <chart:series chart:style-name="ch14" chart:values-cell-range-address="'Performance Comparison - Sequential and Parallel with Executor Service'.B49:'Performance Comparison - Sequential and Parallel with Executor Service'.S49" chart:label-cell-address="'Performance Comparison - Sequential and Parallel with Executor Service'.A49:'Performance Comparison - Sequential and Parallel with Executor Service'.A49" chart:class="chart:bar">
            <chart:data-point chart:repeated="18"/>
          </chart:series>
          <chart:series chart:style-name="ch15" chart:values-cell-range-address="'Performance Comparison - Sequential and Parallel with Executor Service'.B50:'Performance Comparison - Sequential and Parallel with Executor Service'.S50" chart:label-cell-address="'Performance Comparison - Sequential and Parallel with Executor Service'.A50:'Performance Comparison - Sequential and Parallel with Executor Service'.A50" chart:class="chart:bar">
            <chart:data-point chart:repeated="18"/>
          </chart:series>
          <chart:series chart:style-name="ch16" chart:values-cell-range-address="'Performance Comparison - Sequential and Parallel with Executor Service'.B51:'Performance Comparison - Sequential and Parallel with Executor Service'.S51" chart:label-cell-address="'Performance Comparison - Sequential and Parallel with Executor Service'.A51:'Performance Comparison - Sequential and Parallel with Executor Service'.A51" chart:class="chart:bar">
            <chart:data-point chart:repeated="18"/>
          </chart:series>
          <chart:series chart:style-name="ch17" chart:values-cell-range-address="'Performance Comparison - Sequential and Parallel with Executor Service'.B52:'Performance Comparison - Sequential and Parallel with Executor Service'.S52" chart:label-cell-address="'Performance Comparison - Sequential and Parallel with Executor Service'.A52:'Performance Comparison - Sequential and Parallel with Executor Service'.A52" chart:class="chart:bar">
            <chart:data-point chart:repeated="18"/>
          </chart:series>
          <chart:series chart:style-name="ch18" chart:values-cell-range-address="'Performance Comparison - Sequential and Parallel with Executor Service'.B53:'Performance Comparison - Sequential and Parallel with Executor Service'.S53" chart:label-cell-address="'Performance Comparison - Sequential and Parallel with Executor Service'.A53:'Performance Comparison - Sequential and Parallel with Executor Service'.A53" chart:class="chart:bar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B45:'Performance Comparison - Sequential and Parallel with Executor Service'.S46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Executor Service'.A47:'Performance Comparison - Sequential and Parallel with Executor Service'.A47</svg:desc>
                </draw:g>
              </table:table-cell>
              <table:table-cell office:value-type="float" office:value="0.1152">
                <text:p>0.1152</text:p>
                <draw:g>
                  <svg:desc>'Performance Comparison - Sequential and Parallel with Executor Service'.B47:'Performance Comparison - Sequential and Parallel with Executor Service'.S47</svg:desc>
                </draw:g>
              </table:table-cell>
              <table:table-cell office:value-type="float" office:value="0.1016">
                <text:p>0.1016</text:p>
              </table:table-cell>
              <table:table-cell office:value-type="float" office:value="0.0348">
                <text:p>0.0348</text:p>
              </table:table-cell>
              <table:table-cell office:value-type="float" office:value="0.1114">
                <text:p>0.1114</text:p>
              </table:table-cell>
              <table:table-cell office:value-type="float" office:value="0.1068">
                <text:p>0.1068</text:p>
              </table:table-cell>
              <table:table-cell office:value-type="float" office:value="0.027">
                <text:p>0.027</text:p>
              </table:table-cell>
              <table:table-cell office:value-type="float" office:value="0.1144">
                <text:p>0.1144</text:p>
              </table:table-cell>
              <table:table-cell office:value-type="float" office:value="0.1172">
                <text:p>0.1172</text:p>
              </table:table-cell>
              <table:table-cell office:value-type="float" office:value="0.0216">
                <text:p>0.0216</text:p>
              </table:table-cell>
              <table:table-cell office:value-type="float" office:value="0.1144">
                <text:p>0.1144</text:p>
              </table:table-cell>
              <table:table-cell office:value-type="float" office:value="0.1194">
                <text:p>0.1194</text:p>
              </table:table-cell>
              <table:table-cell office:value-type="float" office:value="0.0192">
                <text:p>0.0192</text:p>
              </table:table-cell>
              <table:table-cell office:value-type="float" office:value="0.098">
                <text:p>0.098</text:p>
              </table:table-cell>
              <table:table-cell office:value-type="float" office:value="0.1096">
                <text:p>0.1096</text:p>
              </table:table-cell>
              <table:table-cell office:value-type="float" office:value="0.0166">
                <text:p>0.0166</text:p>
              </table:table-cell>
              <table:table-cell office:value-type="float" office:value="0.1262">
                <text:p>0.1262</text:p>
              </table:table-cell>
              <table:table-cell office:value-type="float" office:value="0.1314">
                <text:p>0.1314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Executor Service'.A48:'Performance Comparison - Sequential and Parallel with Executor Service'.A48</svg:desc>
                </draw:g>
              </table:table-cell>
              <table:table-cell office:value-type="float" office:value="0.1128">
                <text:p>0.1128</text:p>
                <draw:g>
                  <svg:desc>'Performance Comparison - Sequential and Parallel with Executor Service'.B48:'Performance Comparison - Sequential and Parallel with Executor Service'.S48</svg:desc>
                </draw:g>
              </table:table-cell>
              <table:table-cell office:value-type="float" office:value="0.1068">
                <text:p>0.1068</text:p>
              </table:table-cell>
              <table:table-cell office:value-type="float" office:value="0.0278">
                <text:p>0.0278</text:p>
              </table:table-cell>
              <table:table-cell office:value-type="float" office:value="0.1064">
                <text:p>0.1064</text:p>
              </table:table-cell>
              <table:table-cell office:value-type="float" office:value="0.1054">
                <text:p>0.1054</text:p>
              </table:table-cell>
              <table:table-cell office:value-type="float" office:value="0.024">
                <text:p>0.024</text:p>
              </table:table-cell>
              <table:table-cell office:value-type="float" office:value="0.1214">
                <text:p>0.1214</text:p>
              </table:table-cell>
              <table:table-cell office:value-type="float" office:value="0.1156">
                <text:p>0.1156</text:p>
              </table:table-cell>
              <table:table-cell office:value-type="float" office:value="0.0374">
                <text:p>0.0374</text:p>
              </table:table-cell>
              <table:table-cell office:value-type="float" office:value="0.1264">
                <text:p>0.1264</text:p>
              </table:table-cell>
              <table:table-cell office:value-type="float" office:value="0.1306">
                <text:p>0.1306</text:p>
              </table:table-cell>
              <table:table-cell office:value-type="float" office:value="0.029">
                <text:p>0.029</text:p>
              </table:table-cell>
              <table:table-cell office:value-type="float" office:value="0.124">
                <text:p>0.124</text:p>
              </table:table-cell>
              <table:table-cell office:value-type="float" office:value="0.1402">
                <text:p>0.1402</text:p>
              </table:table-cell>
              <table:table-cell office:value-type="float" office:value="0.0238">
                <text:p>0.0238</text:p>
              </table:table-cell>
              <table:table-cell office:value-type="float" office:value="0.1218">
                <text:p>0.1218</text:p>
              </table:table-cell>
              <table:table-cell office:value-type="float" office:value="0.1318">
                <text:p>0.1318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Executor Service'.A49:'Performance Comparison - Sequential and Parallel with Executor Service'.A49</svg:desc>
                </draw:g>
              </table:table-cell>
              <table:table-cell office:value-type="float" office:value="0.122">
                <text:p>0.122</text:p>
                <draw:g>
                  <svg:desc>'Performance Comparison - Sequential and Parallel with Executor Service'.B49:'Performance Comparison - Sequential and Parallel with Executor Service'.S49</svg:desc>
                </draw:g>
              </table:table-cell>
              <table:table-cell office:value-type="float" office:value="0.1222">
                <text:p>0.1222</text:p>
              </table:table-cell>
              <table:table-cell office:value-type="float" office:value="0.025">
                <text:p>0.025</text:p>
              </table:table-cell>
              <table:table-cell office:value-type="float" office:value="0.1336">
                <text:p>0.1336</text:p>
              </table:table-cell>
              <table:table-cell office:value-type="float" office:value="0.1382">
                <text:p>0.1382</text:p>
              </table:table-cell>
              <table:table-cell office:value-type="float" office:value="0.0304">
                <text:p>0.0304</text:p>
              </table:table-cell>
              <table:table-cell office:value-type="float" office:value="0.1264">
                <text:p>0.1264</text:p>
              </table:table-cell>
              <table:table-cell office:value-type="float" office:value="0.1356">
                <text:p>0.1356</text:p>
              </table:table-cell>
              <table:table-cell office:value-type="float" office:value="0.0232">
                <text:p>0.0232</text:p>
              </table:table-cell>
              <table:table-cell office:value-type="float" office:value="0.1094">
                <text:p>0.1094</text:p>
              </table:table-cell>
              <table:table-cell office:value-type="float" office:value="0.1204">
                <text:p>0.1204</text:p>
              </table:table-cell>
              <table:table-cell office:value-type="float" office:value="0.0222">
                <text:p>0.0222</text:p>
              </table:table-cell>
              <table:table-cell office:value-type="float" office:value="0.1036">
                <text:p>0.1036</text:p>
              </table:table-cell>
              <table:table-cell office:value-type="float" office:value="0.1474">
                <text:p>0.1474</text:p>
              </table:table-cell>
              <table:table-cell office:value-type="float" office:value="0.0224">
                <text:p>0.0224</text:p>
              </table:table-cell>
              <table:table-cell office:value-type="float" office:value="0.1148">
                <text:p>0.1148</text:p>
              </table:table-cell>
              <table:table-cell office:value-type="float" office:value="0.1534">
                <text:p>0.1534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Executor Service'.A50:'Performance Comparison - Sequential and Parallel with Executor Service'.A50</svg:desc>
                </draw:g>
              </table:table-cell>
              <table:table-cell office:value-type="float" office:value="0.1546">
                <text:p>0.1546</text:p>
                <draw:g>
                  <svg:desc>'Performance Comparison - Sequential and Parallel with Executor Service'.B50:'Performance Comparison - Sequential and Parallel with Executor Service'.S50</svg:desc>
                </draw:g>
              </table:table-cell>
              <table:table-cell office:value-type="float" office:value="0.1474">
                <text:p>0.1474</text:p>
              </table:table-cell>
              <table:table-cell office:value-type="float" office:value="0.0306">
                <text:p>0.0306</text:p>
              </table:table-cell>
              <table:table-cell office:value-type="float" office:value="0.1346">
                <text:p>0.1346</text:p>
              </table:table-cell>
              <table:table-cell office:value-type="float" office:value="0.1376">
                <text:p>0.1376</text:p>
              </table:table-cell>
              <table:table-cell office:value-type="float" office:value="0.0276">
                <text:p>0.0276</text:p>
              </table:table-cell>
              <table:table-cell office:value-type="float" office:value="0.1252">
                <text:p>0.1252</text:p>
              </table:table-cell>
              <table:table-cell office:value-type="float" office:value="0.145">
                <text:p>0.145</text:p>
              </table:table-cell>
              <table:table-cell office:value-type="float" office:value="0.0266">
                <text:p>0.0266</text:p>
              </table:table-cell>
              <table:table-cell office:value-type="float" office:value="0.1414">
                <text:p>0.1414</text:p>
              </table:table-cell>
              <table:table-cell office:value-type="float" office:value="0.2194">
                <text:p>0.2194</text:p>
              </table:table-cell>
              <table:table-cell office:value-type="float" office:value="0.0326">
                <text:p>0.0326</text:p>
              </table:table-cell>
              <table:table-cell office:value-type="float" office:value="0.1592">
                <text:p>0.1592</text:p>
              </table:table-cell>
              <table:table-cell office:value-type="float" office:value="0.4688">
                <text:p>0.4688</text:p>
              </table:table-cell>
              <table:table-cell office:value-type="float" office:value="0.0296">
                <text:p>0.0296</text:p>
              </table:table-cell>
              <table:table-cell office:value-type="float" office:value="0.1694">
                <text:p>0.1694</text:p>
              </table:table-cell>
              <table:table-cell office:value-type="float" office:value="0.6214">
                <text:p>0.6214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Executor Service'.A51:'Performance Comparison - Sequential and Parallel with Executor Service'.A51</svg:desc>
                </draw:g>
              </table:table-cell>
              <table:table-cell office:value-type="float" office:value="0.4732">
                <text:p>0.4732</text:p>
                <draw:g>
                  <svg:desc>'Performance Comparison - Sequential and Parallel with Executor Service'.B51:'Performance Comparison - Sequential and Parallel with Executor Service'.S51</svg:desc>
                </draw:g>
              </table:table-cell>
              <table:table-cell office:value-type="float" office:value="0.467">
                <text:p>0.467</text:p>
              </table:table-cell>
              <table:table-cell office:value-type="float" office:value="0.0268">
                <text:p>0.0268</text:p>
              </table:table-cell>
              <table:table-cell office:value-type="float" office:value="0.1838">
                <text:p>0.1838</text:p>
              </table:table-cell>
              <table:table-cell office:value-type="float" office:value="0.183">
                <text:p>0.183</text:p>
              </table:table-cell>
              <table:table-cell office:value-type="float" office:value="0.0294">
                <text:p>0.0294</text:p>
              </table:table-cell>
              <table:table-cell office:value-type="float" office:value="0.1574">
                <text:p>0.1574</text:p>
              </table:table-cell>
              <table:table-cell office:value-type="float" office:value="0.2112">
                <text:p>0.2112</text:p>
              </table:table-cell>
              <table:table-cell office:value-type="float" office:value="0.0214">
                <text:p>0.0214</text:p>
              </table:table-cell>
              <table:table-cell office:value-type="float" office:value="0.1528">
                <text:p>0.1528</text:p>
              </table:table-cell>
              <table:table-cell office:value-type="float" office:value="0.2902">
                <text:p>0.2902</text:p>
              </table:table-cell>
              <table:table-cell office:value-type="float" office:value="0.022">
                <text:p>0.022</text:p>
              </table:table-cell>
              <table:table-cell office:value-type="float" office:value="0.1586">
                <text:p>0.1586</text:p>
              </table:table-cell>
              <table:table-cell office:value-type="float" office:value="0.5096">
                <text:p>0.5096</text:p>
              </table:table-cell>
              <table:table-cell office:value-type="float" office:value="0.0188">
                <text:p>0.0188</text:p>
              </table:table-cell>
              <table:table-cell office:value-type="float" office:value="0.1792">
                <text:p>0.1792</text:p>
              </table:table-cell>
              <table:table-cell office:value-type="float" office:value="0.6828">
                <text:p>0.6828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Executor Service'.A52:'Performance Comparison - Sequential and Parallel with Executor Service'.A52</svg:desc>
                </draw:g>
              </table:table-cell>
              <table:table-cell office:value-type="float" office:value="3.682">
                <text:p>3.682</text:p>
                <draw:g>
                  <svg:desc>'Performance Comparison - Sequential and Parallel with Executor Service'.B52:'Performance Comparison - Sequential and Parallel with Executor Service'.S52</svg:desc>
                </draw:g>
              </table:table-cell>
              <table:table-cell office:value-type="float" office:value="3.6872">
                <text:p>3.6872</text:p>
              </table:table-cell>
              <table:table-cell office:value-type="float" office:value="0.02">
                <text:p>0.02</text:p>
              </table:table-cell>
              <table:table-cell office:value-type="float" office:value="0.7422">
                <text:p>0.7422</text:p>
              </table:table-cell>
              <table:table-cell office:value-type="float" office:value="0.741">
                <text:p>0.741</text:p>
              </table:table-cell>
              <table:table-cell office:value-type="float" office:value="0.0264">
                <text:p>0.0264</text:p>
              </table:table-cell>
              <table:table-cell office:value-type="float" office:value="0.4832">
                <text:p>0.4832</text:p>
              </table:table-cell>
              <table:table-cell office:value-type="float" office:value="0.8508">
                <text:p>0.8508</text:p>
              </table:table-cell>
              <table:table-cell office:value-type="float" office:value="0.0192">
                <text:p>0.0192</text:p>
              </table:table-cell>
              <table:table-cell office:value-type="float" office:value="0.3288">
                <text:p>0.3288</text:p>
              </table:table-cell>
              <table:table-cell office:value-type="float" office:value="0.9846">
                <text:p>0.9846</text:p>
              </table:table-cell>
              <table:table-cell office:value-type="float" office:value="0.0276">
                <text:p>0.0276</text:p>
              </table:table-cell>
              <table:table-cell office:value-type="float" office:value="0.3002">
                <text:p>0.3002</text:p>
              </table:table-cell>
              <table:table-cell office:value-type="float" office:value="1.424">
                <text:p>1.424</text:p>
              </table:table-cell>
              <table:table-cell office:value-type="float" office:value="0.0308">
                <text:p>0.0308</text:p>
              </table:table-cell>
              <table:table-cell office:value-type="float" office:value="0.2914">
                <text:p>0.2914</text:p>
              </table:table-cell>
              <table:table-cell office:value-type="float" office:value="1.903">
                <text:p>1.90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Executor Service'.A53:'Performance Comparison - Sequential and Parallel with Executor Service'.A53</svg:desc>
                </draw:g>
              </table:table-cell>
              <table:table-cell office:value-type="float" office:value="36.145">
                <text:p>36.145</text:p>
                <draw:g>
                  <svg:desc>'Performance Comparison - Sequential and Parallel with Executor Service'.B53:'Performance Comparison - Sequential and Parallel with Executor Service'.S53</svg:desc>
                </draw:g>
              </table:table-cell>
              <table:table-cell office:value-type="float" office:value="36.1418">
                <text:p>36.1418</text:p>
              </table:table-cell>
              <table:table-cell office:value-type="float" office:value="0.0238">
                <text:p>0.0238</text:p>
              </table:table-cell>
              <table:table-cell office:value-type="float" office:value="5.654">
                <text:p>5.654</text:p>
              </table:table-cell>
              <table:table-cell office:value-type="float" office:value="5.656">
                <text:p>5.656</text:p>
              </table:table-cell>
              <table:table-cell office:value-type="float" office:value="0.0264">
                <text:p>0.0264</text:p>
              </table:table-cell>
              <table:table-cell office:value-type="float" office:value="3.842">
                <text:p>3.842</text:p>
              </table:table-cell>
              <table:table-cell office:value-type="float" office:value="7.5184">
                <text:p>7.5184</text:p>
              </table:table-cell>
              <table:table-cell office:value-type="float" office:value="0.0368">
                <text:p>0.0368</text:p>
              </table:table-cell>
              <table:table-cell office:value-type="float" office:value="2.3098">
                <text:p>2.3098</text:p>
              </table:table-cell>
              <table:table-cell office:value-type="float" office:value="8.7624">
                <text:p>8.7624</text:p>
              </table:table-cell>
              <table:table-cell office:value-type="float" office:value="0.0274">
                <text:p>0.0274</text:p>
              </table:table-cell>
              <table:table-cell office:value-type="float" office:value="1.532">
                <text:p>1.532</text:p>
              </table:table-cell>
              <table:table-cell office:value-type="float" office:value="10.1864">
                <text:p>10.1864</text:p>
              </table:table-cell>
              <table:table-cell office:value-type="float" office:value="0.017">
                <text:p>0.017</text:p>
              </table:table-cell>
              <table:table-cell office:value-type="float" office:value="1.6664">
                <text:p>1.6664</text:p>
              </table:table-cell>
              <table:table-cell office:value-type="float" office:value="16.261">
                <text:p>16.261</text:p>
              </table:table-cell>
              <table:table-cell office:value-type="float" office:value="0.0652">
                <text:p>0.0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12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12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121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7.589cm" svg:height="21.143cm" xlink:href=".." xlink:type="simple" chart:class="chart:line" chart:style-name="ch1">
        <chart:title svg:x="13.3cm" svg:y="0.558cm" chart:style-name="ch2">
          <text:p>Pi Approximation (Monte Carlo Method) - Java Version</text:p>
        </chart:title>
        <chart:subtitle svg:x="15.39cm" svg:y="1.759cm" chart:style-name="ch3">
          <text:p>Speedups Achieved in Percentage (%)</text:p>
        </chart:subtitle>
        <chart:legend chart:legend-position="end" svg:x="33.229cm" svg:y="7.533cm" style:legend-expansion="high" chart:style-name="ch4"/>
        <chart:plot-area chart:style-name="ch5" table:cell-range-address="'Performance Comparison - Sequential and Parallel with Executor Service'.A59:'Performance Comparison - Sequential and Parallel with Executor Service'.M67" chart:data-source-has-labels="both" svg:x="1.762cm" svg:y="2.864cm" svg:width="30.716cm" svg:height="16.876cm">
          <chartooo:coordinate-region svg:x="2.86cm" svg:y="3.063cm" svg:width="28.69cm" svg:height="16.03cm"/>
          <chart:axis chart:dimension="x" chart:name="primary-x" chart:style-name="ch6" chartooo:axis-type="auto">
            <chartooo:date-scale/>
            <chart:title svg:x="15.819cm" svg:y="20.162cm" chart:style-name="ch7">
              <text:p>Number of Points</text:p>
            </chart:title>
            <chart:categories table:cell-range-address="'Performance Comparison - Sequential and Parallel with Executor Service'.A61:'Performance Comparison - Sequential and Parallel with Executor Service'.A67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391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Executor Service'.B61:'Performance Comparison - Sequential and Parallel with Executor Service'.B67" chart:label-cell-address="'Performance Comparison - Sequential and Parallel with Executor Service'.B59:'Performance Comparison - Sequential and Parallel with Executor Service'.B60" chart:class="chart:line">
            <chart:data-point chart:repeated="7"/>
          </chart:series>
          <chart:series chart:style-name="ch13" chart:values-cell-range-address="'Performance Comparison - Sequential and Parallel with Executor Service'.C61:'Performance Comparison - Sequential and Parallel with Executor Service'.C67" chart:label-cell-address="'Performance Comparison - Sequential and Parallel with Executor Service'.C59:'Performance Comparison - Sequential and Parallel with Executor Service'.C60" chart:class="chart:line">
            <chart:data-point chart:repeated="7"/>
          </chart:series>
          <chart:series chart:style-name="ch14" chart:values-cell-range-address="'Performance Comparison - Sequential and Parallel with Executor Service'.D61:'Performance Comparison - Sequential and Parallel with Executor Service'.D67" chart:label-cell-address="'Performance Comparison - Sequential and Parallel with Executor Service'.D59:'Performance Comparison - Sequential and Parallel with Executor Service'.D60" chart:class="chart:line">
            <chart:data-point chart:repeated="7"/>
          </chart:series>
          <chart:series chart:style-name="ch15" chart:values-cell-range-address="'Performance Comparison - Sequential and Parallel with Executor Service'.E61:'Performance Comparison - Sequential and Parallel with Executor Service'.E67" chart:label-cell-address="'Performance Comparison - Sequential and Parallel with Executor Service'.E59:'Performance Comparison - Sequential and Parallel with Executor Service'.E60" chart:class="chart:line">
            <chart:data-point chart:repeated="7"/>
          </chart:series>
          <chart:series chart:style-name="ch16" chart:values-cell-range-address="'Performance Comparison - Sequential and Parallel with Executor Service'.F61:'Performance Comparison - Sequential and Parallel with Executor Service'.F67" chart:label-cell-address="'Performance Comparison - Sequential and Parallel with Executor Service'.F59:'Performance Comparison - Sequential and Parallel with Executor Service'.F60" chart:class="chart:line">
            <chart:data-point chart:repeated="7"/>
          </chart:series>
          <chart:series chart:style-name="ch17" chart:values-cell-range-address="'Performance Comparison - Sequential and Parallel with Executor Service'.G61:'Performance Comparison - Sequential and Parallel with Executor Service'.G67" chart:label-cell-address="'Performance Comparison - Sequential and Parallel with Executor Service'.G59:'Performance Comparison - Sequential and Parallel with Executor Service'.G60" chart:class="chart:line">
            <chart:data-point chart:repeated="7"/>
          </chart:series>
          <chart:series chart:style-name="ch18" chart:values-cell-range-address="'Performance Comparison - Sequential and Parallel with Executor Service'.H61:'Performance Comparison - Sequential and Parallel with Executor Service'.H67" chart:label-cell-address="'Performance Comparison - Sequential and Parallel with Executor Service'.H59:'Performance Comparison - Sequential and Parallel with Executor Service'.H60" chart:class="chart:line">
            <chart:data-point chart:repeated="7"/>
          </chart:series>
          <chart:series chart:style-name="ch19" chart:values-cell-range-address="'Performance Comparison - Sequential and Parallel with Executor Service'.I61:'Performance Comparison - Sequential and Parallel with Executor Service'.I67" chart:label-cell-address="'Performance Comparison - Sequential and Parallel with Executor Service'.I59:'Performance Comparison - Sequential and Parallel with Executor Service'.I60" chart:class="chart:line">
            <chart:data-point chart:repeated="7"/>
          </chart:series>
          <chart:series chart:style-name="ch20" chart:values-cell-range-address="'Performance Comparison - Sequential and Parallel with Executor Service'.J61:'Performance Comparison - Sequential and Parallel with Executor Service'.J67" chart:label-cell-address="'Performance Comparison - Sequential and Parallel with Executor Service'.J59:'Performance Comparison - Sequential and Parallel with Executor Service'.J60" chart:class="chart:line">
            <chart:data-point chart:repeated="7"/>
          </chart:series>
          <chart:series chart:style-name="ch21" chart:values-cell-range-address="'Performance Comparison - Sequential and Parallel with Executor Service'.K61:'Performance Comparison - Sequential and Parallel with Executor Service'.K67" chart:label-cell-address="'Performance Comparison - Sequential and Parallel with Executor Service'.K59:'Performance Comparison - Sequential and Parallel with Executor Service'.K60" chart:class="chart:line">
            <chart:data-point chart:repeated="7"/>
          </chart:series>
          <chart:series chart:style-name="ch22" chart:values-cell-range-address="'Performance Comparison - Sequential and Parallel with Executor Service'.L61:'Performance Comparison - Sequential and Parallel with Executor Service'.L67" chart:label-cell-address="'Performance Comparison - Sequential and Parallel with Executor Service'.L59:'Performance Comparison - Sequential and Parallel with Executor Service'.L60" chart:class="chart:line">
            <chart:data-point chart:repeated="7"/>
          </chart:series>
          <chart:series chart:style-name="ch23" chart:values-cell-range-address="'Performance Comparison - Sequential and Parallel with Executor Service'.M61:'Performance Comparison - Sequential and Parallel with Executor Service'.M67" chart:label-cell-address="'Performance Comparison - Sequential and Parallel with Executor Service'.M59:'Performance Comparison - Sequential and Parallel with Executor Service'.M60" chart:class="chart:line">
            <chart:data-point chart:repeated="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B59:'Performance Comparison - Sequential and Parallel with Executor Service'.B60</svg:desc>
                </draw:g>
              </table:table-cell>
              <table:table-cell office:value-type="string">
                <text:p>2 Threads User</text:p>
                <text:list>
                  <text:list-item>
                    <text:p>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C59:'Performance Comparison - Sequential and Parallel with Executor Service'.C60</svg:desc>
                </draw:g>
              </table:table-cell>
              <table:table-cell office:value-type="string">
                <text:p>2 Threads System</text:p>
                <text:list>
                  <text:list-item>
                    <text:p>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D59:'Performance Comparison - Sequential and Parallel with Executor Service'.D60</svg:desc>
                </draw:g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E59:'Performance Comparison - Sequential and Parallel with Executor Service'.E60</svg:desc>
                </draw:g>
              </table:table-cell>
              <table:table-cell office:value-type="string">
                <text:p>4 Threads User</text:p>
                <text:list>
                  <text:list-item>
                    <text:p>4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F59:'Performance Comparison - Sequential and Parallel with Executor Service'.F60</svg:desc>
                </draw:g>
              </table:table-cell>
              <table:table-cell office:value-type="string">
                <text:p>4 Threads System</text:p>
                <text:list>
                  <text:list-item>
                    <text:p>4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G59:'Performance Comparison - Sequential and Parallel with Executor Service'.G60</svg:desc>
                </draw:g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H59:'Performance Comparison - Sequential and Parallel with Executor Service'.H60</svg:desc>
                </draw:g>
              </table:table-cell>
              <table:table-cell office:value-type="string">
                <text:p>8 Threads User</text:p>
                <text:list>
                  <text:list-item>
                    <text:p>8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I59:'Performance Comparison - Sequential and Parallel with Executor Service'.I60</svg:desc>
                </draw:g>
              </table:table-cell>
              <table:table-cell office:value-type="string">
                <text:p>8 Threads System</text:p>
                <text:list>
                  <text:list-item>
                    <text:p>8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J59:'Performance Comparison - Sequential and Parallel with Executor Service'.J60</svg:desc>
                </draw:g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K59:'Performance Comparison - Sequential and Parallel with Executor Service'.K60</svg:desc>
                </draw:g>
              </table:table-cell>
              <table:table-cell office:value-type="string">
                <text:p>12 Threads User</text:p>
                <text:list>
                  <text:list-item>
                    <text:p>1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L59:'Performance Comparison - Sequential and Parallel with Executor Service'.L60</svg:desc>
                </draw:g>
              </table:table-cell>
              <table:table-cell office:value-type="string">
                <text:p>12 Threads System</text:p>
                <text:list>
                  <text:list-item>
                    <text:p>1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M59:'Performance Comparison - Sequential and Parallel with Executor Service'.M6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Executor Service'.A61:'Performance Comparison - Sequential and Parallel with Executor Service'.A67</svg:desc>
                </draw:g>
              </table:table-cell>
              <table:table-cell office:value-type="float" office:value="0.973776223776224">
                <text:p>0.973776223776224</text:p>
                <draw:g>
                  <svg:desc>'Performance Comparison - Sequential and Parallel with Executor Service'.B61:'Performance Comparison - Sequential and Parallel with Executor Service'.B67</svg:desc>
                </draw:g>
              </table:table-cell>
              <table:table-cell office:value-type="float" office:value="0.911262798634812">
                <text:p>0.911262798634812</text:p>
                <draw:g>
                  <svg:desc>'Performance Comparison - Sequential and Parallel with Executor Service'.C61:'Performance Comparison - Sequential and Parallel with Executor Service'.C67</svg:desc>
                </draw:g>
              </table:table-cell>
              <table:table-cell office:value-type="float" office:value="1.25">
                <text:p>1.25</text:p>
                <draw:g>
                  <svg:desc>'Performance Comparison - Sequential and Parallel with Executor Service'.D61:'Performance Comparison - Sequential and Parallel with Executor Service'.D67</svg:desc>
                </draw:g>
              </table:table-cell>
              <table:table-cell office:value-type="float" office:value="0.973776223776224">
                <text:p>0.973776223776224</text:p>
                <draw:g>
                  <svg:desc>'Performance Comparison - Sequential and Parallel with Executor Service'.E61:'Performance Comparison - Sequential and Parallel with Executor Service'.E67</svg:desc>
                </draw:g>
              </table:table-cell>
              <table:table-cell office:value-type="float" office:value="0.894472361809045">
                <text:p>0.894472361809045</text:p>
                <draw:g>
                  <svg:desc>'Performance Comparison - Sequential and Parallel with Executor Service'.F61:'Performance Comparison - Sequential and Parallel with Executor Service'.F67</svg:desc>
                </draw:g>
              </table:table-cell>
              <table:table-cell office:value-type="float" office:value="1.40625">
                <text:p>1.40625</text:p>
                <draw:g>
                  <svg:desc>'Performance Comparison - Sequential and Parallel with Executor Service'.G61:'Performance Comparison - Sequential and Parallel with Executor Service'.G67</svg:desc>
                </draw:g>
              </table:table-cell>
              <table:table-cell office:value-type="float" office:value="1.13673469387755">
                <text:p>1.13673469387755</text:p>
                <draw:g>
                  <svg:desc>'Performance Comparison - Sequential and Parallel with Executor Service'.H61:'Performance Comparison - Sequential and Parallel with Executor Service'.H67</svg:desc>
                </draw:g>
              </table:table-cell>
              <table:table-cell office:value-type="float" office:value="0.974452554744526">
                <text:p>0.974452554744526</text:p>
                <draw:g>
                  <svg:desc>'Performance Comparison - Sequential and Parallel with Executor Service'.I61:'Performance Comparison - Sequential and Parallel with Executor Service'.I67</svg:desc>
                </draw:g>
              </table:table-cell>
              <table:table-cell office:value-type="float" office:value="1.62650602409639">
                <text:p>1.62650602409639</text:p>
                <draw:g>
                  <svg:desc>'Performance Comparison - Sequential and Parallel with Executor Service'.J61:'Performance Comparison - Sequential and Parallel with Executor Service'.J67</svg:desc>
                </draw:g>
              </table:table-cell>
              <table:table-cell office:value-type="float" office:value="0.882725832012678">
                <text:p>0.882725832012678</text:p>
                <draw:g>
                  <svg:desc>'Performance Comparison - Sequential and Parallel with Executor Service'.K61:'Performance Comparison - Sequential and Parallel with Executor Service'.K67</svg:desc>
                </draw:g>
              </table:table-cell>
              <table:table-cell office:value-type="float" office:value="0.812785388127854">
                <text:p>0.812785388127854</text:p>
                <draw:g>
                  <svg:desc>'Performance Comparison - Sequential and Parallel with Executor Service'.L61:'Performance Comparison - Sequential and Parallel with Executor Service'.L67</svg:desc>
                </draw:g>
              </table:table-cell>
              <table:table-cell office:value-type="float" office:value="0.849056603773585">
                <text:p>0.849056603773585</text:p>
                <draw:g>
                  <svg:desc>'Performance Comparison - Sequential and Parallel with Executor Service'.M61:'Performance Comparison - Sequential and Parallel with Executor Service'.M6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76441515650741">
                <text:p>0.876441515650741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0.641711229946524">
                <text:p>0.641711229946524</text:p>
              </table:table-cell>
              <table:table-cell office:value-type="float" office:value="0.841772151898734">
                <text:p>0.841772151898734</text:p>
              </table:table-cell>
              <table:table-cell office:value-type="float" office:value="0.807044410413476">
                <text:p>0.807044410413476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0.858064516129032">
                <text:p>0.858064516129032</text:p>
              </table:table-cell>
              <table:table-cell office:value-type="float" office:value="0.751783166904422">
                <text:p>0.751783166904422</text:p>
              </table:table-cell>
              <table:table-cell office:value-type="float" office:value="1.00840336134454">
                <text:p>1.00840336134454</text:p>
              </table:table-cell>
              <table:table-cell office:value-type="float" office:value="0.873563218390805">
                <text:p>0.873563218390805</text:p>
              </table:table-cell>
              <table:table-cell office:value-type="float" office:value="0.799696509863429">
                <text:p>0.79969650986342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05696202531646">
                <text:p>1.05696202531646</text:p>
              </table:table-cell>
              <table:table-cell office:value-type="float" office:value="1.01917404129794">
                <text:p>1.01917404129794</text:p>
              </table:table-cell>
              <table:table-cell office:value-type="float" office:value="1.31034482758621">
                <text:p>1.31034482758621</text:p>
              </table:table-cell>
              <table:table-cell office:value-type="float" office:value="1.22120658135283">
                <text:p>1.22120658135283</text:p>
              </table:table-cell>
              <table:table-cell office:value-type="float" office:value="1.14784053156146">
                <text:p>1.14784053156146</text:p>
              </table:table-cell>
              <table:table-cell office:value-type="float" office:value="1.36936936936937">
                <text:p>1.36936936936937</text:p>
              </table:table-cell>
              <table:table-cell office:value-type="float" office:value="1.28957528957529">
                <text:p>1.28957528957529</text:p>
              </table:table-cell>
              <table:table-cell office:value-type="float" office:value="0.937584803256445">
                <text:p>0.937584803256445</text:p>
              </table:table-cell>
              <table:table-cell office:value-type="float" office:value="1.35714285714286">
                <text:p>1.35714285714286</text:p>
              </table:table-cell>
              <table:table-cell office:value-type="float" office:value="1.16376306620209">
                <text:p>1.16376306620209</text:p>
              </table:table-cell>
              <table:table-cell office:value-type="float" office:value="0.900912646675359">
                <text:p>0.900912646675359</text:p>
              </table:table-cell>
              <table:table-cell office:value-type="float" office:value="1.24590163934426">
                <text:p>1.2459016393442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7507987220447">
                <text:p>1.07507987220447</text:p>
              </table:table-cell>
              <table:table-cell office:value-type="float" office:value="0.948965517241379">
                <text:p>0.948965517241379</text:p>
              </table:table-cell>
              <table:table-cell office:value-type="float" office:value="1.03759398496241">
                <text:p>1.03759398496241</text:p>
              </table:table-cell>
              <table:table-cell office:value-type="float" office:value="0.951909476661952">
                <text:p>0.951909476661952</text:p>
              </table:table-cell>
              <table:table-cell office:value-type="float" office:value="0.627164995442115">
                <text:p>0.627164995442115</text:p>
              </table:table-cell>
              <table:table-cell office:value-type="float" office:value="0.846625766871166">
                <text:p>0.846625766871166</text:p>
              </table:table-cell>
              <table:table-cell office:value-type="float" office:value="0.845477386934673">
                <text:p>0.845477386934673</text:p>
              </table:table-cell>
              <table:table-cell office:value-type="float" office:value="0.293515358361775">
                <text:p>0.293515358361775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79456906729634">
                <text:p>0.79456906729634</text:p>
              </table:table-cell>
              <table:table-cell office:value-type="float" office:value="0.221435468297393">
                <text:p>0.221435468297393</text:p>
              </table:table-cell>
              <table:table-cell office:value-type="float" office:value="1.04545454545455">
                <text:p>1.0454545454545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16772554002541">
                <text:p>1.16772554002541</text:p>
              </table:table-cell>
              <table:table-cell office:value-type="float" office:value="0.866477272727273">
                <text:p>0.866477272727273</text:p>
              </table:table-cell>
              <table:table-cell office:value-type="float" office:value="1.37383177570093">
                <text:p>1.37383177570093</text:p>
              </table:table-cell>
              <table:table-cell office:value-type="float" office:value="1.20287958115183">
                <text:p>1.20287958115183</text:p>
              </table:table-cell>
              <table:table-cell office:value-type="float" office:value="0.630599586492074">
                <text:p>0.630599586492074</text:p>
              </table:table-cell>
              <table:table-cell office:value-type="float" office:value="1.33636363636364">
                <text:p>1.33636363636364</text:p>
              </table:table-cell>
              <table:table-cell office:value-type="float" office:value="1.15889029003783">
                <text:p>1.15889029003783</text:p>
              </table:table-cell>
              <table:table-cell office:value-type="float" office:value="0.359105180533752">
                <text:p>0.359105180533752</text:p>
              </table:table-cell>
              <table:table-cell office:value-type="float" office:value="1.56382978723404">
                <text:p>1.56382978723404</text:p>
              </table:table-cell>
              <table:table-cell office:value-type="float" office:value="1.02566964285714">
                <text:p>1.02566964285714</text:p>
              </table:table-cell>
              <table:table-cell office:value-type="float" office:value="0.268014059753954">
                <text:p>0.268014059753954</text:p>
              </table:table-cell>
              <table:table-cell office:value-type="float" office:value="1.02083333333333">
                <text:p>1.0208333333333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53600993377483">
                <text:p>1.53600993377483</text:p>
              </table:table-cell>
              <table:table-cell office:value-type="float" office:value="0.870944992947814">
                <text:p>0.870944992947814</text:p>
              </table:table-cell>
              <table:table-cell office:value-type="float" office:value="1.375">
                <text:p>1.375</text:p>
              </table:table-cell>
              <table:table-cell office:value-type="float" office:value="2.25729927007299">
                <text:p>2.25729927007299</text:p>
              </table:table-cell>
              <table:table-cell office:value-type="float" office:value="0.752589884216941">
                <text:p>0.752589884216941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2.47235176548967">
                <text:p>2.47235176548967</text:p>
              </table:table-cell>
              <table:table-cell office:value-type="float" office:value="0.520365168539326">
                <text:p>0.5203651685393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2.54701441317776">
                <text:p>2.54701441317776</text:p>
              </table:table-cell>
              <table:table-cell office:value-type="float" office:value="0.389385181292696">
                <text:p>0.389385181292696</text:p>
              </table:table-cell>
              <table:table-cell office:value-type="float" office:value="0.977777777777778">
                <text:p>0.977777777777778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47162935970849">
                <text:p>1.47162935970849</text:p>
              </table:table-cell>
              <table:table-cell office:value-type="float" office:value="0.752287720791658">
                <text:p>0.752287720791658</text:p>
              </table:table-cell>
              <table:table-cell office:value-type="float" office:value="0.717391304347826">
                <text:p>0.717391304347826</text:p>
              </table:table-cell>
              <table:table-cell office:value-type="float" office:value="2.44783098103732">
                <text:p>2.44783098103732</text:p>
              </table:table-cell>
              <table:table-cell office:value-type="float" office:value="0.645485255181229">
                <text:p>0.645485255181229</text:p>
              </table:table-cell>
              <table:table-cell office:value-type="float" office:value="0.963503649635036">
                <text:p>0.963503649635036</text:p>
              </table:table-cell>
              <table:table-cell office:value-type="float" office:value="3.69060052219321">
                <text:p>3.69060052219321</text:p>
              </table:table-cell>
              <table:table-cell office:value-type="float" office:value="0.555250137438153">
                <text:p>0.555250137438153</text:p>
              </table:table-cell>
              <table:table-cell office:value-type="float" office:value="1.55294117647059">
                <text:p>1.55294117647059</text:p>
              </table:table-cell>
              <table:table-cell office:value-type="float" office:value="3.39294287085934">
                <text:p>3.39294287085934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404907975460123">
                <text:p>0.404907975460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831cm" svg:height="14.529cm" xlink:href=".." xlink:type="simple" chart:class="chart:area" chart:style-name="ch1">
        <chart:title svg:x="7.421cm" svg:y="0.426cm" chart:style-name="ch2">
          <text:p>Pi Approximation (Monte Carlo Method) - Java Version</text:p>
        </chart:title>
        <chart:subtitle svg:x="8.558cm" svg:y="1.495cm" chart:style-name="ch3">
          <text:p>Execution Times in Seconds (Standard Deviation)</text:p>
        </chart:subtitle>
        <chart:legend chart:legend-position="end" svg:x="23.224cm" svg:y="5.471cm" style:legend-expansion="high" chart:style-name="ch4"/>
        <chart:plot-area chart:style-name="ch5" table:cell-range-address="'Performance Comparison - Sequential and Parallel with Executor Service'.V3:'Performance Comparison - Sequential and Parallel with Executor Service'.AN11" chart:data-source-has-labels="both" svg:x="1.527cm" svg:y="2.468cm" svg:width="21.181cm" svg:height="10.79cm">
          <chartooo:coordinate-region svg:x="2.625cm" svg:y="2.468cm" svg:width="20.083cm" svg:height="8.751cm"/>
          <chart:axis chart:dimension="x" chart:name="primary-x" chart:style-name="ch6" chartooo:axis-type="auto">
            <chartooo:date-scale/>
            <chart:title svg:x="8.739cm" svg:y="13.548cm" chart:style-name="ch7">
              <text:p>Sequential/Parallel Configurations and Clocks</text:p>
            </chart:title>
            <chart:categories table:cell-range-address="'Performance Comparison - Sequential and Parallel with Executor Service'.W3:'Performance Comparison - Sequential and Parallel with Executor Service'.AN4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1.492cm" chart:style-name="ch11">
              <text:p>Execution Times in Seconds (Standard Deviation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Executor Service'.W5:'Performance Comparison - Sequential and Parallel with Executor Service'.AN5" chart:label-cell-address="'Performance Comparison - Sequential and Parallel with Executor Service'.V5:'Performance Comparison - Sequential and Parallel with Executor Service'.V5" chart:class="chart:area">
            <chart:data-point chart:repeated="18"/>
          </chart:series>
          <chart:series chart:style-name="ch13" chart:values-cell-range-address="'Performance Comparison - Sequential and Parallel with Executor Service'.W6:'Performance Comparison - Sequential and Parallel with Executor Service'.AN6" chart:label-cell-address="'Performance Comparison - Sequential and Parallel with Executor Service'.V6:'Performance Comparison - Sequential and Parallel with Executor Service'.V6" chart:class="chart:area">
            <chart:data-point chart:repeated="18"/>
          </chart:series>
          <chart:series chart:style-name="ch14" chart:values-cell-range-address="'Performance Comparison - Sequential and Parallel with Executor Service'.W7:'Performance Comparison - Sequential and Parallel with Executor Service'.AN7" chart:label-cell-address="'Performance Comparison - Sequential and Parallel with Executor Service'.V7:'Performance Comparison - Sequential and Parallel with Executor Service'.V7" chart:class="chart:area">
            <chart:data-point chart:repeated="18"/>
          </chart:series>
          <chart:series chart:style-name="ch15" chart:values-cell-range-address="'Performance Comparison - Sequential and Parallel with Executor Service'.W8:'Performance Comparison - Sequential and Parallel with Executor Service'.AN8" chart:label-cell-address="'Performance Comparison - Sequential and Parallel with Executor Service'.V8:'Performance Comparison - Sequential and Parallel with Executor Service'.V8" chart:class="chart:area">
            <chart:data-point chart:repeated="18"/>
          </chart:series>
          <chart:series chart:style-name="ch16" chart:values-cell-range-address="'Performance Comparison - Sequential and Parallel with Executor Service'.W9:'Performance Comparison - Sequential and Parallel with Executor Service'.AN9" chart:label-cell-address="'Performance Comparison - Sequential and Parallel with Executor Service'.V9:'Performance Comparison - Sequential and Parallel with Executor Service'.V9" chart:class="chart:area">
            <chart:data-point chart:repeated="18"/>
          </chart:series>
          <chart:series chart:style-name="ch17" chart:values-cell-range-address="'Performance Comparison - Sequential and Parallel with Executor Service'.W10:'Performance Comparison - Sequential and Parallel with Executor Service'.AN10" chart:label-cell-address="'Performance Comparison - Sequential and Parallel with Executor Service'.V10:'Performance Comparison - Sequential and Parallel with Executor Service'.V10" chart:class="chart:area">
            <chart:data-point chart:repeated="18"/>
          </chart:series>
          <chart:series chart:style-name="ch18" chart:values-cell-range-address="'Performance Comparison - Sequential and Parallel with Executor Service'.W11:'Performance Comparison - Sequential and Parallel with Executor Service'.AN11" chart:label-cell-address="'Performance Comparison - Sequential and Parallel with Executor Service'.V11:'Performance Comparison - Sequential and Parallel with Executor Service'.V11" chart:class="chart:area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W3:'Performance Comparison - Sequential and Parallel with Executor Service'.AN4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Executor Service'.V5:'Performance Comparison - Sequential and Parallel with Executor Service'.V5</svg:desc>
                </draw:g>
              </table:table-cell>
              <table:table-cell office:value-type="float" office:value="0.0233709221041875">
                <text:p>0.0233709221041875</text:p>
                <draw:g>
                  <svg:desc>'Performance Comparison - Sequential and Parallel with Executor Service'.W5:'Performance Comparison - Sequential and Parallel with Executor Service'.AN5</svg:desc>
                </draw:g>
              </table:table-cell>
              <table:table-cell office:value-type="float" office:value="0.0352178931794621">
                <text:p>0.0352178931794621</text:p>
              </table:table-cell>
              <table:table-cell office:value-type="float" office:value="0.0102323017938292">
                <text:p>0.0102323017938292</text:p>
              </table:table-cell>
              <table:table-cell office:value-type="float" office:value="0.0193339080374352">
                <text:p>0.0193339080374352</text:p>
              </table:table-cell>
              <table:table-cell office:value-type="float" office:value="0.0184580605698432">
                <text:p>0.0184580605698432</text:p>
              </table:table-cell>
              <table:table-cell office:value-type="float" office:value="0.0149164338901763">
                <text:p>0.0149164338901763</text:p>
              </table:table-cell>
              <table:table-cell office:value-type="float" office:value="0.0238285542994114">
                <text:p>0.0238285542994114</text:p>
              </table:table-cell>
              <table:table-cell office:value-type="float" office:value="0.0313878957561669">
                <text:p>0.0313878957561669</text:p>
              </table:table-cell>
              <table:table-cell office:value-type="float" office:value="0.0122188379152847">
                <text:p>0.0122188379152847</text:p>
              </table:table-cell>
              <table:table-cell office:value-type="float" office:value="0.0161956784359285">
                <text:p>0.0161956784359285</text:p>
              </table:table-cell>
              <table:table-cell office:value-type="float" office:value="0.0170528589978338">
                <text:p>0.0170528589978338</text:p>
              </table:table-cell>
              <table:table-cell office:value-type="float" office:value="0.0147037410205702">
                <text:p>0.0147037410205702</text:p>
              </table:table-cell>
              <table:table-cell office:value-type="float" office:value="0.0171610023017305">
                <text:p>0.0171610023017305</text:p>
              </table:table-cell>
              <table:table-cell office:value-type="float" office:value="0.0176436957579754">
                <text:p>0.0176436957579754</text:p>
              </table:table-cell>
              <table:table-cell office:value-type="float" office:value="0.00736885337077622">
                <text:p>0.00736885337077622</text:p>
              </table:table-cell>
              <table:table-cell office:value-type="float" office:value="0.0247123450930906">
                <text:p>0.0247123450930906</text:p>
              </table:table-cell>
              <table:table-cell office:value-type="float" office:value="0.0255107820342694">
                <text:p>0.0255107820342694</text:p>
              </table:table-cell>
              <table:table-cell office:value-type="float" office:value="0.00739594483484024">
                <text:p>0.00739594483484024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Executor Service'.V6:'Performance Comparison - Sequential and Parallel with Executor Service'.V6</svg:desc>
                </draw:g>
              </table:table-cell>
              <table:table-cell office:value-type="float" office:value="0.0237318351587061">
                <text:p>0.0237318351587061</text:p>
                <draw:g>
                  <svg:desc>'Performance Comparison - Sequential and Parallel with Executor Service'.W6:'Performance Comparison - Sequential and Parallel with Executor Service'.AN6</svg:desc>
                </draw:g>
              </table:table-cell>
              <table:table-cell office:value-type="float" office:value="0.0154012986465428">
                <text:p>0.0154012986465428</text:p>
              </table:table-cell>
              <table:table-cell office:value-type="float" office:value="0.0208494604246729">
                <text:p>0.0208494604246729</text:p>
              </table:table-cell>
              <table:table-cell office:value-type="float" office:value="0.018915602025841">
                <text:p>0.018915602025841</text:p>
              </table:table-cell>
              <table:table-cell office:value-type="float" office:value="0.0252744930710786">
                <text:p>0.0252744930710786</text:p>
              </table:table-cell>
              <table:table-cell office:value-type="float" office:value="0.00717635004720366">
                <text:p>0.00717635004720366</text:p>
              </table:table-cell>
              <table:table-cell office:value-type="float" office:value="0.021824298385057">
                <text:p>0.021824298385057</text:p>
              </table:table-cell>
              <table:table-cell office:value-type="float" office:value="0.0202558633486702">
                <text:p>0.0202558633486702</text:p>
              </table:table-cell>
              <table:table-cell office:value-type="float" office:value="0.0223226342531521">
                <text:p>0.0223226342531521</text:p>
              </table:table-cell>
              <table:table-cell office:value-type="float" office:value="0.0120540449642433">
                <text:p>0.0120540449642433</text:p>
              </table:table-cell>
              <table:table-cell office:value-type="float" office:value="0.0102371871136558">
                <text:p>0.0102371871136558</text:p>
              </table:table-cell>
              <table:table-cell office:value-type="float" office:value="0.0101242283656583">
                <text:p>0.0101242283656583</text:p>
              </table:table-cell>
              <table:table-cell office:value-type="float" office:value="0.016416455159382">
                <text:p>0.016416455159382</text:p>
              </table:table-cell>
              <table:table-cell office:value-type="float" office:value="0.0169617216107328">
                <text:p>0.0169617216107328</text:p>
              </table:table-cell>
              <table:table-cell office:value-type="float" office:value="0.0142021125189177">
                <text:p>0.0142021125189177</text:p>
              </table:table-cell>
              <table:table-cell office:value-type="float" office:value="0.0133304163475865">
                <text:p>0.0133304163475865</text:p>
              </table:table-cell>
              <table:table-cell office:value-type="float" office:value="0.020583974348993">
                <text:p>0.020583974348993</text:p>
              </table:table-cell>
              <table:table-cell office:value-type="float" office:value="0.00798122797569397">
                <text:p>0.00798122797569397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Executor Service'.V7:'Performance Comparison - Sequential and Parallel with Executor Service'.V7</svg:desc>
                </draw:g>
              </table:table-cell>
              <table:table-cell office:value-type="float" office:value="0.0190394327646598">
                <text:p>0.0190394327646598</text:p>
                <draw:g>
                  <svg:desc>'Performance Comparison - Sequential and Parallel with Executor Service'.W7:'Performance Comparison - Sequential and Parallel with Executor Service'.AN7</svg:desc>
                </draw:g>
              </table:table-cell>
              <table:table-cell office:value-type="float" office:value="0.0109863551735778">
                <text:p>0.0109863551735778</text:p>
              </table:table-cell>
              <table:table-cell office:value-type="float" office:value="0.0121243556529821">
                <text:p>0.0121243556529821</text:p>
              </table:table-cell>
              <table:table-cell office:value-type="float" office:value="0.01985698869416">
                <text:p>0.01985698869416</text:p>
              </table:table-cell>
              <table:table-cell office:value-type="float" office:value="0.0129884564132925">
                <text:p>0.0129884564132925</text:p>
              </table:table-cell>
              <table:table-cell office:value-type="float" office:value="0.0178689675135415">
                <text:p>0.0178689675135415</text:p>
              </table:table-cell>
              <table:table-cell office:value-type="float" office:value="0.0230932890684718">
                <text:p>0.0230932890684718</text:p>
              </table:table-cell>
              <table:table-cell office:value-type="float" office:value="0.0264820694055431">
                <text:p>0.0264820694055431</text:p>
              </table:table-cell>
              <table:table-cell office:value-type="float" office:value="0.00794984276574072">
                <text:p>0.00794984276574072</text:p>
              </table:table-cell>
              <table:table-cell office:value-type="float" office:value="0.0169941166289984">
                <text:p>0.0169941166289984</text:p>
              </table:table-cell>
              <table:table-cell office:value-type="float" office:value="0.0158839541676498">
                <text:p>0.0158839541676498</text:p>
              </table:table-cell>
              <table:table-cell office:value-type="float" office:value="0.00957601169589929">
                <text:p>0.00957601169589929</text:p>
              </table:table-cell>
              <table:table-cell office:value-type="float" office:value="0.0209833267143225">
                <text:p>0.0209833267143225</text:p>
              </table:table-cell>
              <table:table-cell office:value-type="float" office:value="0.022165288177689">
                <text:p>0.022165288177689</text:p>
              </table:table-cell>
              <table:table-cell office:value-type="float" office:value="0.0127397017233529">
                <text:p>0.0127397017233529</text:p>
              </table:table-cell>
              <table:table-cell office:value-type="float" office:value="0.026109385285755">
                <text:p>0.026109385285755</text:p>
              </table:table-cell>
              <table:table-cell office:value-type="float" office:value="0.0265480696096722">
                <text:p>0.0265480696096722</text:p>
              </table:table-cell>
              <table:table-cell office:value-type="float" office:value="0.0115455619178973">
                <text:p>0.0115455619178973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Executor Service'.V8:'Performance Comparison - Sequential and Parallel with Executor Service'.V8</svg:desc>
                </draw:g>
              </table:table-cell>
              <table:table-cell office:value-type="float" office:value="0.0157416644609139">
                <text:p>0.0157416644609139</text:p>
                <draw:g>
                  <svg:desc>'Performance Comparison - Sequential and Parallel with Executor Service'.W8:'Performance Comparison - Sequential and Parallel with Executor Service'.AN8</svg:desc>
                </draw:g>
              </table:table-cell>
              <table:table-cell office:value-type="float" office:value="0.0151426549851735">
                <text:p>0.0151426549851735</text:p>
              </table:table-cell>
              <table:table-cell office:value-type="float" office:value="0.011148990985735">
                <text:p>0.011148990985735</text:p>
              </table:table-cell>
              <table:table-cell office:value-type="float" office:value="0.0162265215003093">
                <text:p>0.0162265215003093</text:p>
              </table:table-cell>
              <table:table-cell office:value-type="float" office:value="0.0213611797427015">
                <text:p>0.0213611797427015</text:p>
              </table:table-cell>
              <table:table-cell office:value-type="float" office:value="0.00779743547584717">
                <text:p>0.00779743547584717</text:p>
              </table:table-cell>
              <table:table-cell office:value-type="float" office:value="0.0271422180375886">
                <text:p>0.0271422180375886</text:p>
              </table:table-cell>
              <table:table-cell office:value-type="float" office:value="0.0203592730715023">
                <text:p>0.0203592730715023</text:p>
              </table:table-cell>
              <table:table-cell office:value-type="float" office:value="0.0171260036202262">
                <text:p>0.0171260036202262</text:p>
              </table:table-cell>
              <table:table-cell office:value-type="float" office:value="0.0181879080710235">
                <text:p>0.0181879080710235</text:p>
              </table:table-cell>
              <table:table-cell office:value-type="float" office:value="0.0172133668990119">
                <text:p>0.0172133668990119</text:p>
              </table:table-cell>
              <table:table-cell office:value-type="float" office:value="0.0130690474021636">
                <text:p>0.0130690474021636</text:p>
              </table:table-cell>
              <table:table-cell office:value-type="float" office:value="0.0154499190936393">
                <text:p>0.0154499190936393</text:p>
              </table:table-cell>
              <table:table-cell office:value-type="float" office:value="0.0553687637571944">
                <text:p>0.0553687637571944</text:p>
              </table:table-cell>
              <table:table-cell office:value-type="float" office:value="0.0216055548412902">
                <text:p>0.0216055548412902</text:p>
              </table:table-cell>
              <table:table-cell office:value-type="float" office:value="0.013538833036861">
                <text:p>0.013538833036861</text:p>
              </table:table-cell>
              <table:table-cell office:value-type="float" office:value="0.0331255188638609">
                <text:p>0.0331255188638609</text:p>
              </table:table-cell>
              <table:table-cell office:value-type="float" office:value="0.0122188379152847">
                <text:p>0.0122188379152847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Executor Service'.V9:'Performance Comparison - Sequential and Parallel with Executor Service'.V9</svg:desc>
                </draw:g>
              </table:table-cell>
              <table:table-cell office:value-type="float" office:value="0.0212884945451763">
                <text:p>0.0212884945451763</text:p>
                <draw:g>
                  <svg:desc>'Performance Comparison - Sequential and Parallel with Executor Service'.W9:'Performance Comparison - Sequential and Parallel with Executor Service'.AN9</svg:desc>
                </draw:g>
              </table:table-cell>
              <table:table-cell office:value-type="float" office:value="0.0157003184681076">
                <text:p>0.0157003184681076</text:p>
              </table:table-cell>
              <table:table-cell office:value-type="float" office:value="0.0122759928315391">
                <text:p>0.0122759928315391</text:p>
              </table:table-cell>
              <table:table-cell office:value-type="float" office:value="0.0333196638638507">
                <text:p>0.0333196638638507</text:p>
              </table:table-cell>
              <table:table-cell office:value-type="float" office:value="0.0446038114963284">
                <text:p>0.0446038114963284</text:p>
              </table:table-cell>
              <table:table-cell office:value-type="float" office:value="0.00313049516849971">
                <text:p>0.00313049516849971</text:p>
              </table:table-cell>
              <table:table-cell office:value-type="float" office:value="0.0240062491864098">
                <text:p>0.0240062491864098</text:p>
              </table:table-cell>
              <table:table-cell office:value-type="float" office:value="0.0302605353554758">
                <text:p>0.0302605353554758</text:p>
              </table:table-cell>
              <table:table-cell office:value-type="float" office:value="0.0160405735558302">
                <text:p>0.0160405735558302</text:p>
              </table:table-cell>
              <table:table-cell office:value-type="float" office:value="0.0240665743303861">
                <text:p>0.0240665743303861</text:p>
              </table:table-cell>
              <table:table-cell office:value-type="float" office:value="0.0228298050802016">
                <text:p>0.0228298050802016</text:p>
              </table:table-cell>
              <table:table-cell office:value-type="float" office:value="0.0152970585407784">
                <text:p>0.0152970585407784</text:p>
              </table:table-cell>
              <table:table-cell office:value-type="float" office:value="0.017329166165745">
                <text:p>0.017329166165745</text:p>
              </table:table-cell>
              <table:table-cell office:value-type="float" office:value="0.0128957357293022">
                <text:p>0.0128957357293022</text:p>
              </table:table-cell>
              <table:table-cell office:value-type="float" office:value="0.0107563934476199">
                <text:p>0.0107563934476199</text:p>
              </table:table-cell>
              <table:table-cell office:value-type="float" office:value="0.0225876072216603">
                <text:p>0.0225876072216603</text:p>
              </table:table-cell>
              <table:table-cell office:value-type="float" office:value="0.0691895945934069">
                <text:p>0.0691895945934069</text:p>
              </table:table-cell>
              <table:table-cell office:value-type="float" office:value="0.0175271218401653">
                <text:p>0.0175271218401653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Executor Service'.V10:'Performance Comparison - Sequential and Parallel with Executor Service'.V10</svg:desc>
                </draw:g>
              </table:table-cell>
              <table:table-cell office:value-type="float" office:value="0.0395031644302073">
                <text:p>0.0395031644302073</text:p>
                <draw:g>
                  <svg:desc>'Performance Comparison - Sequential and Parallel with Executor Service'.W10:'Performance Comparison - Sequential and Parallel with Executor Service'.AN10</svg:desc>
                </draw:g>
              </table:table-cell>
              <table:table-cell office:value-type="float" office:value="0.0445836292825068">
                <text:p>0.0445836292825068</text:p>
              </table:table-cell>
              <table:table-cell office:value-type="float" office:value="0.00591607978309962">
                <text:p>0.00591607978309962</text:p>
              </table:table-cell>
              <table:table-cell office:value-type="float" office:value="0.1267722367082">
                <text:p>0.1267722367082</text:p>
              </table:table-cell>
              <table:table-cell office:value-type="float" office:value="0.127129854872882">
                <text:p>0.127129854872882</text:p>
              </table:table-cell>
              <table:table-cell office:value-type="float" office:value="0.0186895692834265">
                <text:p>0.0186895692834265</text:p>
              </table:table-cell>
              <table:table-cell office:value-type="float" office:value="0.0723304914956341">
                <text:p>0.0723304914956341</text:p>
              </table:table-cell>
              <table:table-cell office:value-type="float" office:value="0.137721458023069">
                <text:p>0.137721458023069</text:p>
              </table:table-cell>
              <table:table-cell office:value-type="float" office:value="0.00708519583356734">
                <text:p>0.00708519583356734</text:p>
              </table:table-cell>
              <table:table-cell office:value-type="float" office:value="0.0164681510801911">
                <text:p>0.0164681510801911</text:p>
              </table:table-cell>
              <table:table-cell office:value-type="float" office:value="0.112759921958114">
                <text:p>0.112759921958114</text:p>
              </table:table-cell>
              <table:table-cell office:value-type="float" office:value="0.00838450952650183">
                <text:p>0.00838450952650183</text:p>
              </table:table-cell>
              <table:table-cell office:value-type="float" office:value="0.0325837382754036">
                <text:p>0.0325837382754036</text:p>
              </table:table-cell>
              <table:table-cell office:value-type="float" office:value="0.133731073427233">
                <text:p>0.133731073427233</text:p>
              </table:table-cell>
              <table:table-cell office:value-type="float" office:value="0.0107098085883922">
                <text:p>0.0107098085883922</text:p>
              </table:table-cell>
              <table:table-cell office:value-type="float" office:value="0.00918150314491041">
                <text:p>0.00918150314491041</text:p>
              </table:table-cell>
              <table:table-cell office:value-type="float" office:value="0.021828879952943">
                <text:p>0.021828879952943</text:p>
              </table:table-cell>
              <table:table-cell office:value-type="float" office:value="0.00441588043316392">
                <text:p>0.00441588043316392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Executor Service'.V11:'Performance Comparison - Sequential and Parallel with Executor Service'.V11</svg:desc>
                </draw:g>
              </table:table-cell>
              <table:table-cell office:value-type="float" office:value="0.912010964846367">
                <text:p>0.912010964846367</text:p>
                <draw:g>
                  <svg:desc>'Performance Comparison - Sequential and Parallel with Executor Service'.W11:'Performance Comparison - Sequential and Parallel with Executor Service'.AN11</svg:desc>
                </draw:g>
              </table:table-cell>
              <table:table-cell office:value-type="float" office:value="0.895202882032896">
                <text:p>0.895202882032896</text:p>
              </table:table-cell>
              <table:table-cell office:value-type="float" office:value="0.00816700679563817">
                <text:p>0.00816700679563817</text:p>
              </table:table-cell>
              <table:table-cell office:value-type="float" office:value="0.12552688954961">
                <text:p>0.12552688954961</text:p>
              </table:table-cell>
              <table:table-cell office:value-type="float" office:value="0.114686529287445">
                <text:p>0.114686529287445</text:p>
              </table:table-cell>
              <table:table-cell office:value-type="float" office:value="0.0158996855314814">
                <text:p>0.0158996855314814</text:p>
              </table:table-cell>
              <table:table-cell office:value-type="float" office:value="0.717136667588543">
                <text:p>0.717136667588543</text:p>
              </table:table-cell>
              <table:table-cell office:value-type="float" office:value="1.41925660118246">
                <text:p>1.41925660118246</text:p>
              </table:table-cell>
              <table:table-cell office:value-type="float" office:value="0.014289856542317">
                <text:p>0.014289856542317</text:p>
              </table:table-cell>
              <table:table-cell office:value-type="float" office:value="0.0499069133487536">
                <text:p>0.0499069133487536</text:p>
              </table:table-cell>
              <table:table-cell office:value-type="float" office:value="0.114150339465111">
                <text:p>0.114150339465111</text:p>
              </table:table-cell>
              <table:table-cell office:value-type="float" office:value="0.0073348483283569">
                <text:p>0.0073348483283569</text:p>
              </table:table-cell>
              <table:table-cell office:value-type="float" office:value="0.339081111240364">
                <text:p>0.339081111240364</text:p>
              </table:table-cell>
              <table:table-cell office:value-type="float" office:value="2.38849289301852">
                <text:p>2.38849289301852</text:p>
              </table:table-cell>
              <table:table-cell office:value-type="float" office:value="0.0125299640861417">
                <text:p>0.0125299640861417</text:p>
              </table:table-cell>
              <table:table-cell office:value-type="float" office:value="0.0819560858020929">
                <text:p>0.0819560858020929</text:p>
              </table:table-cell>
              <table:table-cell office:value-type="float" office:value="0.273121767715428">
                <text:p>0.273121767715428</text:p>
              </table:table-cell>
              <table:table-cell office:value-type="float" office:value="0.0161462069849237">
                <text:p>0.01614620698492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346cm" svg:height="21.614cm" xlink:href=".." xlink:type="simple" chart:class="chart:line" chart:style-name="ch1">
        <chart:title svg:x="10.179cm" svg:y="0.568cm" chart:style-name="ch2">
          <text:p>Pi Approximation (Monte Carlo Method) - Java Version</text:p>
        </chart:title>
        <chart:subtitle svg:x="12.269cm" svg:y="1.779cm" chart:style-name="ch3">
          <text:p>Speedups Achieved in Percentage (%)</text:p>
        </chart:subtitle>
        <chart:legend chart:legend-position="end" svg:x="28.282cm" svg:y="9.761cm" style:legend-expansion="high" chart:style-name="ch4"/>
        <chart:plot-area chart:style-name="ch5" table:cell-range-address="'Performance Comparison - Sequential and Parallel with Executor Service'.V59:'Performance Comparison - Sequential and Parallel with Executor Service'.Z66" chart:data-source-has-labels="both" svg:x="1.637cm" svg:y="2.894cm" svg:width="26.019cm" svg:height="17.307cm">
          <chartooo:coordinate-region svg:x="2.735cm" svg:y="3.093cm" svg:width="23.993cm" svg:height="16.461cm"/>
          <chart:axis chart:dimension="x" chart:name="primary-x" chart:style-name="ch6" chartooo:axis-type="auto">
            <chartooo:date-scale/>
            <chart:title svg:x="13.345cm" svg:y="20.633cm" chart:style-name="ch7">
              <text:p>Number of Points</text:p>
            </chart:title>
            <chart:categories table:cell-range-address="'Performance Comparison - Sequential and Parallel with Executor Service'.V60:'Performance Comparison - Sequential and Parallel with Executor Service'.V6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636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Executor Service'.W60:'Performance Comparison - Sequential and Parallel with Executor Service'.W66" chart:label-cell-address="'Performance Comparison - Sequential and Parallel with Executor Service'.W59:'Performance Comparison - Sequential and Parallel with Executor Service'.W59" chart:class="chart:line">
            <chart:data-point chart:repeated="7"/>
          </chart:series>
          <chart:series chart:style-name="ch13" chart:values-cell-range-address="'Performance Comparison - Sequential and Parallel with Executor Service'.X60:'Performance Comparison - Sequential and Parallel with Executor Service'.X66" chart:label-cell-address="'Performance Comparison - Sequential and Parallel with Executor Service'.X59:'Performance Comparison - Sequential and Parallel with Executor Service'.X59" chart:class="chart:line">
            <chart:data-point chart:repeated="7"/>
          </chart:series>
          <chart:series chart:style-name="ch14" chart:values-cell-range-address="'Performance Comparison - Sequential and Parallel with Executor Service'.Y60:'Performance Comparison - Sequential and Parallel with Executor Service'.Y66" chart:label-cell-address="'Performance Comparison - Sequential and Parallel with Executor Service'.Y59:'Performance Comparison - Sequential and Parallel with Executor Service'.Y59" chart:class="chart:line">
            <chart:data-point chart:repeated="7"/>
          </chart:series>
          <chart:series chart:style-name="ch15" chart:values-cell-range-address="'Performance Comparison - Sequential and Parallel with Executor Service'.Z60:'Performance Comparison - Sequential and Parallel with Executor Service'.Z66" chart:label-cell-address="'Performance Comparison - Sequential and Parallel with Executor Service'.Z59:'Performance Comparison - Sequential and Parallel with Executor Service'.Z59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'Performance Comparison - Sequential and Parallel with Executor Service'.W59:'Performance Comparison - Sequential and Parallel with Executor Service'.W59</svg:desc>
                </draw:g>
              </table:table-cell>
              <table:table-cell office:value-type="string">
                <text:p>4 Threads</text:p>
                <draw:g>
                  <svg:desc>'Performance Comparison - Sequential and Parallel with Executor Service'.X59:'Performance Comparison - Sequential and Parallel with Executor Service'.X59</svg:desc>
                </draw:g>
              </table:table-cell>
              <table:table-cell office:value-type="string">
                <text:p>8 Threads</text:p>
                <draw:g>
                  <svg:desc>'Performance Comparison - Sequential and Parallel with Executor Service'.Y59:'Performance Comparison - Sequential and Parallel with Executor Service'.Y59</svg:desc>
                </draw:g>
              </table:table-cell>
              <table:table-cell office:value-type="string">
                <text:p>12 Threads</text:p>
                <draw:g>
                  <svg:desc>'Performance Comparison - Sequential and Parallel with Executor Service'.Z59:'Performance Comparison - Sequential and Parallel with Executor Service'.Z5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Executor Service'.V60:'Performance Comparison - Sequential and Parallel with Executor Service'.V66</svg:desc>
                </draw:g>
              </table:table-cell>
              <table:table-cell office:value-type="float" office:value="0.973776223776224">
                <text:p>0.973776223776224</text:p>
                <draw:g>
                  <svg:desc>'Performance Comparison - Sequential and Parallel with Executor Service'.W60:'Performance Comparison - Sequential and Parallel with Executor Service'.W66</svg:desc>
                </draw:g>
              </table:table-cell>
              <table:table-cell office:value-type="float" office:value="0.973776223776224">
                <text:p>0.973776223776224</text:p>
                <draw:g>
                  <svg:desc>'Performance Comparison - Sequential and Parallel with Executor Service'.X60:'Performance Comparison - Sequential and Parallel with Executor Service'.X66</svg:desc>
                </draw:g>
              </table:table-cell>
              <table:table-cell office:value-type="float" office:value="1.13673469387755">
                <text:p>1.13673469387755</text:p>
                <draw:g>
                  <svg:desc>'Performance Comparison - Sequential and Parallel with Executor Service'.Y60:'Performance Comparison - Sequential and Parallel with Executor Service'.Y66</svg:desc>
                </draw:g>
              </table:table-cell>
              <table:table-cell office:value-type="float" office:value="0.882725832012678">
                <text:p>0.882725832012678</text:p>
                <draw:g>
                  <svg:desc>'Performance Comparison - Sequential and Parallel with Executor Service'.Z60:'Performance Comparison - Sequential and Parallel with Executor Service'.Z6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76441515650741">
                <text:p>0.876441515650741</text:p>
              </table:table-cell>
              <table:table-cell office:value-type="float" office:value="0.841772151898734">
                <text:p>0.841772151898734</text:p>
              </table:table-cell>
              <table:table-cell office:value-type="float" office:value="0.858064516129032">
                <text:p>0.858064516129032</text:p>
              </table:table-cell>
              <table:table-cell office:value-type="float" office:value="0.873563218390805">
                <text:p>0.8735632183908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05696202531646">
                <text:p>1.05696202531646</text:p>
              </table:table-cell>
              <table:table-cell office:value-type="float" office:value="1.22120658135283">
                <text:p>1.22120658135283</text:p>
              </table:table-cell>
              <table:table-cell office:value-type="float" office:value="1.28957528957529">
                <text:p>1.28957528957529</text:p>
              </table:table-cell>
              <table:table-cell office:value-type="float" office:value="1.16376306620209">
                <text:p>1.163763066202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7507987220447">
                <text:p>1.07507987220447</text:p>
              </table:table-cell>
              <table:table-cell office:value-type="float" office:value="0.951909476661952">
                <text:p>0.951909476661952</text:p>
              </table:table-cell>
              <table:table-cell office:value-type="float" office:value="0.845477386934673">
                <text:p>0.845477386934673</text:p>
              </table:table-cell>
              <table:table-cell office:value-type="float" office:value="0.79456906729634">
                <text:p>0.7945690672963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16772554002541">
                <text:p>1.16772554002541</text:p>
              </table:table-cell>
              <table:table-cell office:value-type="float" office:value="1.20287958115183">
                <text:p>1.20287958115183</text:p>
              </table:table-cell>
              <table:table-cell office:value-type="float" office:value="1.15889029003783">
                <text:p>1.15889029003783</text:p>
              </table:table-cell>
              <table:table-cell office:value-type="float" office:value="1.02566964285714">
                <text:p>1.02566964285714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53600993377483">
                <text:p>1.53600993377483</text:p>
              </table:table-cell>
              <table:table-cell office:value-type="float" office:value="2.25729927007299">
                <text:p>2.25729927007299</text:p>
              </table:table-cell>
              <table:table-cell office:value-type="float" office:value="2.47235176548967">
                <text:p>2.47235176548967</text:p>
              </table:table-cell>
              <table:table-cell office:value-type="float" office:value="2.54701441317776">
                <text:p>2.54701441317776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47162935970849">
                <text:p>1.47162935970849</text:p>
              </table:table-cell>
              <table:table-cell office:value-type="float" office:value="2.44783098103732">
                <text:p>2.44783098103732</text:p>
              </table:table-cell>
              <table:table-cell office:value-type="float" office:value="3.69060052219321">
                <text:p>3.69060052219321</text:p>
              </table:table-cell>
              <table:table-cell office:value-type="float" office:value="3.39294287085934">
                <text:p>3.39294287085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215cm" svg:height="21.1cm" xlink:href=".." xlink:type="simple" chart:class="chart:bar" chart:style-name="ch1">
        <chart:title svg:x="10.613cm" svg:y="0.558cm" chart:style-name="ch2">
          <text:p>Pi Approximation (Monte Carlo Method) - Java Version</text:p>
        </chart:title>
        <chart:subtitle svg:x="13.576cm" svg:y="1.759cm" chart:style-name="ch3">
          <text:p>Execution Times in Seconds</text:p>
        </chart:subtitle>
        <chart:legend chart:legend-position="end" svg:x="29.608cm" svg:y="8.757cm" style:legend-expansion="high" chart:style-name="ch4"/>
        <chart:plot-area chart:style-name="ch5" table:cell-range-address="'Performance Comparison - Sequential and Parallel with Executor Service'.V46:'Performance Comparison - Sequential and Parallel with Executor Service'.AB53" chart:data-source-has-labels="both" svg:x="1.655cm" svg:y="2.864cm" svg:width="27.309cm" svg:height="16.833cm">
          <chartooo:coordinate-region svg:x="2.938cm" svg:y="3.063cm" svg:width="26.026cm" svg:height="15.987cm"/>
          <chart:axis chart:dimension="x" chart:name="primary-x" chart:style-name="ch6" chartooo:axis-type="auto">
            <chartooo:date-scale/>
            <chart:title svg:x="11.931cm" svg:y="20.119cm" chart:style-name="ch7">
              <text:p>Sequential/Parallel Configurations and Clocks</text:p>
            </chart:title>
            <chart:categories table:cell-range-address="'Performance Comparison - Sequential and Parallel with Executor Service'.W46:'Performance Comparison - Sequential and Parallel with Executor Service'.AB4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3.308cm" chart:style-name="ch11">
              <text:p>Execution Times (Second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Executor Service'.W47:'Performance Comparison - Sequential and Parallel with Executor Service'.AB47" chart:label-cell-address="'Performance Comparison - Sequential and Parallel with Executor Service'.V47:'Performance Comparison - Sequential and Parallel with Executor Service'.V47" chart:class="chart:bar">
            <chart:data-point chart:repeated="6"/>
          </chart:series>
          <chart:series chart:style-name="ch13" chart:values-cell-range-address="'Performance Comparison - Sequential and Parallel with Executor Service'.W48:'Performance Comparison - Sequential and Parallel with Executor Service'.AB48" chart:label-cell-address="'Performance Comparison - Sequential and Parallel with Executor Service'.V48:'Performance Comparison - Sequential and Parallel with Executor Service'.V48" chart:class="chart:bar">
            <chart:data-point chart:repeated="6"/>
          </chart:series>
          <chart:series chart:style-name="ch14" chart:values-cell-range-address="'Performance Comparison - Sequential and Parallel with Executor Service'.W49:'Performance Comparison - Sequential and Parallel with Executor Service'.AB49" chart:label-cell-address="'Performance Comparison - Sequential and Parallel with Executor Service'.V49:'Performance Comparison - Sequential and Parallel with Executor Service'.V49" chart:class="chart:bar">
            <chart:data-point chart:repeated="6"/>
          </chart:series>
          <chart:series chart:style-name="ch15" chart:values-cell-range-address="'Performance Comparison - Sequential and Parallel with Executor Service'.W50:'Performance Comparison - Sequential and Parallel with Executor Service'.AB50" chart:label-cell-address="'Performance Comparison - Sequential and Parallel with Executor Service'.V50:'Performance Comparison - Sequential and Parallel with Executor Service'.V50" chart:class="chart:bar">
            <chart:data-point chart:repeated="6"/>
          </chart:series>
          <chart:series chart:style-name="ch16" chart:values-cell-range-address="'Performance Comparison - Sequential and Parallel with Executor Service'.W51:'Performance Comparison - Sequential and Parallel with Executor Service'.AB51" chart:label-cell-address="'Performance Comparison - Sequential and Parallel with Executor Service'.V51:'Performance Comparison - Sequential and Parallel with Executor Service'.V51" chart:class="chart:bar">
            <chart:data-point chart:repeated="6"/>
          </chart:series>
          <chart:series chart:style-name="ch17" chart:values-cell-range-address="'Performance Comparison - Sequential and Parallel with Executor Service'.W52:'Performance Comparison - Sequential and Parallel with Executor Service'.AB52" chart:label-cell-address="'Performance Comparison - Sequential and Parallel with Executor Service'.V52:'Performance Comparison - Sequential and Parallel with Executor Service'.V52" chart:class="chart:bar">
            <chart:data-point chart:repeated="6"/>
          </chart:series>
          <chart:series chart:style-name="ch18" chart:values-cell-range-address="'Performance Comparison - Sequential and Parallel with Executor Service'.W53:'Performance Comparison - Sequential and Parallel with Executor Service'.AB53" chart:label-cell-address="'Performance Comparison - Sequential and Parallel with Executor Service'.V53:'Performance Comparison - Sequential and Parallel with Executor Service'.V53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Performance Comparison - Sequential and Parallel with Executor Service'.W46:'Performance Comparison - Sequential and Parallel with Executor Service'.AB46</svg:desc>
                </draw:g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2 Threads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Executor Service'.V47:'Performance Comparison - Sequential and Parallel with Executor Service'.V47</svg:desc>
                </draw:g>
              </table:table-cell>
              <table:table-cell office:value-type="float" office:value="0.1152">
                <text:p>0.1152</text:p>
                <draw:g>
                  <svg:desc>'Performance Comparison - Sequential and Parallel with Executor Service'.W47:'Performance Comparison - Sequential and Parallel with Executor Service'.AB47</svg:desc>
                </draw:g>
              </table:table-cell>
              <table:table-cell office:value-type="float" office:value="0.1114">
                <text:p>0.1114</text:p>
              </table:table-cell>
              <table:table-cell office:value-type="float" office:value="0.1144">
                <text:p>0.1144</text:p>
              </table:table-cell>
              <table:table-cell office:value-type="float" office:value="0.1144">
                <text:p>0.1144</text:p>
              </table:table-cell>
              <table:table-cell office:value-type="float" office:value="0.098">
                <text:p>0.098</text:p>
              </table:table-cell>
              <table:table-cell office:value-type="float" office:value="0.1262">
                <text:p>0.1262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Executor Service'.V48:'Performance Comparison - Sequential and Parallel with Executor Service'.V48</svg:desc>
                </draw:g>
              </table:table-cell>
              <table:table-cell office:value-type="float" office:value="0.1128">
                <text:p>0.1128</text:p>
                <draw:g>
                  <svg:desc>'Performance Comparison - Sequential and Parallel with Executor Service'.W48:'Performance Comparison - Sequential and Parallel with Executor Service'.AB48</svg:desc>
                </draw:g>
              </table:table-cell>
              <table:table-cell office:value-type="float" office:value="0.1064">
                <text:p>0.1064</text:p>
              </table:table-cell>
              <table:table-cell office:value-type="float" office:value="0.1214">
                <text:p>0.1214</text:p>
              </table:table-cell>
              <table:table-cell office:value-type="float" office:value="0.1264">
                <text:p>0.1264</text:p>
              </table:table-cell>
              <table:table-cell office:value-type="float" office:value="0.124">
                <text:p>0.124</text:p>
              </table:table-cell>
              <table:table-cell office:value-type="float" office:value="0.1218">
                <text:p>0.1218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Executor Service'.V49:'Performance Comparison - Sequential and Parallel with Executor Service'.V49</svg:desc>
                </draw:g>
              </table:table-cell>
              <table:table-cell office:value-type="float" office:value="0.122">
                <text:p>0.122</text:p>
                <draw:g>
                  <svg:desc>'Performance Comparison - Sequential and Parallel with Executor Service'.W49:'Performance Comparison - Sequential and Parallel with Executor Service'.AB49</svg:desc>
                </draw:g>
              </table:table-cell>
              <table:table-cell office:value-type="float" office:value="0.1336">
                <text:p>0.1336</text:p>
              </table:table-cell>
              <table:table-cell office:value-type="float" office:value="0.1264">
                <text:p>0.1264</text:p>
              </table:table-cell>
              <table:table-cell office:value-type="float" office:value="0.1094">
                <text:p>0.1094</text:p>
              </table:table-cell>
              <table:table-cell office:value-type="float" office:value="0.1036">
                <text:p>0.1036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Executor Service'.V50:'Performance Comparison - Sequential and Parallel with Executor Service'.V50</svg:desc>
                </draw:g>
              </table:table-cell>
              <table:table-cell office:value-type="float" office:value="0.1546">
                <text:p>0.1546</text:p>
                <draw:g>
                  <svg:desc>'Performance Comparison - Sequential and Parallel with Executor Service'.W50:'Performance Comparison - Sequential and Parallel with Executor Service'.AB50</svg:desc>
                </draw:g>
              </table:table-cell>
              <table:table-cell office:value-type="float" office:value="0.1346">
                <text:p>0.1346</text:p>
              </table:table-cell>
              <table:table-cell office:value-type="float" office:value="0.1252">
                <text:p>0.1252</text:p>
              </table:table-cell>
              <table:table-cell office:value-type="float" office:value="0.1414">
                <text:p>0.1414</text:p>
              </table:table-cell>
              <table:table-cell office:value-type="float" office:value="0.1592">
                <text:p>0.1592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Executor Service'.V51:'Performance Comparison - Sequential and Parallel with Executor Service'.V51</svg:desc>
                </draw:g>
              </table:table-cell>
              <table:table-cell office:value-type="float" office:value="0.4732">
                <text:p>0.4732</text:p>
                <draw:g>
                  <svg:desc>'Performance Comparison - Sequential and Parallel with Executor Service'.W51:'Performance Comparison - Sequential and Parallel with Executor Service'.AB51</svg:desc>
                </draw:g>
              </table:table-cell>
              <table:table-cell office:value-type="float" office:value="0.1838">
                <text:p>0.1838</text:p>
              </table:table-cell>
              <table:table-cell office:value-type="float" office:value="0.1574">
                <text:p>0.1574</text:p>
              </table:table-cell>
              <table:table-cell office:value-type="float" office:value="0.1528">
                <text:p>0.1528</text:p>
              </table:table-cell>
              <table:table-cell office:value-type="float" office:value="0.1586">
                <text:p>0.1586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Executor Service'.V52:'Performance Comparison - Sequential and Parallel with Executor Service'.V52</svg:desc>
                </draw:g>
              </table:table-cell>
              <table:table-cell office:value-type="float" office:value="3.682">
                <text:p>3.682</text:p>
                <draw:g>
                  <svg:desc>'Performance Comparison - Sequential and Parallel with Executor Service'.W52:'Performance Comparison - Sequential and Parallel with Executor Service'.AB52</svg:desc>
                </draw:g>
              </table:table-cell>
              <table:table-cell office:value-type="float" office:value="0.7422">
                <text:p>0.7422</text:p>
              </table:table-cell>
              <table:table-cell office:value-type="float" office:value="0.4832">
                <text:p>0.4832</text:p>
              </table:table-cell>
              <table:table-cell office:value-type="float" office:value="0.3288">
                <text:p>0.3288</text:p>
              </table:table-cell>
              <table:table-cell office:value-type="float" office:value="0.3002">
                <text:p>0.3002</text:p>
              </table:table-cell>
              <table:table-cell office:value-type="float" office:value="0.2914">
                <text:p>0.2914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Executor Service'.V53:'Performance Comparison - Sequential and Parallel with Executor Service'.V53</svg:desc>
                </draw:g>
              </table:table-cell>
              <table:table-cell office:value-type="float" office:value="36.145">
                <text:p>36.145</text:p>
                <draw:g>
                  <svg:desc>'Performance Comparison - Sequential and Parallel with Executor Service'.W53:'Performance Comparison - Sequential and Parallel with Executor Service'.AB53</svg:desc>
                </draw:g>
              </table:table-cell>
              <table:table-cell office:value-type="float" office:value="5.654">
                <text:p>5.654</text:p>
              </table:table-cell>
              <table:table-cell office:value-type="float" office:value="3.842">
                <text:p>3.842</text:p>
              </table:table-cell>
              <table:table-cell office:value-type="float" office:value="2.3098">
                <text:p>2.3098</text:p>
              </table:table-cell>
              <table:table-cell office:value-type="float" office:value="1.532">
                <text:p>1.532</text:p>
              </table:table-cell>
              <table:table-cell office:value-type="float" office:value="1.6664">
                <text:p>1.6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